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Kalimat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579.17pt" svg:y="115.6pt">
            <draw:object draw:notify-on-update-of-ranges="Sheet1.B6:Sheet1.B17 Sheet1.D5:Sheet1.D5 Sheet1.D6:Sheet1.D17 Sheet1.F5:Sheet1.F5 Sheet1.F6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1.385" calcext:value-type="float">
            <text:p>131.385</text:p>
          </table:table-cell>
          <table:table-cell table:formula="of:=[.C$6]/[.C6]" office:value-type="float" office:value="1" calcext:value-type="float">
            <text:p>1</text:p>
          </table:table-cell>
          <table:table-cell office:value-type="float" office:value="138.25" calcext:value-type="float">
            <text:p>138.25</text:p>
          </table:table-cell>
          <table:table-cell table:formula="of:=[.E$6]/[.E6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.0453" calcext:value-type="float">
            <text:p>70.0453</text:p>
          </table:table-cell>
          <table:table-cell table:formula="of:=[.C$6]/[.C7]" office:value-type="float" office:value="1.87571471604804" calcext:value-type="float">
            <text:p>1.875714716</text:p>
          </table:table-cell>
          <table:table-cell office:value-type="float" office:value="67.8565" calcext:value-type="float">
            <text:p>67.8565</text:p>
          </table:table-cell>
          <table:table-cell table:formula="of:=[.E$6]/[.E7]" office:value-type="float" office:value="2.03738772262053" calcext:value-type="float">
            <text:p>2.03738772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9.4219" calcext:value-type="float">
            <text:p>49.4219</text:p>
          </table:table-cell>
          <table:table-cell table:formula="of:=[.C$6]/[.C8]" office:value-type="float" office:value="2.65843684682297" calcext:value-type="float">
            <text:p>2.6584368468</text:p>
          </table:table-cell>
          <table:table-cell office:value-type="float" office:value="45.9912" calcext:value-type="float">
            <text:p>45.9912</text:p>
          </table:table-cell>
          <table:table-cell table:formula="of:=[.E$6]/[.E8]" office:value-type="float" office:value="3.00600984536172" calcext:value-type="float">
            <text:p>3.00600984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8.1785" calcext:value-type="float">
            <text:p>38.1785</text:p>
          </table:table-cell>
          <table:table-cell table:formula="of:=[.C$6]/[.C9]" office:value-type="float" office:value="3.44133478266564" calcext:value-type="float">
            <text:p>3.4413347827</text:p>
          </table:table-cell>
          <table:table-cell office:value-type="float" office:value="34.7537" calcext:value-type="float">
            <text:p>34.7537</text:p>
          </table:table-cell>
          <table:table-cell table:formula="of:=[.E$6]/[.E9]" office:value-type="float" office:value="3.97799371002224" calcext:value-type="float">
            <text:p>3.9779937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.6335" calcext:value-type="float">
            <text:p>32.6335</text:p>
          </table:table-cell>
          <table:table-cell table:formula="of:=[.C$6]/[.C10]" office:value-type="float" office:value="4.02607749705058" calcext:value-type="float">
            <text:p>4.0260774971</text:p>
          </table:table-cell>
          <table:table-cell office:value-type="float" office:value="28.2834" calcext:value-type="float">
            <text:p>28.2834</text:p>
          </table:table-cell>
          <table:table-cell table:formula="of:=[.E$6]/[.E10]" office:value-type="float" office:value="4.88802619204198" calcext:value-type="float">
            <text:p>4.8880261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9856" calcext:value-type="float">
            <text:p>27.9856</text:p>
          </table:table-cell>
          <table:table-cell table:formula="of:=[.C$6]/[.C11]" office:value-type="float" office:value="4.69473586415871" calcext:value-type="float">
            <text:p>4.6947358642</text:p>
          </table:table-cell>
          <table:table-cell office:value-type="float" office:value="23.2161" calcext:value-type="float">
            <text:p>23.2161</text:p>
          </table:table-cell>
          <table:table-cell table:formula="of:=[.E$6]/[.E11]" office:value-type="float" office:value="5.95491921554439" calcext:value-type="float">
            <text:p>5.95491921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.7571" calcext:value-type="float">
            <text:p>24.7571</text:p>
          </table:table-cell>
          <table:table-cell table:formula="of:=[.C$6]/[.C12]" office:value-type="float" office:value="5.30696244713638" calcext:value-type="float">
            <text:p>5.3069624471</text:p>
          </table:table-cell>
          <table:table-cell office:value-type="float" office:value="19.7175" calcext:value-type="float">
            <text:p>19.7175</text:p>
          </table:table-cell>
          <table:table-cell table:formula="of:=[.E$6]/[.E12]" office:value-type="float" office:value="7.01153797388107" calcext:value-type="float">
            <text:p>7.01153797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.7931" calcext:value-type="float">
            <text:p>22.7931</text:p>
          </table:table-cell>
          <table:table-cell table:formula="of:=[.C$6]/[.C13]" office:value-type="float" office:value="5.76424444239704" calcext:value-type="float">
            <text:p>5.7642444424</text:p>
          </table:table-cell>
          <table:table-cell office:value-type="float" office:value="17.3681" calcext:value-type="float">
            <text:p>17.3681</text:p>
          </table:table-cell>
          <table:table-cell table:formula="of:=[.E$6]/[.E13]" office:value-type="float" office:value="7.95999562416154" calcext:value-type="float">
            <text:p>7.95999562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7821" calcext:value-type="float">
            <text:p>20.7821</text:p>
          </table:table-cell>
          <table:table-cell table:formula="of:=[.C$6]/[.C14]" office:value-type="float" office:value="6.32202712911592" calcext:value-type="float">
            <text:p>6.3220271291</text:p>
          </table:table-cell>
          <table:table-cell office:value-type="float" office:value="15.4443" calcext:value-type="float">
            <text:p>15.4443</text:p>
          </table:table-cell>
          <table:table-cell table:formula="of:=[.E$6]/[.E14]" office:value-type="float" office:value="8.95152256819668" calcext:value-type="float">
            <text:p>8.95152256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.1156" calcext:value-type="float">
            <text:p>19.1156</text:p>
          </table:table-cell>
          <table:table-cell table:formula="of:=[.C$6]/[.C15]" office:value-type="float" office:value="6.87318211303857" calcext:value-type="float">
            <text:p>6.873182113</text:p>
          </table:table-cell>
          <table:table-cell office:value-type="float" office:value="14.0188" calcext:value-type="float">
            <text:p>14.0188</text:p>
          </table:table-cell>
          <table:table-cell table:formula="of:=[.E$6]/[.E15]" office:value-type="float" office:value="9.86175706907867" calcext:value-type="float">
            <text:p>9.86175706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.275" calcext:value-type="float">
            <text:p>17.275</text:p>
          </table:table-cell>
          <table:table-cell table:formula="of:=[.C$6]/[.C16]" office:value-type="float" office:value="7.605499276411" calcext:value-type="float">
            <text:p>7.6054992764</text:p>
          </table:table-cell>
          <table:table-cell office:value-type="float" office:value="12.9585" calcext:value-type="float">
            <text:p>12.9585</text:p>
          </table:table-cell>
          <table:table-cell table:formula="of:=[.E$6]/[.E16]" office:value-type="float" office:value="10.668673071729" calcext:value-type="float">
            <text:p>10.668673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1466" calcext:value-type="float">
            <text:p>16.1466</text:p>
          </table:table-cell>
          <table:table-cell table:formula="of:=[.C$6]/[.C17]" office:value-type="float" office:value="8.13700717178849" calcext:value-type="float">
            <text:p>8.1370071718</text:p>
          </table:table-cell>
          <table:table-cell office:value-type="float" office:value="11.9303" calcext:value-type="float">
            <text:p>11.9303</text:p>
          </table:table-cell>
          <table:table-cell table:formula="of:=[.E$6]/[.E17]" office:value-type="float" office:value="11.5881411196701" calcext:value-type="float">
            <text:p>11.58814111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.949" calcext:value-type="float">
            <text:p>14.949</text:p>
          </table:table-cell>
          <table:table-cell table:number-columns-repeated="3"/>
        </table:table-row>
      </table:table>
      <table:table table:name="Sheet4" table:style-name="ta1">
        <table:shapes>
          <draw:frame draw:z-index="0" draw:style-name="gr1" draw:text-style-name="P1" svg:width="453.51pt" svg:height="255.09pt" svg:x="673.2pt" svg:y="296.22pt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Intel sync 20000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4.4959" calcext:value-type="float">
            <text:p>84.4959</text:p>
          </table:table-cell>
          <table:table-cell table:formula="of:=[.C$7]/[.C7]" office:value-type="float" office:value="1" calcext:value-type="float">
            <text:p>1</text:p>
          </table:table-cell>
          <table:table-cell office:value-type="float" office:value="67.6345" calcext:value-type="float">
            <text:p>67.6345</text:p>
          </table:table-cell>
          <table:table-cell table:formula="of:=[.E$7]/[.E7]" office:value-type="float" office:value="1" calcext:value-type="float">
            <text:p>1</text:p>
          </table:table-cell>
          <table:table-cell office:value-type="float" office:value="84.5724" calcext:value-type="float">
            <text:p>84.5724</text:p>
          </table:table-cell>
          <table:table-cell table:formula="of:=[.G$7]/[.G7]" office:value-type="float" office:value="1" calcext:value-type="float">
            <text:p>1</text:p>
          </table:table-cell>
          <table:table-cell office:value-type="float" office:value="68.2153" calcext:value-type="float">
            <text:p>68.2153</text:p>
          </table:table-cell>
          <table:table-cell table:formula="of:=[.I$7]/[.I7]" office:value-type="float" office:value="1" calcext:value-type="float">
            <text:p>1</text:p>
          </table:table-cell>
          <table:table-cell office:value-type="float" office:value="84.6339" calcext:value-type="float">
            <text:p>84.6339</text:p>
          </table:table-cell>
          <table:table-cell table:formula="of:=[.K$7]/[.K7]" office:value-type="float" office:value="1" calcext:value-type="float">
            <text:p>1</text:p>
          </table:table-cell>
          <table:table-cell office:value-type="float" office:value="68.1926" calcext:value-type="float">
            <text:p>68.1926</text:p>
          </table:table-cell>
          <table:table-cell table:formula="of:=[.M$7]/[.M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3.879" calcext:value-type="float">
            <text:p>113.879</text:p>
          </table:table-cell>
          <table:table-cell table:formula="of:=[.C$7]/[.C8]" office:value-type="float" office:value="0.741979645061864" calcext:value-type="float">
            <text:p>0.7419796451</text:p>
          </table:table-cell>
          <table:table-cell office:value-type="float" office:value="36.5261" calcext:value-type="float">
            <text:p>36.5261</text:p>
          </table:table-cell>
          <table:table-cell table:formula="of:=[.E$7]/[.E8]" office:value-type="float" office:value="1.85167592488659" calcext:value-type="float">
            <text:p>1.8516759249</text:p>
          </table:table-cell>
          <table:table-cell office:value-type="float" office:value="115.03" calcext:value-type="float">
            <text:p>115.03</text:p>
          </table:table-cell>
          <table:table-cell table:formula="of:=[.G$7]/[.G8]" office:value-type="float" office:value="0.73522037729288" calcext:value-type="float">
            <text:p>0.7352203773</text:p>
          </table:table-cell>
          <table:table-cell office:value-type="float" office:value="36.7033" calcext:value-type="float">
            <text:p>36.7033</text:p>
          </table:table-cell>
          <table:table-cell table:formula="of:=[.I$7]/[.I8]" office:value-type="float" office:value="1.85856040192571" calcext:value-type="float">
            <text:p>1.8585604019</text:p>
          </table:table-cell>
          <table:table-cell office:value-type="float" office:value="114.451" calcext:value-type="float">
            <text:p>114.451</text:p>
          </table:table-cell>
          <table:table-cell table:formula="of:=[.K$7]/[.K8]" office:value-type="float" office:value="0.739477156162899" calcext:value-type="float">
            <text:p>0.7394771562</text:p>
          </table:table-cell>
          <table:table-cell office:value-type="float" office:value="36.8519" calcext:value-type="float">
            <text:p>36.8519</text:p>
          </table:table-cell>
          <table:table-cell table:formula="of:=[.M$7]/[.M8]" office:value-type="float" office:value="1.85045004463813" calcext:value-type="float">
            <text:p>1.8504500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6.479" calcext:value-type="float">
            <text:p>86.479</text:p>
          </table:table-cell>
          <table:table-cell table:formula="of:=[.C$7]/[.C9]" office:value-type="float" office:value="0.977068421235213" calcext:value-type="float">
            <text:p>0.9770684212</text:p>
          </table:table-cell>
          <table:table-cell office:value-type="float" office:value="33.3521" calcext:value-type="float">
            <text:p>33.3521</text:p>
          </table:table-cell>
          <table:table-cell table:formula="of:=[.E$7]/[.E9]" office:value-type="float" office:value="2.02789329607431" calcext:value-type="float">
            <text:p>2.0278932961</text:p>
          </table:table-cell>
          <table:table-cell office:value-type="float" office:value="90.0435" calcext:value-type="float">
            <text:p>90.0435</text:p>
          </table:table-cell>
          <table:table-cell table:formula="of:=[.G$7]/[.G9]" office:value-type="float" office:value="0.939239367638974" calcext:value-type="float">
            <text:p>0.9392393676</text:p>
          </table:table-cell>
          <table:table-cell office:value-type="float" office:value="30.8818" calcext:value-type="float">
            <text:p>30.8818</text:p>
          </table:table-cell>
          <table:table-cell table:formula="of:=[.I$7]/[.I9]" office:value-type="float" office:value="2.20891593106619" calcext:value-type="float">
            <text:p>2.2089159311</text:p>
          </table:table-cell>
          <table:table-cell office:value-type="float" office:value="87.9081" calcext:value-type="float">
            <text:p>87.9081</text:p>
          </table:table-cell>
          <table:table-cell table:formula="of:=[.K$7]/[.K9]" office:value-type="float" office:value="0.962754285441273" calcext:value-type="float">
            <text:p>0.9627542854</text:p>
          </table:table-cell>
          <table:table-cell office:value-type="float" office:value="30.5932" calcext:value-type="float">
            <text:p>30.5932</text:p>
          </table:table-cell>
          <table:table-cell table:formula="of:=[.M$7]/[.M9]" office:value-type="float" office:value="2.22901167579724" calcext:value-type="float">
            <text:p>2.2290116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068" calcext:value-type="float">
            <text:p>73.3068</text:p>
          </table:table-cell>
          <table:table-cell table:formula="of:=[.C$7]/[.C10]" office:value-type="float" office:value="1.15263386207009" calcext:value-type="float">
            <text:p>1.1526338621</text:p>
          </table:table-cell>
          <table:table-cell office:value-type="float" office:value="32.1204" calcext:value-type="float">
            <text:p>32.1204</text:p>
          </table:table-cell>
          <table:table-cell table:formula="of:=[.E$7]/[.E10]" office:value-type="float" office:value="2.10565559582072" calcext:value-type="float">
            <text:p>2.1056555958</text:p>
          </table:table-cell>
          <table:table-cell office:value-type="float" office:value="71.6077" calcext:value-type="float">
            <text:p>71.6077</text:p>
          </table:table-cell>
          <table:table-cell table:formula="of:=[.G$7]/[.G10]" office:value-type="float" office:value="1.18105175840028" calcext:value-type="float">
            <text:p>1.1810517584</text:p>
          </table:table-cell>
          <table:table-cell office:value-type="float" office:value="32.6052" calcext:value-type="float">
            <text:p>32.6052</text:p>
          </table:table-cell>
          <table:table-cell table:formula="of:=[.I$7]/[.I10]" office:value-type="float" office:value="2.09216014623434" calcext:value-type="float">
            <text:p>2.0921601462</text:p>
          </table:table-cell>
          <table:table-cell office:value-type="float" office:value="69.9262" calcext:value-type="float">
            <text:p>69.9262</text:p>
          </table:table-cell>
          <table:table-cell table:formula="of:=[.K$7]/[.K10]" office:value-type="float" office:value="1.21033174975903" calcext:value-type="float">
            <text:p>1.2103317498</text:p>
          </table:table-cell>
          <table:table-cell office:value-type="float" office:value="32.9747" calcext:value-type="float">
            <text:p>32.9747</text:p>
          </table:table-cell>
          <table:table-cell table:formula="of:=[.M$7]/[.M10]" office:value-type="float" office:value="2.06802791230853" calcext:value-type="float">
            <text:p>2.0680279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.4373" calcext:value-type="float">
            <text:p>59.4373</text:p>
          </table:table-cell>
          <table:table-cell table:formula="of:=[.C$7]/[.C11]" office:value-type="float" office:value="1.4215972125248" calcext:value-type="float">
            <text:p>1.4215972125</text:p>
          </table:table-cell>
          <table:table-cell office:value-type="float" office:value="30.3505" calcext:value-type="float">
            <text:p>30.3505</text:p>
          </table:table-cell>
          <table:table-cell table:formula="of:=[.E$7]/[.E11]" office:value-type="float" office:value="2.22844763677699" calcext:value-type="float">
            <text:p>2.2284476368</text:p>
          </table:table-cell>
          <table:table-cell office:value-type="float" office:value="58.9442" calcext:value-type="float">
            <text:p>58.9442</text:p>
          </table:table-cell>
          <table:table-cell table:formula="of:=[.G$7]/[.G11]" office:value-type="float" office:value="1.43478747696974" calcext:value-type="float">
            <text:p>1.434787477</text:p>
          </table:table-cell>
          <table:table-cell office:value-type="float" office:value="30.5422" calcext:value-type="float">
            <text:p>30.5422</text:p>
          </table:table-cell>
          <table:table-cell table:formula="of:=[.I$7]/[.I11]" office:value-type="float" office:value="2.2334769597475" calcext:value-type="float">
            <text:p>2.2334769597</text:p>
          </table:table-cell>
          <table:table-cell office:value-type="float" office:value="59.2815" calcext:value-type="float">
            <text:p>59.2815</text:p>
          </table:table-cell>
          <table:table-cell table:formula="of:=[.K$7]/[.K11]" office:value-type="float" office:value="1.42766124338959" calcext:value-type="float">
            <text:p>1.4276612434</text:p>
          </table:table-cell>
          <table:table-cell office:value-type="float" office:value="30.6583" calcext:value-type="float">
            <text:p>30.6583</text:p>
          </table:table-cell>
          <table:table-cell table:formula="of:=[.M$7]/[.M11]" office:value-type="float" office:value="2.22427858035181" calcext:value-type="float">
            <text:p>2.22427858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.604" calcext:value-type="float">
            <text:p>50.604</text:p>
          </table:table-cell>
          <table:table-cell table:formula="of:=[.C$7]/[.C12]" office:value-type="float" office:value="1.6697474507944" calcext:value-type="float">
            <text:p>1.6697474508</text:p>
          </table:table-cell>
          <table:table-cell office:value-type="float" office:value="28.5866" calcext:value-type="float">
            <text:p>28.5866</text:p>
          </table:table-cell>
          <table:table-cell table:formula="of:=[.E$7]/[.E12]" office:value-type="float" office:value="2.36595117992346" calcext:value-type="float">
            <text:p>2.3659511799</text:p>
          </table:table-cell>
          <table:table-cell office:value-type="float" office:value="50.3241" calcext:value-type="float">
            <text:p>50.3241</text:p>
          </table:table-cell>
          <table:table-cell table:formula="of:=[.G$7]/[.G12]" office:value-type="float" office:value="1.68055464479246" calcext:value-type="float">
            <text:p>1.6805546448</text:p>
          </table:table-cell>
          <table:table-cell office:value-type="float" office:value="28.2932" calcext:value-type="float">
            <text:p>28.2932</text:p>
          </table:table-cell>
          <table:table-cell table:formula="of:=[.I$7]/[.I12]" office:value-type="float" office:value="2.41101395388291" calcext:value-type="float">
            <text:p>2.4110139539</text:p>
          </table:table-cell>
          <table:table-cell office:value-type="float" office:value="50.5024" calcext:value-type="float">
            <text:p>50.5024</text:p>
          </table:table-cell>
          <table:table-cell table:formula="of:=[.K$7]/[.K12]" office:value-type="float" office:value="1.67583916803954" calcext:value-type="float">
            <text:p>1.675839168</text:p>
          </table:table-cell>
          <table:table-cell office:value-type="float" office:value="27.966" calcext:value-type="float">
            <text:p>27.966</text:p>
          </table:table-cell>
          <table:table-cell table:formula="of:=[.M$7]/[.M12]" office:value-type="float" office:value="2.43841092755489" calcext:value-type="float">
            <text:p>2.4384109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982" calcext:value-type="float">
            <text:p>45.5982</text:p>
          </table:table-cell>
          <table:table-cell table:formula="of:=[.C$7]/[.C13]" office:value-type="float" office:value="1.85305341000303" calcext:value-type="float">
            <text:p>1.85305341</text:p>
          </table:table-cell>
          <table:table-cell office:value-type="float" office:value="26.4238" calcext:value-type="float">
            <text:p>26.4238</text:p>
          </table:table-cell>
          <table:table-cell table:formula="of:=[.E$7]/[.E13]" office:value-type="float" office:value="2.55960535577775" calcext:value-type="float">
            <text:p>2.5596053558</text:p>
          </table:table-cell>
          <table:table-cell office:value-type="float" office:value="45.7375" calcext:value-type="float">
            <text:p>45.7375</text:p>
          </table:table-cell>
          <table:table-cell table:formula="of:=[.G$7]/[.G13]" office:value-type="float" office:value="1.84908226291336" calcext:value-type="float">
            <text:p>1.8490822629</text:p>
          </table:table-cell>
          <table:table-cell office:value-type="float" office:value="26.4915" calcext:value-type="float">
            <text:p>26.4915</text:p>
          </table:table-cell>
          <table:table-cell table:formula="of:=[.I$7]/[.I13]" office:value-type="float" office:value="2.57498820376347" calcext:value-type="float">
            <text:p>2.5749882038</text:p>
          </table:table-cell>
          <table:table-cell office:value-type="float" office:value="45.6295" calcext:value-type="float">
            <text:p>45.6295</text:p>
          </table:table-cell>
          <table:table-cell table:formula="of:=[.K$7]/[.K13]" office:value-type="float" office:value="1.8548066492072" calcext:value-type="float">
            <text:p>1.8548066492</text:p>
          </table:table-cell>
          <table:table-cell office:value-type="float" office:value="26.3479" calcext:value-type="float">
            <text:p>26.3479</text:p>
          </table:table-cell>
          <table:table-cell table:formula="of:=[.M$7]/[.M13]" office:value-type="float" office:value="2.58816072628179" calcext:value-type="float">
            <text:p>2.58816072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.3921" calcext:value-type="float">
            <text:p>43.3921</text:p>
          </table:table-cell>
          <table:table-cell table:formula="of:=[.C$7]/[.C14]" office:value-type="float" office:value="1.94726459424642" calcext:value-type="float">
            <text:p>1.9472645942</text:p>
          </table:table-cell>
          <table:table-cell office:value-type="float" office:value="24.7046" calcext:value-type="float">
            <text:p>24.7046</text:p>
          </table:table-cell>
          <table:table-cell table:formula="of:=[.E$7]/[.E14]" office:value-type="float" office:value="2.73772900593412" calcext:value-type="float">
            <text:p>2.7377290059</text:p>
          </table:table-cell>
          <table:table-cell office:value-type="float" office:value="43.1658" calcext:value-type="float">
            <text:p>43.1658</text:p>
          </table:table-cell>
          <table:table-cell table:formula="of:=[.G$7]/[.G14]" office:value-type="float" office:value="1.95924551380954" calcext:value-type="float">
            <text:p>1.9592455138</text:p>
          </table:table-cell>
          <table:table-cell office:value-type="float" office:value="24.641" calcext:value-type="float">
            <text:p>24.641</text:p>
          </table:table-cell>
          <table:table-cell table:formula="of:=[.I$7]/[.I14]" office:value-type="float" office:value="2.76836573191023" calcext:value-type="float">
            <text:p>2.7683657319</text:p>
          </table:table-cell>
          <table:table-cell office:value-type="float" office:value="43.1922" calcext:value-type="float">
            <text:p>43.1922</text:p>
          </table:table-cell>
          <table:table-cell table:formula="of:=[.K$7]/[.K14]" office:value-type="float" office:value="1.95947184908386" calcext:value-type="float">
            <text:p>1.9594718491</text:p>
          </table:table-cell>
          <table:table-cell office:value-type="float" office:value="26.2256" calcext:value-type="float">
            <text:p>26.2256</text:p>
          </table:table-cell>
          <table:table-cell table:formula="of:=[.M$7]/[.M14]" office:value-type="float" office:value="2.60023030931609" calcext:value-type="float">
            <text:p>2.600230309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 20000 procs, 100000 cycles</text:p>
          </table:table-cell>
          <table:table-cell office:value-type="string" calcext:value-type="string">
            <text:p>Caverage_min</text:p>
          </table:table-cell>
          <table:table-cell office:value-type="string" calcext:value-type="string">
            <text:p>Caverage_max</text:p>
          </table:table-cell>
          <table:table-cell office:value-type="string" calcext:value-type="string">
            <text:p>Baverage</text:p>
          </table:table-cell>
          <table:table-cell office:value-type="string" calcext:value-type="string">
            <text:p>Caverage 50000</text:p>
          </table:table-cell>
          <table:table-cell office:value-type="string" calcext:value-type="string">
            <text:p>Baverage 50000</text:p>
          </table:table-cell>
        </table:table-row>
        <table:table-row table:style-name="ro1">
          <table:table-cell/>
          <table:table-cell office:value-type="float" office:value="84.6271" calcext:value-type="float">
            <text:p>84.6271</text:p>
          </table:table-cell>
          <table:table-cell table:formula="of:=[.B$17]/[.B17]" office:value-type="float" office:value="1" calcext:value-type="float">
            <text:p>1</text:p>
          </table:table-cell>
          <table:table-cell office:value-type="float" office:value="68.137" calcext:value-type="float">
            <text:p>68.137</text:p>
          </table:table-cell>
          <table:table-cell table:formula="of:=[.D$17]/[.D17]" office:value-type="float" office:value="1" calcext:value-type="float">
            <text:p>1</text:p>
          </table:table-cell>
          <table:table-cell office:value-type="float" office:value="84.8217" calcext:value-type="float">
            <text:p>84.8217</text:p>
          </table:table-cell>
          <table:table-cell table:formula="of:=[.F$17]/[.F17]" office:value-type="float" office:value="1" calcext:value-type="float">
            <text:p>1</text:p>
          </table:table-cell>
          <table:table-cell office:value-type="float" office:value="68.286" calcext:value-type="float">
            <text:p>68.286</text:p>
          </table:table-cell>
          <table:table-cell table:formula="of:=[.H$17]/[.H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D7];[.H7];[.L7];[.C17];[.G17])" office:value-type="float" office:value="1" calcext:value-type="float">
            <text:p>1</text:p>
          </table:table-cell>
          <table:table-cell table:formula="of:=ABS(MIN([.D7];[.H7];[.L7];[.C17];[.G17]) - [.K17])" office:value-type="float" office:value="0" calcext:value-type="float">
            <text:p>0</text:p>
          </table:table-cell>
          <table:table-cell table:style-name="ce1" table:formula="of:=ABS(MAX([.D7];[.H7];[.L7];[.C17];[.G17]) - [.K17])" office:value-type="float" office:value="0" calcext:value-type="float">
            <text:p>0</text:p>
          </table:table-cell>
          <table:table-cell table:formula="of:=AVERAGE([.F7];[.J7];[.N7];[.E17];[.I17])" office:value-type="float" office:value="1" calcext:value-type="float">
            <text:p>1</text:p>
          </table:table-cell>
          <table:table-cell table:formula="of:=AVERAGE([.D28];[.H28];[.L28];[.D38];[.H38])" office:value-type="float" office:value="1" calcext:value-type="float">
            <text:p>1</text:p>
          </table:table-cell>
          <table:table-cell table:formula="of:=AVERAGE([.F28];[.J28];[.N28];[.F38];[.J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3.979" calcext:value-type="float">
            <text:p>113.979</text:p>
          </table:table-cell>
          <table:table-cell table:formula="of:=[.B$17]/[.B18]" office:value-type="float" office:value="0.742479755042596" calcext:value-type="float">
            <text:p>0.742479755</text:p>
          </table:table-cell>
          <table:table-cell office:value-type="float" office:value="36.4507" calcext:value-type="float">
            <text:p>36.4507</text:p>
          </table:table-cell>
          <table:table-cell table:formula="of:=[.D$17]/[.D18]" office:value-type="float" office:value="1.86929194775409" calcext:value-type="float">
            <text:p>1.8692919478</text:p>
          </table:table-cell>
          <table:table-cell office:value-type="float" office:value="114.136" calcext:value-type="float">
            <text:p>114.136</text:p>
          </table:table-cell>
          <table:table-cell table:formula="of:=[.F$17]/[.F18]" office:value-type="float" office:value="0.743163419078994" calcext:value-type="float">
            <text:p>0.7431634191</text:p>
          </table:table-cell>
          <table:table-cell office:value-type="float" office:value="36.4717" calcext:value-type="float">
            <text:p>36.4717</text:p>
          </table:table-cell>
          <table:table-cell table:formula="of:=[.H$17]/[.H18]" office:value-type="float" office:value="1.87230098953435" calcext:value-type="float">
            <text:p>1.8723009895</text:p>
          </table:table-cell>
          <table:table-cell office:value-type="float" office:value="2" calcext:value-type="float">
            <text:p>2</text:p>
          </table:table-cell>
          <table:table-cell table:formula="of:=AVERAGE([.D8];[.H8];[.L8];[.C18];[.G18])" office:value-type="float" office:value="0.740464070527847" calcext:value-type="float">
            <text:p>0.7404640705</text:p>
          </table:table-cell>
          <table:table-cell table:formula="of:=ABS(MIN([.D8];[.H8];[.L8];[.C18];[.G18]) - [.K18])" office:value-type="float" office:value="0.00524369323496643" calcext:value-type="float">
            <text:p>0.0052436932</text:p>
          </table:table-cell>
          <table:table-cell table:style-name="ce1" table:formula="of:=ABS(MAX([.D8];[.H8];[.L8];[.C18];[.G18]) - [.K18])" office:value-type="float" office:value="0.00269934855114695" calcext:value-type="float">
            <text:p>0.0026993486</text:p>
          </table:table-cell>
          <table:table-cell table:formula="of:=AVERAGE([.F8];[.J8];[.N8];[.E18];[.I18])" office:value-type="float" office:value="1.86045586174777" calcext:value-type="float">
            <text:p>1.8604558617</text:p>
          </table:table-cell>
          <table:table-cell table:formula="of:=AVERAGE([.D29];[.H29];[.L29];[.D39];[.H39])" office:value-type="float" office:value="0.745110963583895" calcext:value-type="float">
            <text:p>0.7451109636</text:p>
          </table:table-cell>
          <table:table-cell table:formula="of:=AVERAGE([.F29];[.J29];[.N29];[.F39];[.J39])" office:value-type="float" office:value="1.83549704247531" calcext:value-type="float">
            <text:p>1.8354970425</text:p>
          </table:table-cell>
        </table:table-row>
        <table:table-row table:style-name="ro1">
          <table:table-cell/>
          <table:table-cell office:value-type="float" office:value="88.8915" calcext:value-type="float">
            <text:p>88.8915</text:p>
          </table:table-cell>
          <table:table-cell table:formula="of:=[.B$17]/[.B19]" office:value-type="float" office:value="0.952026909209542" calcext:value-type="float">
            <text:p>0.9520269092</text:p>
          </table:table-cell>
          <table:table-cell office:value-type="float" office:value="30.66" calcext:value-type="float">
            <text:p>30.66</text:p>
          </table:table-cell>
          <table:table-cell table:formula="of:=[.D$17]/[.D19]" office:value-type="float" office:value="2.2223418134377" calcext:value-type="float">
            <text:p>2.2223418134</text:p>
          </table:table-cell>
          <table:table-cell office:value-type="float" office:value="89.4556" calcext:value-type="float">
            <text:p>89.4556</text:p>
          </table:table-cell>
          <table:table-cell table:formula="of:=[.F$17]/[.F19]" office:value-type="float" office:value="0.948198883021298" calcext:value-type="float">
            <text:p>0.948198883</text:p>
          </table:table-cell>
          <table:table-cell office:value-type="float" office:value="32.2373" calcext:value-type="float">
            <text:p>32.2373</text:p>
          </table:table-cell>
          <table:table-cell table:formula="of:=[.H$17]/[.H19]" office:value-type="float" office:value="2.11822950433194" calcext:value-type="float">
            <text:p>2.1182295043</text:p>
          </table:table-cell>
          <table:table-cell office:value-type="float" office:value="3" calcext:value-type="float">
            <text:p>3</text:p>
          </table:table-cell>
          <table:table-cell table:formula="of:=AVERAGE([.D9];[.H9];[.L9];[.C19];[.G19])" office:value-type="float" office:value="0.95585757330926" calcext:value-type="float">
            <text:p>0.9558575733</text:p>
          </table:table-cell>
          <table:table-cell table:formula="of:=ABS(MIN([.D9];[.H9];[.L9];[.C19];[.G19]) - [.K19])" office:value-type="float" office:value="0.0166182056702856" calcext:value-type="float">
            <text:p>0.0166182057</text:p>
          </table:table-cell>
          <table:table-cell table:style-name="ce1" table:formula="of:=ABS(MAX([.D9];[.H9];[.L9];[.C19];[.G19]) - [.K19])" office:value-type="float" office:value="0.0212108479259531" calcext:value-type="float">
            <text:p>0.0212108479</text:p>
          </table:table-cell>
          <table:table-cell table:formula="of:=AVERAGE([.F9];[.J9];[.N9];[.E19];[.I19])" office:value-type="float" office:value="2.16127844414148" calcext:value-type="float">
            <text:p>2.1612784441</text:p>
          </table:table-cell>
          <table:table-cell table:formula="of:=AVERAGE([.D30];[.H30];[.L30];[.D40];[.H40])" office:value-type="float" office:value="0.953318328139135" calcext:value-type="float">
            <text:p>0.9533183281</text:p>
          </table:table-cell>
          <table:table-cell table:formula="of:=AVERAGE([.F30];[.J30];[.N30];[.F40];[.J40])" office:value-type="float" office:value="2.12969786674936" calcext:value-type="float">
            <text:p>2.1296978667</text:p>
          </table:table-cell>
        </table:table-row>
        <table:table-row table:style-name="ro1">
          <table:table-cell/>
          <table:table-cell office:value-type="float" office:value="69.3957" calcext:value-type="float">
            <text:p>69.3957</text:p>
          </table:table-cell>
          <table:table-cell table:formula="of:=[.B$17]/[.B20]" office:value-type="float" office:value="1.21948622176878" calcext:value-type="float">
            <text:p>1.2194862218</text:p>
          </table:table-cell>
          <table:table-cell office:value-type="float" office:value="32.3788" calcext:value-type="float">
            <text:p>32.3788</text:p>
          </table:table-cell>
          <table:table-cell table:formula="of:=[.D$17]/[.D20]" office:value-type="float" office:value="2.1043707611153" calcext:value-type="float">
            <text:p>2.1043707611</text:p>
          </table:table-cell>
          <table:table-cell office:value-type="float" office:value="72.599" calcext:value-type="float">
            <text:p>72.599</text:p>
          </table:table-cell>
          <table:table-cell table:formula="of:=[.F$17]/[.F20]" office:value-type="float" office:value="1.16835906830673" calcext:value-type="float">
            <text:p>1.1683590683</text:p>
          </table:table-cell>
          <table:table-cell office:value-type="float" office:value="31.1283" calcext:value-type="float">
            <text:p>31.1283</text:p>
          </table:table-cell>
          <table:table-cell table:formula="of:=[.H$17]/[.H20]" office:value-type="float" office:value="2.19369512629986" calcext:value-type="float">
            <text:p>2.1936951263</text:p>
          </table:table-cell>
          <table:table-cell office:value-type="float" office:value="4" calcext:value-type="float">
            <text:p>4</text:p>
          </table:table-cell>
          <table:table-cell table:formula="of:=AVERAGE([.D10];[.H10];[.L10];[.C20];[.G20])" office:value-type="float" office:value="1.18637253206098" calcext:value-type="float">
            <text:p>1.1863725321</text:p>
          </table:table-cell>
          <table:table-cell table:formula="of:=ABS(MIN([.D10];[.H10];[.L10];[.C20];[.G20]) - [.K20])" office:value-type="float" office:value="0.0337386699908895" calcext:value-type="float">
            <text:p>0.03373867</text:p>
          </table:table-cell>
          <table:table-cell table:style-name="ce1" table:formula="of:=ABS(MAX([.D10];[.H10];[.L10];[.C20];[.G20]) - [.K20])" office:value-type="float" office:value="0.0331136897077997" calcext:value-type="float">
            <text:p>0.0331136897</text:p>
          </table:table-cell>
          <table:table-cell table:formula="of:=AVERAGE([.F10];[.J10];[.N10];[.E20];[.I20])" office:value-type="float" office:value="2.11278190835575" calcext:value-type="float">
            <text:p>2.1127819084</text:p>
          </table:table-cell>
          <table:table-cell table:formula="of:=AVERAGE([.D31];[.H31];[.L31];[.D41];[.H41])" office:value-type="float" office:value="1.19863710328604" calcext:value-type="float">
            <text:p>1.1986371033</text:p>
          </table:table-cell>
          <table:table-cell table:formula="of:=AVERAGE([.F31];[.J31];[.N31];[.F41];[.J41])" office:value-type="float" office:value="2.1417590735962" calcext:value-type="float">
            <text:p>2.1417590736</text:p>
          </table:table-cell>
        </table:table-row>
        <table:table-row table:style-name="ro1">
          <table:table-cell/>
          <table:table-cell office:value-type="float" office:value="59.264" calcext:value-type="float">
            <text:p>59.264</text:p>
          </table:table-cell>
          <table:table-cell table:formula="of:=[.B$17]/[.B21]" office:value-type="float" office:value="1.427968075054" calcext:value-type="float">
            <text:p>1.4279680751</text:p>
          </table:table-cell>
          <table:table-cell office:value-type="float" office:value="30.5412" calcext:value-type="float">
            <text:p>30.5412</text:p>
          </table:table-cell>
          <table:table-cell table:formula="of:=[.D$17]/[.D21]" office:value-type="float" office:value="2.23098633976399" calcext:value-type="float">
            <text:p>2.2309863398</text:p>
          </table:table-cell>
          <table:table-cell office:value-type="float" office:value="59.6146" calcext:value-type="float">
            <text:p>59.6146</text:p>
          </table:table-cell>
          <table:table-cell table:formula="of:=[.F$17]/[.F21]" office:value-type="float" office:value="1.42283433923905" calcext:value-type="float">
            <text:p>1.4228343392</text:p>
          </table:table-cell>
          <table:table-cell office:value-type="float" office:value="30.3972" calcext:value-type="float">
            <text:p>30.3972</text:p>
          </table:table-cell>
          <table:table-cell table:formula="of:=[.H$17]/[.H21]" office:value-type="float" office:value="2.24645691050491" calcext:value-type="float">
            <text:p>2.2464569105</text:p>
          </table:table-cell>
          <table:table-cell office:value-type="float" office:value="5" calcext:value-type="float">
            <text:p>5</text:p>
          </table:table-cell>
          <table:table-cell table:formula="of:=AVERAGE([.D11];[.H11];[.L11];[.C21];[.G21])" office:value-type="float" office:value="1.42696966943543" calcext:value-type="float">
            <text:p>1.4269696694</text:p>
          </table:table-cell>
          <table:table-cell table:formula="of:=ABS(MIN([.D11];[.H11];[.L11];[.C21];[.G21]) - [.K21])" office:value-type="float" office:value="0.00537245691063926" calcext:value-type="float">
            <text:p>0.0053724569</text:p>
          </table:table-cell>
          <table:table-cell table:style-name="ce1" table:formula="of:=ABS(MAX([.D11];[.H11];[.L11];[.C21];[.G21]) - [.K21])" office:value-type="float" office:value="0.00781780753430983" calcext:value-type="float">
            <text:p>0.0078178075</text:p>
          </table:table-cell>
          <table:table-cell table:formula="of:=AVERAGE([.F11];[.J11];[.N11];[.E21];[.I21])" office:value-type="float" office:value="2.23272928542904" calcext:value-type="float">
            <text:p>2.2327292854</text:p>
          </table:table-cell>
          <table:table-cell table:formula="of:=AVERAGE([.D32];[.H32];[.L32];[.D42];[.H42])" office:value-type="float" office:value="1.43508209265409" calcext:value-type="float">
            <text:p>1.4350820927</text:p>
          </table:table-cell>
          <table:table-cell table:formula="of:=AVERAGE([.F32];[.J32];[.N32];[.F42];[.J42])" office:value-type="float" office:value="2.25643169336122" calcext:value-type="float">
            <text:p>2.2564316934</text:p>
          </table:table-cell>
        </table:table-row>
        <table:table-row table:style-name="ro1">
          <table:table-cell/>
          <table:table-cell office:value-type="float" office:value="50.5185" calcext:value-type="float">
            <text:p>50.5185</text:p>
          </table:table-cell>
          <table:table-cell table:formula="of:=[.B$17]/[.B22]" office:value-type="float" office:value="1.67517048210062" calcext:value-type="float">
            <text:p>1.6751704821</text:p>
          </table:table-cell>
          <table:table-cell office:value-type="float" office:value="28.3272" calcext:value-type="float">
            <text:p>28.3272</text:p>
          </table:table-cell>
          <table:table-cell table:formula="of:=[.D$17]/[.D22]" office:value-type="float" office:value="2.40535598294219" calcext:value-type="float">
            <text:p>2.4053559829</text:p>
          </table:table-cell>
          <table:table-cell office:value-type="float" office:value="50.34" calcext:value-type="float">
            <text:p>50.34</text:p>
          </table:table-cell>
          <table:table-cell table:formula="of:=[.F$17]/[.F22]" office:value-type="float" office:value="1.68497616209774" calcext:value-type="float">
            <text:p>1.6849761621</text:p>
          </table:table-cell>
          <table:table-cell office:value-type="float" office:value="28.1883" calcext:value-type="float">
            <text:p>28.1883</text:p>
          </table:table-cell>
          <table:table-cell table:formula="of:=[.H$17]/[.H22]" office:value-type="float" office:value="2.42249443918221" calcext:value-type="float">
            <text:p>2.4224944392</text:p>
          </table:table-cell>
          <table:table-cell office:value-type="float" office:value="6" calcext:value-type="float">
            <text:p>6</text:p>
          </table:table-cell>
          <table:table-cell table:formula="of:=AVERAGE([.D12];[.H12];[.L12];[.C22];[.G22])" office:value-type="float" office:value="1.67725758156495" calcext:value-type="float">
            <text:p>1.6772575816</text:p>
          </table:table-cell>
          <table:table-cell table:formula="of:=ABS(MIN([.D12];[.H12];[.L12];[.C22];[.G22]) - [.K22])" office:value-type="float" office:value="0.0075101307705463" calcext:value-type="float">
            <text:p>0.0075101308</text:p>
          </table:table-cell>
          <table:table-cell table:style-name="ce1" table:formula="of:=ABS(MAX([.D12];[.H12];[.L12];[.C22];[.G22]) - [.K22])" office:value-type="float" office:value="0.00771858053278551" calcext:value-type="float">
            <text:p>0.0077185805</text:p>
          </table:table-cell>
          <table:table-cell table:formula="of:=AVERAGE([.F12];[.J12];[.N12];[.E22];[.I22])" office:value-type="float" office:value="2.40864529669713" calcext:value-type="float">
            <text:p>2.4086452967</text:p>
          </table:table-cell>
          <table:table-cell table:formula="of:=AVERAGE([.D33];[.H33];[.L33];[.D43];[.H43])" office:value-type="float" office:value="1.68296660387442" calcext:value-type="float">
            <text:p>1.6829666039</text:p>
          </table:table-cell>
          <table:table-cell table:formula="of:=AVERAGE([.F33];[.J33];[.N33];[.F43];[.J43])" office:value-type="float" office:value="2.4253829334554" calcext:value-type="float">
            <text:p>2.4253829335</text:p>
          </table:table-cell>
        </table:table-row>
        <table:table-row table:style-name="ro1">
          <table:table-cell/>
          <table:table-cell office:value-type="float" office:value="45.4629" calcext:value-type="float">
            <text:p>45.4629</text:p>
          </table:table-cell>
          <table:table-cell table:formula="of:=[.B$17]/[.B23]" office:value-type="float" office:value="1.8614540647429" calcext:value-type="float">
            <text:p>1.8614540647</text:p>
          </table:table-cell>
          <table:table-cell office:value-type="float" office:value="26.607" calcext:value-type="float">
            <text:p>26.607</text:p>
          </table:table-cell>
          <table:table-cell table:formula="of:=[.D$17]/[.D23]" office:value-type="float" office:value="2.56086744089901" calcext:value-type="float">
            <text:p>2.5608674409</text:p>
          </table:table-cell>
          <table:table-cell office:value-type="float" office:value="45.7168" calcext:value-type="float">
            <text:p>45.7168</text:p>
          </table:table-cell>
          <table:table-cell table:formula="of:=[.F$17]/[.F23]" office:value-type="float" office:value="1.85537264200469" calcext:value-type="float">
            <text:p>1.855372642</text:p>
          </table:table-cell>
          <table:table-cell office:value-type="float" office:value="26.5084" calcext:value-type="float">
            <text:p>26.5084</text:p>
          </table:table-cell>
          <table:table-cell table:formula="of:=[.H$17]/[.H23]" office:value-type="float" office:value="2.57601364095909" calcext:value-type="float">
            <text:p>2.576013641</text:p>
          </table:table-cell>
          <table:table-cell office:value-type="float" office:value="7" calcext:value-type="float">
            <text:p>7</text:p>
          </table:table-cell>
          <table:table-cell table:formula="of:=AVERAGE([.D13];[.H13];[.L13];[.C23];[.G23])" office:value-type="float" office:value="1.85475380577424" calcext:value-type="float">
            <text:p>1.8547538058</text:p>
          </table:table-cell>
          <table:table-cell table:formula="of:=ABS(MIN([.D13];[.H13];[.L13];[.C23];[.G23]) - [.K23])" office:value-type="float" office:value="0.00567154286087201" calcext:value-type="float">
            <text:p>0.0056715429</text:p>
          </table:table-cell>
          <table:table-cell table:style-name="ce1" table:formula="of:=ABS(MAX([.D13];[.H13];[.L13];[.C23];[.G23]) - [.K23])" office:value-type="float" office:value="0.00670025896866378" calcext:value-type="float">
            <text:p>0.006700259</text:p>
          </table:table-cell>
          <table:table-cell table:formula="of:=AVERAGE([.F13];[.J13];[.N13];[.E23];[.I23])" office:value-type="float" office:value="2.57192707353622" calcext:value-type="float">
            <text:p>2.5719270735</text:p>
          </table:table-cell>
          <table:table-cell table:formula="of:=AVERAGE([.D34];[.H34];[.L34];[.D44];[.H44])" office:value-type="float" office:value="1.85728599208023" calcext:value-type="float">
            <text:p>1.8572859921</text:p>
          </table:table-cell>
          <table:table-cell table:formula="of:=AVERAGE([.F34];[.J34];[.N34];[.F44];[.J44])" office:value-type="float" office:value="2.58438897694321" calcext:value-type="float">
            <text:p>2.5843889769</text:p>
          </table:table-cell>
        </table:table-row>
        <table:table-row table:style-name="ro1">
          <table:table-cell/>
          <table:table-cell office:value-type="float" office:value="43.1818" calcext:value-type="float">
            <text:p>43.1818</text:p>
          </table:table-cell>
          <table:table-cell table:formula="of:=[.B$17]/[.B24]" office:value-type="float" office:value="1.95978629885739" calcext:value-type="float">
            <text:p>1.9597862989</text:p>
          </table:table-cell>
          <table:table-cell office:value-type="float" office:value="24.7088" calcext:value-type="float">
            <text:p>24.7088</text:p>
          </table:table-cell>
          <table:table-cell table:formula="of:=[.D$17]/[.D24]" office:value-type="float" office:value="2.75760053098491" calcext:value-type="float">
            <text:p>2.757600531</text:p>
          </table:table-cell>
          <table:table-cell office:value-type="float" office:value="43.3032" calcext:value-type="float">
            <text:p>43.3032</text:p>
          </table:table-cell>
          <table:table-cell table:formula="of:=[.F$17]/[.F24]" office:value-type="float" office:value="1.95878595577232" calcext:value-type="float">
            <text:p>1.9587859558</text:p>
          </table:table-cell>
          <table:table-cell office:value-type="float" office:value="24.8148" calcext:value-type="float">
            <text:p>24.8148</text:p>
          </table:table-cell>
          <table:table-cell table:formula="of:=[.H$17]/[.H24]" office:value-type="float" office:value="2.75182552347792" calcext:value-type="float">
            <text:p>2.7518255235</text:p>
          </table:table-cell>
          <table:table-cell office:value-type="float" office:value="8" calcext:value-type="float">
            <text:p>8</text:p>
          </table:table-cell>
          <table:table-cell table:formula="of:=AVERAGE([.D14];[.H14];[.L14];[.C24];[.G24])" office:value-type="float" office:value="1.95691084235391" calcext:value-type="float">
            <text:p>1.9569108424</text:p>
          </table:table-cell>
          <table:table-cell table:formula="of:=ABS(MIN([.D14];[.H14];[.L14];[.C24];[.G24]) - [.K24])" office:value-type="float" office:value="0.0096462481074886" calcext:value-type="float">
            <text:p>0.0096462481</text:p>
          </table:table-cell>
          <table:table-cell table:style-name="ce1" table:formula="of:=ABS(MAX([.D14];[.H14];[.L14];[.C24];[.G24]) - [.K24])" office:value-type="float" office:value="0.00287545650348187" calcext:value-type="float">
            <text:p>0.0028754565</text:p>
          </table:table-cell>
          <table:table-cell table:formula="of:=AVERAGE([.F14];[.J14];[.N14];[.E24];[.I24])" office:value-type="float" office:value="2.72315022032465" calcext:value-type="float">
            <text:p>2.7231502203</text:p>
          </table:table-cell>
          <table:table-cell table:formula="of:=AVERAGE([.D35];[.H35];[.L35];[.D45];[.H45])" office:value-type="float" office:value="1.96713025937117" calcext:value-type="float">
            <text:p>1.9671302594</text:p>
          </table:table-cell>
          <table:table-cell table:formula="of:=AVERAGE([.F35];[.J35];[.N35];[.F45];[.J45])" office:value-type="float" office:value="2.76539933972689" calcext:value-type="float">
            <text:p>2.7653993397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2.424" calcext:value-type="float">
            <text:p>212.424</text:p>
          </table:table-cell>
          <table:table-cell table:formula="of:=[.C$28]/[.C28]" office:value-type="float" office:value="1" calcext:value-type="float">
            <text:p>1</text:p>
          </table:table-cell>
          <table:table-cell office:value-type="float" office:value="170.835" calcext:value-type="float">
            <text:p>170.835</text:p>
          </table:table-cell>
          <table:table-cell table:formula="of:=[.E$28]/[.E28]" office:value-type="float" office:value="1" calcext:value-type="float">
            <text:p>1</text:p>
          </table:table-cell>
          <table:table-cell office:value-type="float" office:value="212.382" calcext:value-type="float">
            <text:p>212.382</text:p>
          </table:table-cell>
          <table:table-cell table:formula="of:=[.G$28]/[.G28]" office:value-type="float" office:value="1" calcext:value-type="float">
            <text:p>1</text:p>
          </table:table-cell>
          <table:table-cell office:value-type="float" office:value="171.201" calcext:value-type="float">
            <text:p>171.201</text:p>
          </table:table-cell>
          <table:table-cell table:formula="of:=[.I$28]/[.I28]" office:value-type="float" office:value="1" calcext:value-type="float">
            <text:p>1</text:p>
          </table:table-cell>
          <table:table-cell office:value-type="float" office:value="212.672" calcext:value-type="float">
            <text:p>212.672</text:p>
          </table:table-cell>
          <table:table-cell table:formula="of:=[.K$28]/[.K28]" office:value-type="float" office:value="1" calcext:value-type="float">
            <text:p>1</text:p>
          </table:table-cell>
          <table:table-cell office:value-type="float" office:value="171.327" calcext:value-type="float">
            <text:p>171.327</text:p>
          </table:table-cell>
          <table:table-cell table:formula="of:=[.M$28]/[.M2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84.392" calcext:value-type="float">
            <text:p>284.392</text:p>
          </table:table-cell>
          <table:table-cell table:formula="of:=[.C$28]/[.C29]" office:value-type="float" office:value="0.746940842217784" calcext:value-type="float">
            <text:p>0.7469408422</text:p>
          </table:table-cell>
          <table:table-cell office:value-type="float" office:value="91.1839" calcext:value-type="float">
            <text:p>91.1839</text:p>
          </table:table-cell>
          <table:table-cell table:formula="of:=[.E$28]/[.E29]" office:value-type="float" office:value="1.87352153176164" calcext:value-type="float">
            <text:p>1.8735215318</text:p>
          </table:table-cell>
          <table:table-cell office:value-type="float" office:value="284.893" calcext:value-type="float">
            <text:p>284.893</text:p>
          </table:table-cell>
          <table:table-cell table:formula="of:=[.G$28]/[.G29]" office:value-type="float" office:value="0.745479881920581" calcext:value-type="float">
            <text:p>0.7454798819</text:p>
          </table:table-cell>
          <table:table-cell office:value-type="float" office:value="91.8218" calcext:value-type="float">
            <text:p>91.8218</text:p>
          </table:table-cell>
          <table:table-cell table:formula="of:=[.I$28]/[.I29]" office:value-type="float" office:value="1.86449187447861" calcext:value-type="float">
            <text:p>1.8644918745</text:p>
          </table:table-cell>
          <table:table-cell office:value-type="float" office:value="284.022" calcext:value-type="float">
            <text:p>284.022</text:p>
          </table:table-cell>
          <table:table-cell table:formula="of:=[.K$28]/[.K29]" office:value-type="float" office:value="0.748787065790678" calcext:value-type="float">
            <text:p>0.7487870658</text:p>
          </table:table-cell>
          <table:table-cell office:value-type="float" office:value="91.5474" calcext:value-type="float">
            <text:p>91.5474</text:p>
          </table:table-cell>
          <table:table-cell table:formula="of:=[.M$28]/[.M29]" office:value-type="float" office:value="1.87145675355062" calcext:value-type="float">
            <text:p>1.8714567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3.621" calcext:value-type="float">
            <text:p>223.621</text:p>
          </table:table-cell>
          <table:table-cell table:formula="of:=[.C$28]/[.C30]" office:value-type="float" office:value="0.949928673961748" calcext:value-type="float">
            <text:p>0.949928674</text:p>
          </table:table-cell>
          <table:table-cell office:value-type="float" office:value="86.0699" calcext:value-type="float">
            <text:p>86.0699</text:p>
          </table:table-cell>
          <table:table-cell table:formula="of:=[.E$28]/[.E30]" office:value-type="float" office:value="1.98484022869784" calcext:value-type="float">
            <text:p>1.9848402287</text:p>
          </table:table-cell>
          <table:table-cell office:value-type="float" office:value="220.363" calcext:value-type="float">
            <text:p>220.363</text:p>
          </table:table-cell>
          <table:table-cell table:formula="of:=[.G$28]/[.G30]" office:value-type="float" office:value="0.963782486170546" calcext:value-type="float">
            <text:p>0.9637824862</text:p>
          </table:table-cell>
          <table:table-cell office:value-type="float" office:value="77.2614" calcext:value-type="float">
            <text:p>77.2614</text:p>
          </table:table-cell>
          <table:table-cell table:formula="of:=[.I$28]/[.I30]" office:value-type="float" office:value="2.21586717299971" calcext:value-type="float">
            <text:p>2.215867173</text:p>
          </table:table-cell>
          <table:table-cell office:value-type="float" office:value="220.238" calcext:value-type="float">
            <text:p>220.238</text:p>
          </table:table-cell>
          <table:table-cell table:formula="of:=[.K$28]/[.K30]" office:value-type="float" office:value="0.965646255414597" calcext:value-type="float">
            <text:p>0.9656462554</text:p>
          </table:table-cell>
          <table:table-cell office:value-type="float" office:value="79.7654" calcext:value-type="float">
            <text:p>79.7654</text:p>
          </table:table-cell>
          <table:table-cell table:formula="of:=[.M$28]/[.M30]" office:value-type="float" office:value="2.14788617621174" calcext:value-type="float">
            <text:p>2.14788617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6.322" calcext:value-type="float">
            <text:p>176.322</text:p>
          </table:table-cell>
          <table:table-cell table:formula="of:=[.C$28]/[.C31]" office:value-type="float" office:value="1.20475039983666" calcext:value-type="float">
            <text:p>1.2047503998</text:p>
          </table:table-cell>
          <table:table-cell office:value-type="float" office:value="82.8004" calcext:value-type="float">
            <text:p>82.8004</text:p>
          </table:table-cell>
          <table:table-cell table:formula="of:=[.E$28]/[.E31]" office:value-type="float" office:value="2.06321467046053" calcext:value-type="float">
            <text:p>2.0632146705</text:p>
          </table:table-cell>
          <table:table-cell office:value-type="float" office:value="177.443" calcext:value-type="float">
            <text:p>177.443</text:p>
          </table:table-cell>
          <table:table-cell table:formula="of:=[.G$28]/[.G31]" office:value-type="float" office:value="1.19690266733543" calcext:value-type="float">
            <text:p>1.1969026673</text:p>
          </table:table-cell>
          <table:table-cell office:value-type="float" office:value="77.0582" calcext:value-type="float">
            <text:p>77.0582</text:p>
          </table:table-cell>
          <table:table-cell table:formula="of:=[.I$28]/[.I31]" office:value-type="float" office:value="2.22171034361041" calcext:value-type="float">
            <text:p>2.2217103436</text:p>
          </table:table-cell>
          <table:table-cell office:value-type="float" office:value="179.148" calcext:value-type="float">
            <text:p>179.148</text:p>
          </table:table-cell>
          <table:table-cell table:formula="of:=[.K$28]/[.K31]" office:value-type="float" office:value="1.18713019402952" calcext:value-type="float">
            <text:p>1.187130194</text:p>
          </table:table-cell>
          <table:table-cell office:value-type="float" office:value="80.9521" calcext:value-type="float">
            <text:p>80.9521</text:p>
          </table:table-cell>
          <table:table-cell table:formula="of:=[.M$28]/[.M31]" office:value-type="float" office:value="2.11639969809307" calcext:value-type="float">
            <text:p>2.11639969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8.114" calcext:value-type="float">
            <text:p>148.114</text:p>
          </table:table-cell>
          <table:table-cell table:formula="of:=[.C$28]/[.C32]" office:value-type="float" office:value="1.43419258139001" calcext:value-type="float">
            <text:p>1.4341925814</text:p>
          </table:table-cell>
          <table:table-cell office:value-type="float" office:value="76.0188" calcext:value-type="float">
            <text:p>76.0188</text:p>
          </table:table-cell>
          <table:table-cell table:formula="of:=[.E$28]/[.E32]" office:value-type="float" office:value="2.2472730429841" calcext:value-type="float">
            <text:p>2.247273043</text:p>
          </table:table-cell>
          <table:table-cell office:value-type="float" office:value="148.064" calcext:value-type="float">
            <text:p>148.064</text:p>
          </table:table-cell>
          <table:table-cell table:formula="of:=[.G$28]/[.G32]" office:value-type="float" office:value="1.43439323535768" calcext:value-type="float">
            <text:p>1.4343932354</text:p>
          </table:table-cell>
          <table:table-cell office:value-type="float" office:value="75.7833" calcext:value-type="float">
            <text:p>75.7833</text:p>
          </table:table-cell>
          <table:table-cell table:formula="of:=[.I$28]/[.I32]" office:value-type="float" office:value="2.25908610472228" calcext:value-type="float">
            <text:p>2.2590861047</text:p>
          </table:table-cell>
          <table:table-cell office:value-type="float" office:value="148.603" calcext:value-type="float">
            <text:p>148.603</text:p>
          </table:table-cell>
          <table:table-cell table:formula="of:=[.K$28]/[.K32]" office:value-type="float" office:value="1.43114203616347" calcext:value-type="float">
            <text:p>1.4311420362</text:p>
          </table:table-cell>
          <table:table-cell office:value-type="float" office:value="75.7782" calcext:value-type="float">
            <text:p>75.7782</text:p>
          </table:table-cell>
          <table:table-cell table:formula="of:=[.M$28]/[.M32]" office:value-type="float" office:value="2.26090089234107" calcext:value-type="float">
            <text:p>2.26090089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6.422" calcext:value-type="float">
            <text:p>126.422</text:p>
          </table:table-cell>
          <table:table-cell table:formula="of:=[.C$28]/[.C33]" office:value-type="float" office:value="1.68027716694879" calcext:value-type="float">
            <text:p>1.6802771669</text:p>
          </table:table-cell>
          <table:table-cell office:value-type="float" office:value="70.7396" calcext:value-type="float">
            <text:p>70.7396</text:p>
          </table:table-cell>
          <table:table-cell table:formula="of:=[.E$28]/[.E33]" office:value-type="float" office:value="2.414983969375" calcext:value-type="float">
            <text:p>2.4149839694</text:p>
          </table:table-cell>
          <table:table-cell office:value-type="float" office:value="126.167" calcext:value-type="float">
            <text:p>126.167</text:p>
          </table:table-cell>
          <table:table-cell table:formula="of:=[.G$28]/[.G33]" office:value-type="float" office:value="1.68334033463584" calcext:value-type="float">
            <text:p>1.6833403346</text:p>
          </table:table-cell>
          <table:table-cell office:value-type="float" office:value="70.411" calcext:value-type="float">
            <text:p>70.411</text:p>
          </table:table-cell>
          <table:table-cell table:formula="of:=[.I$28]/[.I33]" office:value-type="float" office:value="2.4314524719149" calcext:value-type="float">
            <text:p>2.4314524719</text:p>
          </table:table-cell>
          <table:table-cell office:value-type="float" office:value="126.538" calcext:value-type="float">
            <text:p>126.538</text:p>
          </table:table-cell>
          <table:table-cell table:formula="of:=[.K$28]/[.K33]" office:value-type="float" office:value="1.68069670770836" calcext:value-type="float">
            <text:p>1.6806967077</text:p>
          </table:table-cell>
          <table:table-cell office:value-type="float" office:value="70.2436" calcext:value-type="float">
            <text:p>70.2436</text:p>
          </table:table-cell>
          <table:table-cell table:formula="of:=[.M$28]/[.M33]" office:value-type="float" office:value="2.43904070975861" calcext:value-type="float">
            <text:p>2.43904070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4.645" calcext:value-type="float">
            <text:p>114.645</text:p>
          </table:table-cell>
          <table:table-cell table:formula="of:=[.C$28]/[.C34]" office:value-type="float" office:value="1.85288499280387" calcext:value-type="float">
            <text:p>1.8528849928</text:p>
          </table:table-cell>
          <table:table-cell office:value-type="float" office:value="66.2468" calcext:value-type="float">
            <text:p>66.2468</text:p>
          </table:table-cell>
          <table:table-cell table:formula="of:=[.E$28]/[.E34]" office:value-type="float" office:value="2.57876606870068" calcext:value-type="float">
            <text:p>2.5787660687</text:p>
          </table:table-cell>
          <table:table-cell office:value-type="float" office:value="113.949" calcext:value-type="float">
            <text:p>113.949</text:p>
          </table:table-cell>
          <table:table-cell table:formula="of:=[.G$28]/[.G34]" office:value-type="float" office:value="1.86383382039333" calcext:value-type="float">
            <text:p>1.8638338204</text:p>
          </table:table-cell>
          <table:table-cell office:value-type="float" office:value="66.3753" calcext:value-type="float">
            <text:p>66.3753</text:p>
          </table:table-cell>
          <table:table-cell table:formula="of:=[.I$28]/[.I34]" office:value-type="float" office:value="2.57928777723039" calcext:value-type="float">
            <text:p>2.5792877772</text:p>
          </table:table-cell>
          <table:table-cell office:value-type="float" office:value="114.802" calcext:value-type="float">
            <text:p>114.802</text:p>
          </table:table-cell>
          <table:table-cell table:formula="of:=[.K$28]/[.K34]" office:value-type="float" office:value="1.85251128029128" calcext:value-type="float">
            <text:p>1.8525112803</text:p>
          </table:table-cell>
          <table:table-cell office:value-type="float" office:value="66.2705" calcext:value-type="float">
            <text:p>66.2705</text:p>
          </table:table-cell>
          <table:table-cell table:formula="of:=[.M$28]/[.M34]" office:value-type="float" office:value="2.58526795482153" calcext:value-type="float">
            <text:p>2.5852679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7.442" calcext:value-type="float">
            <text:p>107.442</text:p>
          </table:table-cell>
          <table:table-cell table:formula="of:=[.C$28]/[.C35]" office:value-type="float" office:value="1.97710392583906" calcext:value-type="float">
            <text:p>1.9771039258</text:p>
          </table:table-cell>
          <table:table-cell office:value-type="float" office:value="61.7085" calcext:value-type="float">
            <text:p>61.7085</text:p>
          </table:table-cell>
          <table:table-cell table:formula="of:=[.E$28]/[.E35]" office:value-type="float" office:value="2.76841926152799" calcext:value-type="float">
            <text:p>2.7684192615</text:p>
          </table:table-cell>
          <table:table-cell office:value-type="float" office:value="108.216" calcext:value-type="float">
            <text:p>108.216</text:p>
          </table:table-cell>
          <table:table-cell table:formula="of:=[.G$28]/[.G35]" office:value-type="float" office:value="1.9625748502994" calcext:value-type="float">
            <text:p>1.9625748503</text:p>
          </table:table-cell>
          <table:table-cell office:value-type="float" office:value="62.1015" calcext:value-type="float">
            <text:p>62.1015</text:p>
          </table:table-cell>
          <table:table-cell table:formula="of:=[.I$28]/[.I35]" office:value-type="float" office:value="2.75679331417115" calcext:value-type="float">
            <text:p>2.7567933142</text:p>
          </table:table-cell>
          <table:table-cell office:value-type="float" office:value="108.466" calcext:value-type="float">
            <text:p>108.466</text:p>
          </table:table-cell>
          <table:table-cell table:formula="of:=[.K$28]/[.K35]" office:value-type="float" office:value="1.96072501982188" calcext:value-type="float">
            <text:p>1.9607250198</text:p>
          </table:table-cell>
          <table:table-cell office:value-type="float" office:value="62.2585" calcext:value-type="float">
            <text:p>62.2585</text:p>
          </table:table-cell>
          <table:table-cell table:formula="of:=[.M$28]/[.M35]" office:value-type="float" office:value="2.75186520716047" calcext:value-type="float">
            <text:p>2.751865207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/>
          <table:table-cell office:value-type="string" calcext:value-type="string">
            <text:p>Cqueue</text:p>
          </table:table-cell>
          <table:table-cell/>
          <table:table-cell office:value-type="string" calcext:value-type="string">
            <text:p>Bqueu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.262" calcext:value-type="float">
            <text:p>213.262</text:p>
          </table:table-cell>
          <table:table-cell table:formula="of:=[.C$38]/[.C38]" office:value-type="float" office:value="1" calcext:value-type="float">
            <text:p>1</text:p>
          </table:table-cell>
          <table:table-cell office:value-type="float" office:value="171.148" calcext:value-type="float">
            <text:p>171.148</text:p>
          </table:table-cell>
          <table:table-cell table:formula="of:=[.E$38]/[.E38]" office:value-type="float" office:value="1" calcext:value-type="float">
            <text:p>1</text:p>
          </table:table-cell>
          <table:table-cell office:value-type="float" office:value="213.407" calcext:value-type="float">
            <text:p>213.407</text:p>
          </table:table-cell>
          <table:table-cell table:formula="of:=[.G$38]/[.G38]" office:value-type="float" office:value="1" calcext:value-type="float">
            <text:p>1</text:p>
          </table:table-cell>
          <table:table-cell office:value-type="float" office:value="171.772" calcext:value-type="float">
            <text:p>171.772</text:p>
          </table:table-cell>
          <table:table-cell table:formula="of:=[.I$38]/[.I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6.483" calcext:value-type="float">
            <text:p>286.483</text:p>
          </table:table-cell>
          <table:table-cell table:formula="of:=[.C$38]/[.C39]" office:value-type="float" office:value="0.744414153719418" calcext:value-type="float">
            <text:p>0.7444141537</text:p>
          </table:table-cell>
          <table:table-cell office:value-type="float" office:value="91.7057" calcext:value-type="float">
            <text:p>91.7057</text:p>
          </table:table-cell>
          <table:table-cell table:formula="of:=[.E$38]/[.E39]" office:value-type="float" office:value="1.86627439733844" calcext:value-type="float">
            <text:p>1.8662743973</text:p>
          </table:table-cell>
          <table:table-cell office:value-type="float" office:value="288.414" calcext:value-type="float">
            <text:p>288.414</text:p>
          </table:table-cell>
          <table:table-cell table:formula="of:=[.G$38]/[.G39]" office:value-type="float" office:value="0.739932874271013" calcext:value-type="float">
            <text:p>0.7399328743</text:p>
          </table:table-cell>
          <table:table-cell office:value-type="float" office:value="100.939" calcext:value-type="float">
            <text:p>100.939</text:p>
          </table:table-cell>
          <table:table-cell table:formula="of:=[.I$38]/[.I39]" office:value-type="float" office:value="1.70174065524723" calcext:value-type="float">
            <text:p>1.7017406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4.107" calcext:value-type="float">
            <text:p>224.107</text:p>
          </table:table-cell>
          <table:table-cell table:formula="of:=[.C$38]/[.C40]" office:value-type="float" office:value="0.95160793727996" calcext:value-type="float">
            <text:p>0.9516079373</text:p>
          </table:table-cell>
          <table:table-cell office:value-type="float" office:value="84.1722" calcext:value-type="float">
            <text:p>84.1722</text:p>
          </table:table-cell>
          <table:table-cell table:formula="of:=[.E$38]/[.E40]" office:value-type="float" office:value="2.0333079092622" calcext:value-type="float">
            <text:p>2.0333079093</text:p>
          </table:table-cell>
          <table:table-cell office:value-type="float" office:value="228.09" calcext:value-type="float">
            <text:p>228.09</text:p>
          </table:table-cell>
          <table:table-cell table:formula="of:=[.G$38]/[.G40]" office:value-type="float" office:value="0.935626287868824" calcext:value-type="float">
            <text:p>0.9356262879</text:p>
          </table:table-cell>
          <table:table-cell office:value-type="float" office:value="75.7844" calcext:value-type="float">
            <text:p>75.7844</text:p>
          </table:table-cell>
          <table:table-cell table:formula="of:=[.I$38]/[.I40]" office:value-type="float" office:value="2.26658784657528" calcext:value-type="float">
            <text:p>2.26658784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.741" calcext:value-type="float">
            <text:p>175.741</text:p>
          </table:table-cell>
          <table:table-cell table:formula="of:=[.C$38]/[.C41]" office:value-type="float" office:value="1.21350168714187" calcext:value-type="float">
            <text:p>1.2135016871</text:p>
          </table:table-cell>
          <table:table-cell office:value-type="float" office:value="79.3511" calcext:value-type="float">
            <text:p>79.3511</text:p>
          </table:table-cell>
          <table:table-cell table:formula="of:=[.E$38]/[.E41]" office:value-type="float" office:value="2.15684470662663" calcext:value-type="float">
            <text:p>2.1568447066</text:p>
          </table:table-cell>
          <table:table-cell office:value-type="float" office:value="179.198" calcext:value-type="float">
            <text:p>179.198</text:p>
          </table:table-cell>
          <table:table-cell table:formula="of:=[.G$38]/[.G41]" office:value-type="float" office:value="1.1909005680867" calcext:value-type="float">
            <text:p>1.1909005681</text:p>
          </table:table-cell>
          <table:table-cell office:value-type="float" office:value="79.8707" calcext:value-type="float">
            <text:p>79.8707</text:p>
          </table:table-cell>
          <table:table-cell table:formula="of:=[.I$38]/[.I41]" office:value-type="float" office:value="2.15062594919038" calcext:value-type="float">
            <text:p>2.1506259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.211" calcext:value-type="float">
            <text:p>148.211</text:p>
          </table:table-cell>
          <table:table-cell table:formula="of:=[.C$38]/[.C42]" office:value-type="float" office:value="1.43890804326265" calcext:value-type="float">
            <text:p>1.4389080433</text:p>
          </table:table-cell>
          <table:table-cell office:value-type="float" office:value="76.0164" calcext:value-type="float">
            <text:p>76.0164</text:p>
          </table:table-cell>
          <table:table-cell table:formula="of:=[.E$38]/[.E42]" office:value-type="float" office:value="2.25146152672318" calcext:value-type="float">
            <text:p>2.2514615267</text:p>
          </table:table-cell>
          <table:table-cell office:value-type="float" office:value="148.532" calcext:value-type="float">
            <text:p>148.532</text:p>
          </table:table-cell>
          <table:table-cell table:formula="of:=[.G$38]/[.G42]" office:value-type="float" office:value="1.43677456709665" calcext:value-type="float">
            <text:p>1.4367745671</text:p>
          </table:table-cell>
          <table:table-cell office:value-type="float" office:value="75.8899" calcext:value-type="float">
            <text:p>75.8899</text:p>
          </table:table-cell>
          <table:table-cell table:formula="of:=[.I$38]/[.I42]" office:value-type="float" office:value="2.26343690003545" calcext:value-type="float">
            <text:p>2.2634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.814" calcext:value-type="float">
            <text:p>126.814</text:p>
          </table:table-cell>
          <table:table-cell table:formula="of:=[.C$38]/[.C43]" office:value-type="float" office:value="1.6816912959137" calcext:value-type="float">
            <text:p>1.6816912959</text:p>
          </table:table-cell>
          <table:table-cell office:value-type="float" office:value="70.4807" calcext:value-type="float">
            <text:p>70.4807</text:p>
          </table:table-cell>
          <table:table-cell table:formula="of:=[.E$38]/[.E43]" office:value-type="float" office:value="2.42829597322388" calcext:value-type="float">
            <text:p>2.4282959732</text:p>
          </table:table-cell>
          <table:table-cell office:value-type="float" office:value="126.364" calcext:value-type="float">
            <text:p>126.364</text:p>
          </table:table-cell>
          <table:table-cell table:formula="of:=[.G$38]/[.G43]" office:value-type="float" office:value="1.68882751416543" calcext:value-type="float">
            <text:p>1.6888275142</text:p>
          </table:table-cell>
          <table:table-cell office:value-type="float" office:value="71.1819" calcext:value-type="float">
            <text:p>71.1819</text:p>
          </table:table-cell>
          <table:table-cell table:formula="of:=[.I$38]/[.I43]" office:value-type="float" office:value="2.41314154300461" calcext:value-type="float">
            <text:p>2.413141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.888" calcext:value-type="float">
            <text:p>114.888</text:p>
          </table:table-cell>
          <table:table-cell table:formula="of:=[.C$38]/[.C44]" office:value-type="float" office:value="1.85626000974862" calcext:value-type="float">
            <text:p>1.8562600097</text:p>
          </table:table-cell>
          <table:table-cell office:value-type="float" office:value="66.2033" calcext:value-type="float">
            <text:p>66.2033</text:p>
          </table:table-cell>
          <table:table-cell table:formula="of:=[.E$38]/[.E44]" office:value-type="float" office:value="2.58518835163806" calcext:value-type="float">
            <text:p>2.5851883516</text:p>
          </table:table-cell>
          <table:table-cell office:value-type="float" office:value="114.677" calcext:value-type="float">
            <text:p>114.677</text:p>
          </table:table-cell>
          <table:table-cell table:formula="of:=[.G$38]/[.G44]" office:value-type="float" office:value="1.86093985716403" calcext:value-type="float">
            <text:p>1.8609398572</text:p>
          </table:table-cell>
          <table:table-cell office:value-type="float" office:value="66.2334" calcext:value-type="float">
            <text:p>66.2334</text:p>
          </table:table-cell>
          <table:table-cell table:formula="of:=[.I$38]/[.I44]" office:value-type="float" office:value="2.59343473232538" calcext:value-type="float">
            <text:p>2.5934347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.507" calcext:value-type="float">
            <text:p>108.507</text:p>
          </table:table-cell>
          <table:table-cell table:formula="of:=[.C$38]/[.C45]" office:value-type="float" office:value="1.96542158570415" calcext:value-type="float">
            <text:p>1.9654215857</text:p>
          </table:table-cell>
          <table:table-cell office:value-type="float" office:value="61.7935" calcext:value-type="float">
            <text:p>61.7935</text:p>
          </table:table-cell>
          <table:table-cell table:formula="of:=[.E$38]/[.E45]" office:value-type="float" office:value="2.76967642227742" calcext:value-type="float">
            <text:p>2.7696764223</text:p>
          </table:table-cell>
          <table:table-cell office:value-type="float" office:value="108.338" calcext:value-type="float">
            <text:p>108.338</text:p>
          </table:table-cell>
          <table:table-cell table:formula="of:=[.G$38]/[.G45]" office:value-type="float" office:value="1.96982591519135" calcext:value-type="float">
            <text:p>1.9698259152</text:p>
          </table:table-cell>
          <table:table-cell office:value-type="float" office:value="61.7831" calcext:value-type="float">
            <text:p>61.7831</text:p>
          </table:table-cell>
          <table:table-cell table:formula="of:=[.I$38]/[.I45]" office:value-type="float" office:value="2.78024249349741" calcext:value-type="float">
            <text:p>2.7802424935</text:p>
          </table:table-cell>
          <table:table-cell table:number-columns-repeated="6"/>
        </table:table-row>
      </table:table>
      <table:table table:name="Sheet5" table:style-name="ta1">
        <table:shapes>
          <draw:frame draw:z-index="0" draw:style-name="gr1" draw:text-style-name="P1" svg:width="496.86pt" svg:height="282.36pt" svg:x="338.63pt" svg:y="117.81pt">
            <draw:object draw:notify-on-update-of-ranges="Sheet5.I13:Sheet5.I13 Sheet5.I14:Sheet5.I21 Sheet5.J13:Sheet5.J13 Sheet5.J14:Sheet5.J21 Sheet5.M14:Sheet5.M21 Sheet5.L14:Sheet5.L21 Sheet5.K13:Sheet5.K13 Sheet5.K14:Sheet5.K21 Sheet5.O14:Sheet5.O21 Sheet5.N14:Sheet5.N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.591" calcext:value-type="float">
            <text:p>183.591</text:p>
          </table:table-cell>
          <table:table-cell table:formula="of:=[.B$4]/[.B4]" office:value-type="float" office:value="1" calcext:value-type="float">
            <text:p>1</text:p>
          </table:table-cell>
          <table:table-cell office:value-type="float" office:value="166.263" calcext:value-type="float">
            <text:p>166.263</text:p>
          </table:table-cell>
          <table:table-cell table:formula="of:=[.D$4]/[.D4]" office:value-type="float" office:value="1" calcext:value-type="float">
            <text:p>1</text:p>
          </table:table-cell>
          <table:table-cell office:value-type="float" office:value="185.201" calcext:value-type="float">
            <text:p>185.201</text:p>
          </table:table-cell>
          <table:table-cell table:formula="of:=[.F$4]/[.F4]" office:value-type="float" office:value="1" calcext:value-type="float">
            <text:p>1</text:p>
          </table:table-cell>
          <table:table-cell office:value-type="float" office:value="166.066" calcext:value-type="float">
            <text:p>166.066</text:p>
          </table:table-cell>
          <table:table-cell table:formula="of:=[.H$4]/[.H4]" office:value-type="float" office:value="1" calcext:value-type="float">
            <text:p>1</text:p>
          </table:table-cell>
          <table:table-cell office:value-type="float" office:value="184.584" calcext:value-type="float">
            <text:p>184.584</text:p>
          </table:table-cell>
          <table:table-cell table:formula="of:=[.J$4]/[.J4]" office:value-type="float" office:value="1" calcext:value-type="float">
            <text:p>1</text:p>
          </table:table-cell>
          <table:table-cell office:value-type="float" office:value="166.358" calcext:value-type="float">
            <text:p>166.358</text:p>
          </table:table-cell>
          <table:table-cell table:formula="of:=[.J$4]/[.J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2.447" calcext:value-type="float">
            <text:p>462.447</text:p>
          </table:table-cell>
          <table:table-cell table:formula="of:=[.B$4]/[.B5]" office:value-type="float" office:value="0.396999007453827" calcext:value-type="float">
            <text:p>0.3969990075</text:p>
          </table:table-cell>
          <table:table-cell office:value-type="float" office:value="197.089" calcext:value-type="float">
            <text:p>197.089</text:p>
          </table:table-cell>
          <table:table-cell table:formula="of:=[.D$4]/[.D5]" office:value-type="float" office:value="0.843593503442607" calcext:value-type="float">
            <text:p>0.8435935034</text:p>
          </table:table-cell>
          <table:table-cell office:value-type="float" office:value="460.237" calcext:value-type="float">
            <text:p>460.237</text:p>
          </table:table-cell>
          <table:table-cell table:formula="of:=[.F$4]/[.F5]" office:value-type="float" office:value="0.402403544260892" calcext:value-type="float">
            <text:p>0.4024035443</text:p>
          </table:table-cell>
          <table:table-cell office:value-type="float" office:value="196.726" calcext:value-type="float">
            <text:p>196.726</text:p>
          </table:table-cell>
          <table:table-cell table:formula="of:=[.H$4]/[.H5]" office:value-type="float" office:value="0.844148714455639" calcext:value-type="float">
            <text:p>0.8441487145</text:p>
          </table:table-cell>
          <table:table-cell office:value-type="float" office:value="464.964" calcext:value-type="float">
            <text:p>464.964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office:value-type="float" office:value="196.999" calcext:value-type="float">
            <text:p>196.999</text:p>
          </table:table-cell>
          <table:table-cell table:formula="of:=[.J$4]/[.J5]" office:value-type="float" office:value="0.396985573076625" calcext:value-type="float">
            <text:p>0.39698557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8.156" calcext:value-type="float">
            <text:p>458.156</text:p>
          </table:table-cell>
          <table:table-cell table:formula="of:=[.B$4]/[.B6]" office:value-type="float" office:value="0.400717222954627" calcext:value-type="float">
            <text:p>0.400717223</text:p>
          </table:table-cell>
          <table:table-cell office:value-type="float" office:value="194.759" calcext:value-type="float">
            <text:p>194.759</text:p>
          </table:table-cell>
          <table:table-cell table:formula="of:=[.D$4]/[.D6]" office:value-type="float" office:value="0.853685837368235" calcext:value-type="float">
            <text:p>0.8536858374</text:p>
          </table:table-cell>
          <table:table-cell office:value-type="float" office:value="501.734" calcext:value-type="float">
            <text:p>501.734</text:p>
          </table:table-cell>
          <table:table-cell table:formula="of:=[.F$4]/[.F6]" office:value-type="float" office:value="0.369121885301773" calcext:value-type="float">
            <text:p>0.3691218853</text:p>
          </table:table-cell>
          <table:table-cell office:value-type="float" office:value="188.781" calcext:value-type="float">
            <text:p>188.781</text:p>
          </table:table-cell>
          <table:table-cell table:formula="of:=[.H$4]/[.H6]" office:value-type="float" office:value="0.8796753910616" calcext:value-type="float">
            <text:p>0.8796753911</text:p>
          </table:table-cell>
          <table:table-cell office:value-type="float" office:value="468.952" calcext:value-type="float">
            <text:p>468.952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office:value-type="float" office:value="183.169" calcext:value-type="float">
            <text:p>183.169</text:p>
          </table:table-cell>
          <table:table-cell table:formula="of:=[.J$4]/[.J6]" office:value-type="float" office:value="0.393609580511438" calcext:value-type="float">
            <text:p>0.393609580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.055" calcext:value-type="float">
            <text:p>484.055</text:p>
          </table:table-cell>
          <table:table-cell table:formula="of:=[.B$4]/[.B7]" office:value-type="float" office:value="0.379277148257946" calcext:value-type="float">
            <text:p>0.3792771483</text:p>
          </table:table-cell>
          <table:table-cell office:value-type="float" office:value="203.366" calcext:value-type="float">
            <text:p>203.366</text:p>
          </table:table-cell>
          <table:table-cell table:formula="of:=[.D$4]/[.D7]" office:value-type="float" office:value="0.817555540257467" calcext:value-type="float">
            <text:p>0.8175555403</text:p>
          </table:table-cell>
          <table:table-cell office:value-type="float" office:value="485.103" calcext:value-type="float">
            <text:p>485.103</text:p>
          </table:table-cell>
          <table:table-cell table:formula="of:=[.F$4]/[.F7]" office:value-type="float" office:value="0.381776653617891" calcext:value-type="float">
            <text:p>0.3817766536</text:p>
          </table:table-cell>
          <table:table-cell office:value-type="float" office:value="200.208" calcext:value-type="float">
            <text:p>200.208</text:p>
          </table:table-cell>
          <table:table-cell table:formula="of:=[.H$4]/[.H7]" office:value-type="float" office:value="0.82946735395189" calcext:value-type="float">
            <text:p>0.829467354</text:p>
          </table:table-cell>
          <table:table-cell office:value-type="float" office:value="465.889" calcext:value-type="float">
            <text:p>465.889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office:value-type="float" office:value="200.086" calcext:value-type="float">
            <text:p>200.086</text:p>
          </table:table-cell>
          <table:table-cell table:formula="of:=[.J$4]/[.J7]" office:value-type="float" office:value="0.396197377486912" calcext:value-type="float">
            <text:p>0.39619737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4.525" calcext:value-type="float">
            <text:p>474.525</text:p>
          </table:table-cell>
          <table:table-cell table:formula="of:=[.B$4]/[.B8]" office:value-type="float" office:value="0.386894262683736" calcext:value-type="float">
            <text:p>0.3868942627</text:p>
          </table:table-cell>
          <table:table-cell office:value-type="float" office:value="187.098" calcext:value-type="float">
            <text:p>187.098</text:p>
          </table:table-cell>
          <table:table-cell table:formula="of:=[.D$4]/[.D8]" office:value-type="float" office:value="0.88864124683321" calcext:value-type="float">
            <text:p>0.8886412468</text:p>
          </table:table-cell>
          <table:table-cell office:value-type="float" office:value="461.502" calcext:value-type="float">
            <text:p>461.502</text:p>
          </table:table-cell>
          <table:table-cell table:formula="of:=[.F$4]/[.F8]" office:value-type="float" office:value="0.401300536075683" calcext:value-type="float">
            <text:p>0.4013005361</text:p>
          </table:table-cell>
          <table:table-cell office:value-type="float" office:value="183.025" calcext:value-type="float">
            <text:p>183.025</text:p>
          </table:table-cell>
          <table:table-cell table:formula="of:=[.H$4]/[.H8]" office:value-type="float" office:value="0.907340527250376" calcext:value-type="float">
            <text:p>0.9073405273</text:p>
          </table:table-cell>
          <table:table-cell office:value-type="float" office:value="466.793" calcext:value-type="float">
            <text:p>466.793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office:value-type="float" office:value="203.837" calcext:value-type="float">
            <text:p>203.837</text:p>
          </table:table-cell>
          <table:table-cell table:formula="of:=[.J$4]/[.J8]" office:value-type="float" office:value="0.395430094281619" calcext:value-type="float">
            <text:p>0.39543009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6.062" calcext:value-type="float">
            <text:p>476.062</text:p>
          </table:table-cell>
          <table:table-cell table:formula="of:=[.B$4]/[.B9]" office:value-type="float" office:value="0.385645147060677" calcext:value-type="float">
            <text:p>0.3856451471</text:p>
          </table:table-cell>
          <table:table-cell office:value-type="float" office:value="178.376" calcext:value-type="float">
            <text:p>178.376</text:p>
          </table:table-cell>
          <table:table-cell table:formula="of:=[.D$4]/[.D9]" office:value-type="float" office:value="0.932092882450554" calcext:value-type="float">
            <text:p>0.9320928825</text:p>
          </table:table-cell>
          <table:table-cell office:value-type="float" office:value="441.836" calcext:value-type="float">
            <text:p>441.836</text:p>
          </table:table-cell>
          <table:table-cell table:formula="of:=[.F$4]/[.F9]" office:value-type="float" office:value="0.419162313618628" calcext:value-type="float">
            <text:p>0.4191623136</text:p>
          </table:table-cell>
          <table:table-cell office:value-type="float" office:value="174.6" calcext:value-type="float">
            <text:p>174.6</text:p>
          </table:table-cell>
          <table:table-cell table:formula="of:=[.H$4]/[.H9]" office:value-type="float" office:value="0.951122565864834" calcext:value-type="float">
            <text:p>0.9511225659</text:p>
          </table:table-cell>
          <table:table-cell office:value-type="float" office:value="473.069" calcext:value-type="float">
            <text:p>473.069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office:value-type="float" office:value="181.364" calcext:value-type="float">
            <text:p>181.364</text:p>
          </table:table-cell>
          <table:table-cell table:formula="of:=[.J$4]/[.J9]" office:value-type="float" office:value="0.390184095766157" calcext:value-type="float">
            <text:p>0.39018409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7.122" calcext:value-type="float">
            <text:p>467.122</text:p>
          </table:table-cell>
          <table:table-cell table:formula="of:=[.B$4]/[.B10]" office:value-type="float" office:value="0.393025804821867" calcext:value-type="float">
            <text:p>0.3930258048</text:p>
          </table:table-cell>
          <table:table-cell office:value-type="float" office:value="168.038" calcext:value-type="float">
            <text:p>168.038</text:p>
          </table:table-cell>
          <table:table-cell table:formula="of:=[.D$4]/[.D10]" office:value-type="float" office:value="0.989436913079184" calcext:value-type="float">
            <text:p>0.9894369131</text:p>
          </table:table-cell>
          <table:table-cell office:value-type="float" office:value="417.909" calcext:value-type="float">
            <text:p>417.909</text:p>
          </table:table-cell>
          <table:table-cell table:formula="of:=[.F$4]/[.F10]" office:value-type="float" office:value="0.443161070950853" calcext:value-type="float">
            <text:p>0.443161071</text:p>
          </table:table-cell>
          <table:table-cell office:value-type="float" office:value="153.542" calcext:value-type="float">
            <text:p>153.542</text:p>
          </table:table-cell>
          <table:table-cell table:formula="of:=[.H$4]/[.H10]" office:value-type="float" office:value="1.08156725847" calcext:value-type="float">
            <text:p>1.0815672585</text:p>
          </table:table-cell>
          <table:table-cell office:value-type="float" office:value="440.795" calcext:value-type="float">
            <text:p>440.795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office:value-type="float" office:value="167.11" calcext:value-type="float">
            <text:p>167.11</text:p>
          </table:table-cell>
          <table:table-cell table:formula="of:=[.J$4]/[.J10]" office:value-type="float" office:value="0.418752481312175" calcext:value-type="float">
            <text:p>0.418752481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3.722" calcext:value-type="float">
            <text:p>473.722</text:p>
          </table:table-cell>
          <table:table-cell table:formula="of:=[.B$4]/[.B11]" office:value-type="float" office:value="0.387550082115671" calcext:value-type="float">
            <text:p>0.3875500821</text:p>
          </table:table-cell>
          <table:table-cell office:value-type="float" office:value="157.414" calcext:value-type="float">
            <text:p>157.414</text:p>
          </table:table-cell>
          <table:table-cell table:formula="of:=[.D$4]/[.D11]" office:value-type="float" office:value="1.05621482206157" calcext:value-type="float">
            <text:p>1.0562148221</text:p>
          </table:table-cell>
          <table:table-cell office:value-type="float" office:value="475.502" calcext:value-type="float">
            <text:p>475.502</text:p>
          </table:table-cell>
          <table:table-cell table:formula="of:=[.F$4]/[.F11]" office:value-type="float" office:value="0.389485217727791" calcext:value-type="float">
            <text:p>0.3894852177</text:p>
          </table:table-cell>
          <table:table-cell office:value-type="float" office:value="157.565" calcext:value-type="float">
            <text:p>157.565</text:p>
          </table:table-cell>
          <table:table-cell table:formula="of:=[.H$4]/[.H11]" office:value-type="float" office:value="1.05395233713071" calcext:value-type="float">
            <text:p>1.0539523371</text:p>
          </table:table-cell>
          <table:table-cell office:value-type="float" office:value="463.073" calcext:value-type="float">
            <text:p>463.073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office:value-type="float" office:value="158.667" calcext:value-type="float">
            <text:p>158.667</text:p>
          </table:table-cell>
          <table:table-cell table:formula="of:=[.J$4]/[.J11]" office:value-type="float" office:value="0.398606699159744" calcext:value-type="float">
            <text:p>0.3986066992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, 20000 procs, 100000 cycles</text:p>
          </table:table-cell>
          <table:table-cell office:value-type="string" calcext:value-type="string">
            <text:p>M2, 20000 procs, 100000 cycles</text:p>
          </table:table-cell>
          <table:table-cell office:value-type="string" calcext:value-type="string">
            <text:p>C-min</text:p>
          </table:table-cell>
          <table:table-cell office:value-type="string" calcext:value-type="string">
            <text:p>C-max</text:p>
          </table:table-cell>
          <table:table-cell office:value-type="string" calcext:value-type="string">
            <text:p>B-min</text:p>
          </table:table-cell>
          <table:table-cell office:value-type="string" calcext:value-type="string">
            <text:p>B-max</text:p>
          </table:table-cell>
        </table:table-row>
        <table:table-row table:style-name="ro1">
          <table:table-cell office:value-type="float" office:value="195.65" calcext:value-type="float">
            <text:p>195.65</text:p>
          </table:table-cell>
          <table:table-cell table:formula="of:=[.A$14]/[.A14]" office:value-type="float" office:value="1" calcext:value-type="float">
            <text:p>1</text:p>
          </table:table-cell>
          <table:table-cell office:value-type="float" office:value="163.176" calcext:value-type="float">
            <text:p>163.176</text:p>
          </table:table-cell>
          <table:table-cell table:formula="of:=[.C$14]/[.C14]" office:value-type="float" office:value="1" calcext:value-type="float">
            <text:p>1</text:p>
          </table:table-cell>
          <table:table-cell office:value-type="float" office:value="195.341" calcext:value-type="float">
            <text:p>195.341</text:p>
          </table:table-cell>
          <table:table-cell table:formula="of:=[.E$14]/[.E14]" office:value-type="float" office:value="1" calcext:value-type="float">
            <text:p>1</text:p>
          </table:table-cell>
          <table:table-cell office:value-type="float" office:value="161.414" calcext:value-type="float">
            <text:p>161.414</text:p>
          </table:table-cell>
          <table:table-cell table:formula="of:=[.G$14]/[.G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C4];[.G4];[.K4];[.B14];[.F14])" office:value-type="float" office:value="1" calcext:value-type="float">
            <text:p>1</text:p>
          </table:table-cell>
          <table:table-cell table:formula="of:=AVERAGE([.E4];[.I4];[.M4];[.D14];[.H14])" office:value-type="float" office:value="1" calcext:value-type="float">
            <text:p>1</text:p>
          </table:table-cell>
          <table:table-cell table:formula="of:=ABS(MIN([.C4];[.G4];[.K4];[.B14];[.F14]) - [.J14])" office:value-type="float" office:value="0" calcext:value-type="float">
            <text:p>0</text:p>
          </table:table-cell>
          <table:table-cell table:formula="of:=ABS(MAX([.C4];[.G4];[.K4];[.B14];[.F14])-[.K14])" office:value-type="float" office:value="0" calcext:value-type="float">
            <text:p>0</text:p>
          </table:table-cell>
          <table:table-cell table:formula="of:=ABS(MIN([.E4];[.I4];[.M4];[.D14];[.H14])-[.K14])" office:value-type="float" office:value="0" calcext:value-type="float">
            <text:p>0</text:p>
          </table:table-cell>
          <table:table-cell table:formula="of:=ABS(MAX([.E4];[.I4];[.M4];[.D14];[.H14])-[.K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.518" calcext:value-type="float">
            <text:p>441.518</text:p>
          </table:table-cell>
          <table:table-cell table:formula="of:=[.A$14]/[.A15]" office:value-type="float" office:value="0.443130291403748" calcext:value-type="float">
            <text:p>0.4431302914</text:p>
          </table:table-cell>
          <table:table-cell office:value-type="float" office:value="187.013" calcext:value-type="float">
            <text:p>187.013</text:p>
          </table:table-cell>
          <table:table-cell table:formula="of:=[.C$14]/[.C15]" office:value-type="float" office:value="0.872538272740398" calcext:value-type="float">
            <text:p>0.8725382727</text:p>
          </table:table-cell>
          <table:table-cell office:value-type="float" office:value="446.008" calcext:value-type="float">
            <text:p>446.008</text:p>
          </table:table-cell>
          <table:table-cell table:formula="of:=[.E$14]/[.E15]" office:value-type="float" office:value="0.437976448852935" calcext:value-type="float">
            <text:p>0.4379764489</text:p>
          </table:table-cell>
          <table:table-cell office:value-type="float" office:value="185.061" calcext:value-type="float">
            <text:p>185.061</text:p>
          </table:table-cell>
          <table:table-cell table:formula="of:=[.G$14]/[.G15]" office:value-type="float" office:value="0.872220511074727" calcext:value-type="float">
            <text:p>0.8722205111</text:p>
          </table:table-cell>
          <table:table-cell office:value-type="float" office:value="2" calcext:value-type="float">
            <text:p>2</text:p>
          </table:table-cell>
          <table:table-cell table:formula="of:=AVERAGE([.C5];[.G5];[.K5];[.B15];[.F15])" office:value-type="float" office:value="0.415498973009606" calcext:value-type="float">
            <text:p>0.415498973</text:p>
          </table:table-cell>
          <table:table-cell table:formula="of:=AVERAGE([.E5];[.I5];[.M5];[.D15];[.H15])" office:value-type="float" office:value="0.765897314957999" calcext:value-type="float">
            <text:p>0.765897315</text:p>
          </table:table-cell>
          <table:table-cell table:formula="of:=ABS(MIN([.C5];[.G5];[.K5];[.B15];[.F15]) - [.J15])" office:value-type="float" office:value="0.0185133999329802" calcext:value-type="float">
            <text:p>0.0185133999</text:p>
          </table:table-cell>
          <table:table-cell table:formula="of:=ABS(MAX([.C5];[.G5];[.K5];[.B15];[.F15])-[.K15])" office:value-type="float" office:value="0.322767023554251" calcext:value-type="float">
            <text:p>0.3227670236</text:p>
          </table:table-cell>
          <table:table-cell table:formula="of:=ABS(MIN([.E5];[.I5];[.M5];[.D15];[.H15])-[.K15])" office:value-type="float" office:value="0.368911741881374" calcext:value-type="float">
            <text:p>0.3689117419</text:p>
          </table:table-cell>
          <table:table-cell table:formula="of:=ABS(MAX([.E5];[.I5];[.M5];[.D15];[.H15])-[.K15])" office:value-type="float" office:value="0.106640957782398" calcext:value-type="float">
            <text:p>0.1066409578</text:p>
          </table:table-cell>
        </table:table-row>
        <table:table-row table:style-name="ro1">
          <table:table-cell office:value-type="float" office:value="442.487" calcext:value-type="float">
            <text:p>442.487</text:p>
          </table:table-cell>
          <table:table-cell table:formula="of:=[.A$14]/[.A16]" office:value-type="float" office:value="0.442159882663219" calcext:value-type="float">
            <text:p>0.4421598827</text:p>
          </table:table-cell>
          <table:table-cell office:value-type="float" office:value="171.525" calcext:value-type="float">
            <text:p>171.525</text:p>
          </table:table-cell>
          <table:table-cell table:formula="of:=[.C$14]/[.C16]" office:value-type="float" office:value="0.951324879755138" calcext:value-type="float">
            <text:p>0.9513248798</text:p>
          </table:table-cell>
          <table:table-cell office:value-type="float" office:value="441.42" calcext:value-type="float">
            <text:p>441.42</text:p>
          </table:table-cell>
          <table:table-cell table:formula="of:=[.E$14]/[.E16]" office:value-type="float" office:value="0.442528657514385" calcext:value-type="float">
            <text:p>0.4425286575</text:p>
          </table:table-cell>
          <table:table-cell office:value-type="float" office:value="165.584" calcext:value-type="float">
            <text:p>165.584</text:p>
          </table:table-cell>
          <table:table-cell table:formula="of:=[.G$14]/[.G16]" office:value-type="float" office:value="0.974816407382356" calcext:value-type="float">
            <text:p>0.9748164074</text:p>
          </table:table-cell>
          <table:table-cell office:value-type="float" office:value="3" calcext:value-type="float">
            <text:p>3</text:p>
          </table:table-cell>
          <table:table-cell table:formula="of:=AVERAGE([.C6];[.G6];[.K6];[.B16];[.F16])" office:value-type="float" office:value="0.409627445789089" calcext:value-type="float">
            <text:p>0.4096274458</text:p>
          </table:table-cell>
          <table:table-cell table:formula="of:=AVERAGE([.E6];[.I6];[.M6];[.D16];[.H16])" office:value-type="float" office:value="0.810622419215753" calcext:value-type="float">
            <text:p>0.8106224192</text:p>
          </table:table-cell>
          <table:table-cell table:formula="of:=ABS(MIN([.C6];[.G6];[.K6];[.B16];[.F16]) - [.J16])" office:value-type="float" office:value="0.0405055604873152" calcext:value-type="float">
            <text:p>0.0405055605</text:p>
          </table:table-cell>
          <table:table-cell table:formula="of:=ABS(MAX([.C6];[.G6];[.K6];[.B16];[.F16])-[.K16])" office:value-type="float" office:value="0.368093761701368" calcext:value-type="float">
            <text:p>0.3680937617</text:p>
          </table:table-cell>
          <table:table-cell table:formula="of:=ABS(MIN([.E6];[.I6];[.M6];[.D16];[.H16])-[.K16])" office:value-type="float" office:value="0.417012838704315" calcext:value-type="float">
            <text:p>0.4170128387</text:p>
          </table:table-cell>
          <table:table-cell table:formula="of:=ABS(MAX([.E6];[.I6];[.M6];[.D16];[.H16])-[.K16])" office:value-type="float" office:value="0.164193988166602" calcext:value-type="float">
            <text:p>0.1641939882</text:p>
          </table:table-cell>
        </table:table-row>
        <table:table-row table:style-name="ro1">
          <table:table-cell office:value-type="float" office:value="468.158" calcext:value-type="float">
            <text:p>468.158</text:p>
          </table:table-cell>
          <table:table-cell table:formula="of:=[.A$14]/[.A17]" office:value-type="float" office:value="0.417914464774713" calcext:value-type="float">
            <text:p>0.4179144648</text:p>
          </table:table-cell>
          <table:table-cell office:value-type="float" office:value="165.644" calcext:value-type="float">
            <text:p>165.644</text:p>
          </table:table-cell>
          <table:table-cell table:formula="of:=[.C$14]/[.C17]" office:value-type="float" office:value="0.985100577141339" calcext:value-type="float">
            <text:p>0.9851005771</text:p>
          </table:table-cell>
          <table:table-cell office:value-type="float" office:value="464.954" calcext:value-type="float">
            <text:p>464.954</text:p>
          </table:table-cell>
          <table:table-cell table:formula="of:=[.E$14]/[.E17]" office:value-type="float" office:value="0.420129733263936" calcext:value-type="float">
            <text:p>0.4201297333</text:p>
          </table:table-cell>
          <table:table-cell office:value-type="float" office:value="168.502" calcext:value-type="float">
            <text:p>168.502</text:p>
          </table:table-cell>
          <table:table-cell table:formula="of:=[.G$14]/[.G17]" office:value-type="float" office:value="0.957935217386144" calcext:value-type="float">
            <text:p>0.9579352174</text:p>
          </table:table-cell>
          <table:table-cell office:value-type="float" office:value="4" calcext:value-type="float">
            <text:p>4</text:p>
          </table:table-cell>
          <table:table-cell table:formula="of:=AVERAGE([.C7];[.G7];[.K7];[.B17];[.F17])" office:value-type="float" office:value="0.39905907548028" calcext:value-type="float">
            <text:p>0.3990590755</text:p>
          </table:table-cell>
          <table:table-cell table:formula="of:=AVERAGE([.E7];[.I7];[.M7];[.D17];[.H17])" office:value-type="float" office:value="0.79725121324475" calcext:value-type="float">
            <text:p>0.7972512132</text:p>
          </table:table-cell>
          <table:table-cell table:formula="of:=ABS(MIN([.C7];[.G7];[.K7];[.B17];[.F17]) - [.J17])" office:value-type="float" office:value="0.0197819272223337" calcext:value-type="float">
            <text:p>0.0197819272</text:p>
          </table:table-cell>
          <table:table-cell table:formula="of:=ABS(MAX([.C7];[.G7];[.K7];[.B17];[.F17])-[.K17])" office:value-type="float" office:value="0.377121479980814" calcext:value-type="float">
            <text:p>0.37712148</text:p>
          </table:table-cell>
          <table:table-cell table:formula="of:=ABS(MIN([.E7];[.I7];[.M7];[.D17];[.H17])-[.K17])" office:value-type="float" office:value="0.401053835757838" calcext:value-type="float">
            <text:p>0.4010538358</text:p>
          </table:table-cell>
          <table:table-cell table:formula="of:=ABS(MAX([.E7];[.I7];[.M7];[.D17];[.H17])-[.K17])" office:value-type="float" office:value="0.187849363896589" calcext:value-type="float">
            <text:p>0.1878493639</text:p>
          </table:table-cell>
        </table:table-row>
        <table:table-row table:style-name="ro1">
          <table:table-cell office:value-type="float" office:value="473.792" calcext:value-type="float">
            <text:p>473.792</text:p>
          </table:table-cell>
          <table:table-cell table:formula="of:=[.A$14]/[.A18]" office:value-type="float" office:value="0.412944920977982" calcext:value-type="float">
            <text:p>0.412944921</text:p>
          </table:table-cell>
          <table:table-cell office:value-type="float" office:value="170.741" calcext:value-type="float">
            <text:p>170.741</text:p>
          </table:table-cell>
          <table:table-cell table:formula="of:=[.C$14]/[.C18]" office:value-type="float" office:value="0.955693125845579" calcext:value-type="float">
            <text:p>0.9556931258</text:p>
          </table:table-cell>
          <table:table-cell office:value-type="float" office:value="493.046" calcext:value-type="float">
            <text:p>493.046</text:p>
          </table:table-cell>
          <table:table-cell table:formula="of:=[.E$14]/[.E18]" office:value-type="float" office:value="0.396192241697529" calcext:value-type="float">
            <text:p>0.3961922417</text:p>
          </table:table-cell>
          <table:table-cell office:value-type="float" office:value="178.766" calcext:value-type="float">
            <text:p>178.766</text:p>
          </table:table-cell>
          <table:table-cell table:formula="of:=[.G$14]/[.G18]" office:value-type="float" office:value="0.902934562500699" calcext:value-type="float">
            <text:p>0.9029345625</text:p>
          </table:table-cell>
          <table:table-cell office:value-type="float" office:value="5" calcext:value-type="float">
            <text:p>5</text:p>
          </table:table-cell>
          <table:table-cell table:formula="of:=AVERAGE([.C8];[.G8];[.K8];[.B18];[.F18])" office:value-type="float" office:value="0.39855241114331" calcext:value-type="float">
            <text:p>0.3985524111</text:p>
          </table:table-cell>
          <table:table-cell table:formula="of:=AVERAGE([.E8];[.I8];[.M8];[.D18];[.H18])" office:value-type="float" office:value="0.810007911342297" calcext:value-type="float">
            <text:p>0.8100079113</text:p>
          </table:table-cell>
          <table:table-cell table:formula="of:=ABS(MIN([.C8];[.G8];[.K8];[.B18];[.F18]) - [.J18])" office:value-type="float" office:value="0.0116581484595737" calcext:value-type="float">
            <text:p>0.0116581485</text:p>
          </table:table-cell>
          <table:table-cell table:formula="of:=ABS(MAX([.C8];[.G8];[.K8];[.B18];[.F18])-[.K18])" office:value-type="float" office:value="0.397062990364315" calcext:value-type="float">
            <text:p>0.3970629904</text:p>
          </table:table-cell>
          <table:table-cell table:formula="of:=ABS(MIN([.E8];[.I8];[.M8];[.D18];[.H18])-[.K18])" office:value-type="float" office:value="0.414577817060677" calcext:value-type="float">
            <text:p>0.4145778171</text:p>
          </table:table-cell>
          <table:table-cell table:formula="of:=ABS(MAX([.E8];[.I8];[.M8];[.D18];[.H18])-[.K18])" office:value-type="float" office:value="0.145685214503282" calcext:value-type="float">
            <text:p>0.1456852145</text:p>
          </table:table-cell>
        </table:table-row>
        <table:table-row table:style-name="ro1">
          <table:table-cell office:value-type="float" office:value="490.699" calcext:value-type="float">
            <text:p>490.699</text:p>
          </table:table-cell>
          <table:table-cell table:formula="of:=[.A$14]/[.A19]" office:value-type="float" office:value="0.398716932376059" calcext:value-type="float">
            <text:p>0.3987169324</text:p>
          </table:table-cell>
          <table:table-cell office:value-type="float" office:value="171.851" calcext:value-type="float">
            <text:p>171.851</text:p>
          </table:table-cell>
          <table:table-cell table:formula="of:=[.C$14]/[.C19]" office:value-type="float" office:value="0.949520223914903" calcext:value-type="float">
            <text:p>0.9495202239</text:p>
          </table:table-cell>
          <table:table-cell office:value-type="float" office:value="473.186" calcext:value-type="float">
            <text:p>473.186</text:p>
          </table:table-cell>
          <table:table-cell table:formula="of:=[.E$14]/[.E19]" office:value-type="float" office:value="0.412820751247924" calcext:value-type="float">
            <text:p>0.4128207512</text:p>
          </table:table-cell>
          <table:table-cell office:value-type="float" office:value="170.399" calcext:value-type="float">
            <text:p>170.399</text:p>
          </table:table-cell>
          <table:table-cell table:formula="of:=[.G$14]/[.G19]" office:value-type="float" office:value="0.947270817317003" calcext:value-type="float">
            <text:p>0.9472708173</text:p>
          </table:table-cell>
          <table:table-cell office:value-type="float" office:value="6" calcext:value-type="float">
            <text:p>6</text:p>
          </table:table-cell>
          <table:table-cell table:formula="of:=AVERAGE([.C9];[.G9];[.K9];[.B19];[.F19])" office:value-type="float" office:value="0.401305848013889" calcext:value-type="float">
            <text:p>0.401305848</text:p>
          </table:table-cell>
          <table:table-cell table:formula="of:=AVERAGE([.E9];[.I9];[.M9];[.D19];[.H19])" office:value-type="float" office:value="0.83403811706269" calcext:value-type="float">
            <text:p>0.8340381171</text:p>
          </table:table-cell>
          <table:table-cell table:formula="of:=ABS(MIN([.C9];[.G9];[.K9];[.B19];[.F19]) - [.J19])" office:value-type="float" office:value="0.015660700953212" calcext:value-type="float">
            <text:p>0.015660701</text:p>
          </table:table-cell>
          <table:table-cell table:formula="of:=ABS(MAX([.C9];[.G9];[.K9];[.B19];[.F19])-[.K19])" office:value-type="float" office:value="0.414875803444062" calcext:value-type="float">
            <text:p>0.4148758034</text:p>
          </table:table-cell>
          <table:table-cell table:formula="of:=ABS(MIN([.E9];[.I9];[.M9];[.D19];[.H19])-[.K19])" office:value-type="float" office:value="0.443854021296533" calcext:value-type="float">
            <text:p>0.4438540213</text:p>
          </table:table-cell>
          <table:table-cell table:formula="of:=ABS(MAX([.E9];[.I9];[.M9];[.D19];[.H19])-[.K19])" office:value-type="float" office:value="0.117084448802144" calcext:value-type="float">
            <text:p>0.1170844488</text:p>
          </table:table-cell>
        </table:table-row>
        <table:table-row table:style-name="ro1">
          <table:table-cell office:value-type="float" office:value="484.84" calcext:value-type="float">
            <text:p>484.84</text:p>
          </table:table-cell>
          <table:table-cell table:formula="of:=[.A$14]/[.A20]" office:value-type="float" office:value="0.40353518686577" calcext:value-type="float">
            <text:p>0.4035351869</text:p>
          </table:table-cell>
          <table:table-cell office:value-type="float" office:value="160.438" calcext:value-type="float">
            <text:p>160.438</text:p>
          </table:table-cell>
          <table:table-cell table:formula="of:=[.C$14]/[.C20]" office:value-type="float" office:value="1.01706578242062" calcext:value-type="float">
            <text:p>1.0170657824</text:p>
          </table:table-cell>
          <table:table-cell office:value-type="float" office:value="468.256" calcext:value-type="float">
            <text:p>468.256</text:p>
          </table:table-cell>
          <table:table-cell table:formula="of:=[.E$14]/[.E20]" office:value-type="float" office:value="0.417167105173239" calcext:value-type="float">
            <text:p>0.4171671052</text:p>
          </table:table-cell>
          <table:table-cell office:value-type="float" office:value="162.991" calcext:value-type="float">
            <text:p>162.991</text:p>
          </table:table-cell>
          <table:table-cell table:formula="of:=[.G$14]/[.G20]" office:value-type="float" office:value="0.99032461915075" calcext:value-type="float">
            <text:p>0.9903246192</text:p>
          </table:table-cell>
          <table:table-cell office:value-type="float" office:value="7" calcext:value-type="float">
            <text:p>7</text:p>
          </table:table-cell>
          <table:table-cell table:formula="of:=AVERAGE([.C10];[.G10];[.K10];[.B20];[.F20])" office:value-type="float" office:value="0.415128329824781" calcext:value-type="float">
            <text:p>0.4151283298</text:p>
          </table:table-cell>
          <table:table-cell table:formula="of:=AVERAGE([.E10];[.I10];[.M10];[.D20];[.H20])" office:value-type="float" office:value="0.899429410886545" calcext:value-type="float">
            <text:p>0.8994294109</text:p>
          </table:table-cell>
          <table:table-cell table:formula="of:=ABS(MIN([.C10];[.G10];[.K10];[.B20];[.F20]) - [.J20])" office:value-type="float" office:value="0.022102525002914" calcext:value-type="float">
            <text:p>0.022102525</text:p>
          </table:table-cell>
          <table:table-cell table:formula="of:=ABS(MAX([.C10];[.G10];[.K10];[.B20];[.F20])-[.K20])" office:value-type="float" office:value="0.456268339935693" calcext:value-type="float">
            <text:p>0.4562683399</text:p>
          </table:table-cell>
          <table:table-cell table:formula="of:=ABS(MIN([.E10];[.I10];[.M10];[.D20];[.H20])-[.K20])" office:value-type="float" office:value="0.480676929574371" calcext:value-type="float">
            <text:p>0.4806769296</text:p>
          </table:table-cell>
          <table:table-cell table:formula="of:=ABS(MAX([.E10];[.I10];[.M10];[.D20];[.H20])-[.K20])" office:value-type="float" office:value="0.18213784758345" calcext:value-type="float">
            <text:p>0.1821378476</text:p>
          </table:table-cell>
        </table:table-row>
        <table:table-row table:style-name="ro1">
          <table:table-cell office:value-type="float" office:value="475.297" calcext:value-type="float">
            <text:p>475.297</text:p>
          </table:table-cell>
          <table:table-cell table:formula="of:=[.A$14]/[.A21]" office:value-type="float" office:value="0.411637355169504" calcext:value-type="float">
            <text:p>0.4116373552</text:p>
          </table:table-cell>
          <table:table-cell office:value-type="float" office:value="159.51" calcext:value-type="float">
            <text:p>159.51</text:p>
          </table:table-cell>
          <table:table-cell table:formula="of:=[.C$14]/[.C21]" office:value-type="float" office:value="1.02298288508557" calcext:value-type="float">
            <text:p>1.0229828851</text:p>
          </table:table-cell>
          <table:table-cell office:value-type="float" office:value="461.017" calcext:value-type="float">
            <text:p>461.017</text:p>
          </table:table-cell>
          <table:table-cell table:formula="of:=[.E$14]/[.E21]" office:value-type="float" office:value="0.423717563560563" calcext:value-type="float">
            <text:p>0.4237175636</text:p>
          </table:table-cell>
          <table:table-cell office:value-type="float" office:value="139.761" calcext:value-type="float">
            <text:p>139.761</text:p>
          </table:table-cell>
          <table:table-cell table:formula="of:=[.G$14]/[.G21]" office:value-type="float" office:value="1.15492877125951" calcext:value-type="float">
            <text:p>1.1549287713</text:p>
          </table:table-cell>
          <table:table-cell office:value-type="float" office:value="8" calcext:value-type="float">
            <text:p>8</text:p>
          </table:table-cell>
          <table:table-cell table:formula="of:=AVERAGE([.C11];[.G11];[.K11];[.B21];[.F21])" office:value-type="float" office:value="0.402199383546655" calcext:value-type="float">
            <text:p>0.4021993835</text:p>
          </table:table-cell>
          <table:table-cell table:formula="of:=AVERAGE([.E11];[.I11];[.M11];[.D21];[.H21])" office:value-type="float" office:value="0.937337102939421" calcext:value-type="float">
            <text:p>0.9373371029</text:p>
          </table:table-cell>
          <table:table-cell table:formula="of:=ABS(MIN([.C11];[.G11];[.K11];[.B21];[.F21]) - [.J21])" office:value-type="float" office:value="0.0146493014309833" calcext:value-type="float">
            <text:p>0.0146493014</text:p>
          </table:table-cell>
          <table:table-cell table:formula="of:=ABS(MAX([.C11];[.G11];[.K11];[.B21];[.F21])-[.K21])" office:value-type="float" office:value="0.513619539378858" calcext:value-type="float">
            <text:p>0.5136195394</text:p>
          </table:table-cell>
          <table:table-cell table:formula="of:=ABS(MIN([.E11];[.I11];[.M11];[.D21];[.H21])-[.K21])" office:value-type="float" office:value="0.538730403779677" calcext:value-type="float">
            <text:p>0.5387304038</text:p>
          </table:table-cell>
          <table:table-cell table:formula="of:=ABS(MAX([.E11];[.I11];[.M11];[.D21];[.H21])-[.K21])" office:value-type="float" office:value="0.217591668320087" calcext:value-type="float">
            <text:p>0.2175916683</text:p>
          </table:table-cell>
        </table:table-row>
      </table:table>
      <table:table table:name="Sheet6" table:style-name="ta1">
        <table:shapes>
          <draw:frame draw:z-index="0" draw:style-name="gr1" draw:text-style-name="P1" svg:width="453.77pt" svg:height="317.14pt" svg:x="247.12pt" svg:y="66.67pt">
            <draw:object draw:notify-on-update-of-ranges="Sheet6.I22:Sheet6.I22 Sheet6.I23:Sheet6.I31 Sheet6.J22:Sheet6.J22 Sheet6.J23:Sheet6.J31 Sheet6.K22:Sheet6.K22 Sheet6.K23:Sheet6.K31 Sheet6.N13:Sheet6.N21 Sheet6.M13:Sheet6.M21 Sheet6.L22:Sheet6.L22 Sheet6.L23:Sheet6.L31 Sheet6.P13:Sheet6.P21 Sheet6.O13:Sheet6.O21 Sheet6.M22:Sheet6.M22 Sheet6.M23:Sheet6.M31 Sheet6.N22:Sheet6.N22 Sheet6.N23:Sheet6.N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nodes 2000 iteratio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.186" calcext:value-type="float">
            <text:p>127.186</text:p>
          </table:table-cell>
          <table:table-cell table:formula="of:=[.B$3]/[.B3]" office:value-type="float" office:value="1" calcext:value-type="float">
            <text:p>1</text:p>
          </table:table-cell>
          <table:table-cell office:value-type="float" office:value="129.666" calcext:value-type="float">
            <text:p>129.666</text:p>
          </table:table-cell>
          <table:table-cell table:formula="of:=[.D$3]/[.D3]" office:value-type="float" office:value="1" calcext:value-type="float">
            <text:p>1</text:p>
          </table:table-cell>
          <table:table-cell office:value-type="float" office:value="133.216" calcext:value-type="float">
            <text:p>133.216</text:p>
          </table:table-cell>
          <table:table-cell table:formula="of:=[.F$3]/[.F3]" office:value-type="float" office:value="1" calcext:value-type="float">
            <text:p>1</text:p>
          </table:table-cell>
          <table:table-cell office:value-type="float" office:value="139.998" calcext:value-type="float">
            <text:p>139.998</text:p>
          </table:table-cell>
          <table:table-cell table:formula="of:=[.H$3]/[.H3]" office:value-type="float" office:value="1" calcext:value-type="float">
            <text:p>1</text:p>
          </table:table-cell>
          <table:table-cell office:value-type="float" office:value="134.356" calcext:value-type="float">
            <text:p>134.356</text:p>
          </table:table-cell>
          <table:table-cell table:formula="of:=[.J$3]/[.J3]" office:value-type="float" office:value="1" calcext:value-type="float">
            <text:p>1</text:p>
          </table:table-cell>
          <table:table-cell office:value-type="float" office:value="142.953" calcext:value-type="float">
            <text:p>142.953</text:p>
          </table:table-cell>
          <table:table-cell table:formula="of:=[.L$3]/[.L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.3428" calcext:value-type="float">
            <text:p>66.3428</text:p>
          </table:table-cell>
          <table:table-cell table:formula="of:=[.B$3]/[.B4]" office:value-type="float" office:value="1.917103287772" calcext:value-type="float">
            <text:p>1.9171032878</text:p>
          </table:table-cell>
          <table:table-cell office:value-type="float" office:value="65.0229" calcext:value-type="float">
            <text:p>65.0229</text:p>
          </table:table-cell>
          <table:table-cell table:formula="of:=[.D$3]/[.D4]" office:value-type="float" office:value="1.99415898091288" calcext:value-type="float">
            <text:p>1.9941589809</text:p>
          </table:table-cell>
          <table:table-cell office:value-type="float" office:value="70.6244" calcext:value-type="float">
            <text:p>70.6244</text:p>
          </table:table-cell>
          <table:table-cell table:formula="of:=[.F$3]/[.F4]" office:value-type="float" office:value="1.88626027265364" calcext:value-type="float">
            <text:p>1.8862602727</text:p>
          </table:table-cell>
          <table:table-cell office:value-type="float" office:value="68.5235" calcext:value-type="float">
            <text:p>68.5235</text:p>
          </table:table-cell>
          <table:table-cell table:formula="of:=[.H$3]/[.H4]" office:value-type="float" office:value="2.04306551766912" calcext:value-type="float">
            <text:p>2.0430655177</text:p>
          </table:table-cell>
          <table:table-cell office:value-type="float" office:value="70.7357" calcext:value-type="float">
            <text:p>70.7357</text:p>
          </table:table-cell>
          <table:table-cell table:formula="of:=[.J$3]/[.J4]" office:value-type="float" office:value="1.89940864372587" calcext:value-type="float">
            <text:p>1.8994086437</text:p>
          </table:table-cell>
          <table:table-cell office:value-type="float" office:value="68.5412" calcext:value-type="float">
            <text:p>68.5412</text:p>
          </table:table-cell>
          <table:table-cell table:formula="of:=[.L$3]/[.L4]" office:value-type="float" office:value="2.08565067433894" calcext:value-type="float">
            <text:p>2.08565067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1266" calcext:value-type="float">
            <text:p>36.1266</text:p>
          </table:table-cell>
          <table:table-cell table:formula="of:=[.B$3]/[.B5]" office:value-type="float" office:value="3.52056379509835" calcext:value-type="float">
            <text:p>3.5205637951</text:p>
          </table:table-cell>
          <table:table-cell office:value-type="float" office:value="33.1527" calcext:value-type="float">
            <text:p>33.1527</text:p>
          </table:table-cell>
          <table:table-cell table:formula="of:=[.D$3]/[.D5]" office:value-type="float" office:value="3.91117465545793" calcext:value-type="float">
            <text:p>3.9111746555</text:p>
          </table:table-cell>
          <table:table-cell office:value-type="float" office:value="38.1185" calcext:value-type="float">
            <text:p>38.1185</text:p>
          </table:table-cell>
          <table:table-cell table:formula="of:=[.F$3]/[.F5]" office:value-type="float" office:value="3.49478599630101" calcext:value-type="float">
            <text:p>3.4947859963</text:p>
          </table:table-cell>
          <table:table-cell office:value-type="float" office:value="34.8419" calcext:value-type="float">
            <text:p>34.8419</text:p>
          </table:table-cell>
          <table:table-cell table:formula="of:=[.H$3]/[.H5]" office:value-type="float" office:value="4.01809315795063" calcext:value-type="float">
            <text:p>4.018093158</text:p>
          </table:table-cell>
          <table:table-cell office:value-type="float" office:value="38.265" calcext:value-type="float">
            <text:p>38.265</text:p>
          </table:table-cell>
          <table:table-cell table:formula="of:=[.J$3]/[.J5]" office:value-type="float" office:value="3.51119822291912" calcext:value-type="float">
            <text:p>3.5111982229</text:p>
          </table:table-cell>
          <table:table-cell office:value-type="float" office:value="35.2155" calcext:value-type="float">
            <text:p>35.2155</text:p>
          </table:table-cell>
          <table:table-cell table:formula="of:=[.L$3]/[.L5]" office:value-type="float" office:value="4.05937726285301" calcext:value-type="float">
            <text:p>4.05937726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1769" calcext:value-type="float">
            <text:p>26.1769</text:p>
          </table:table-cell>
          <table:table-cell table:formula="of:=[.B$3]/[.B6]" office:value-type="float" office:value="4.85871130653362" calcext:value-type="float">
            <text:p>4.8587113065</text:p>
          </table:table-cell>
          <table:table-cell office:value-type="float" office:value="22.7047" calcext:value-type="float">
            <text:p>22.7047</text:p>
          </table:table-cell>
          <table:table-cell table:formula="of:=[.D$3]/[.D6]" office:value-type="float" office:value="5.71097614150374" calcext:value-type="float">
            <text:p>5.7109761415</text:p>
          </table:table-cell>
          <table:table-cell office:value-type="float" office:value="28.0139" calcext:value-type="float">
            <text:p>28.0139</text:p>
          </table:table-cell>
          <table:table-cell table:formula="of:=[.F$3]/[.F6]" office:value-type="float" office:value="4.75535359232381" calcext:value-type="float">
            <text:p>4.7553535923</text:p>
          </table:table-cell>
          <table:table-cell office:value-type="float" office:value="23.6598" calcext:value-type="float">
            <text:p>23.6598</text:p>
          </table:table-cell>
          <table:table-cell table:formula="of:=[.H$3]/[.H6]" office:value-type="float" office:value="5.91712525042477" calcext:value-type="float">
            <text:p>5.9171252504</text:p>
          </table:table-cell>
          <table:table-cell office:value-type="float" office:value="27.9101" calcext:value-type="float">
            <text:p>27.9101</text:p>
          </table:table-cell>
          <table:table-cell table:formula="of:=[.J$3]/[.J6]" office:value-type="float" office:value="4.81388457941749" calcext:value-type="float">
            <text:p>4.8138845794</text:p>
          </table:table-cell>
          <table:table-cell office:value-type="float" office:value="24.1992" calcext:value-type="float">
            <text:p>24.1992</text:p>
          </table:table-cell>
          <table:table-cell table:formula="of:=[.L$3]/[.L6]" office:value-type="float" office:value="5.90734404443122" calcext:value-type="float">
            <text:p>5.90734404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8823" calcext:value-type="float">
            <text:p>20.8823</text:p>
          </table:table-cell>
          <table:table-cell table:formula="of:=[.B$3]/[.B7]" office:value-type="float" office:value="6.09061262408834" calcext:value-type="float">
            <text:p>6.0906126241</text:p>
          </table:table-cell>
          <table:table-cell office:value-type="float" office:value="17.0051" calcext:value-type="float">
            <text:p>17.0051</text:p>
          </table:table-cell>
          <table:table-cell table:formula="of:=[.D$3]/[.D7]" office:value-type="float" office:value="7.62512422743765" calcext:value-type="float">
            <text:p>7.6251242274</text:p>
          </table:table-cell>
          <table:table-cell office:value-type="float" office:value="22.2323" calcext:value-type="float">
            <text:p>22.2323</text:p>
          </table:table-cell>
          <table:table-cell table:formula="of:=[.F$3]/[.F7]" office:value-type="float" office:value="5.99200262680874" calcext:value-type="float">
            <text:p>5.9920026268</text:p>
          </table:table-cell>
          <table:table-cell office:value-type="float" office:value="18.1182" calcext:value-type="float">
            <text:p>18.1182</text:p>
          </table:table-cell>
          <table:table-cell table:formula="of:=[.H$3]/[.H7]" office:value-type="float" office:value="7.72692651587906" calcext:value-type="float">
            <text:p>7.7269265159</text:p>
          </table:table-cell>
          <table:table-cell office:value-type="float" office:value="22.4867" calcext:value-type="float">
            <text:p>22.4867</text:p>
          </table:table-cell>
          <table:table-cell table:formula="of:=[.J$3]/[.J7]" office:value-type="float" office:value="5.97490961323805" calcext:value-type="float">
            <text:p>5.9749096132</text:p>
          </table:table-cell>
          <table:table-cell office:value-type="float" office:value="18.146" calcext:value-type="float">
            <text:p>18.146</text:p>
          </table:table-cell>
          <table:table-cell table:formula="of:=[.L$3]/[.L7]" office:value-type="float" office:value="7.87793453102612" calcext:value-type="float">
            <text:p>7.87793453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6507" calcext:value-type="float">
            <text:p>17.6507</text:p>
          </table:table-cell>
          <table:table-cell table:formula="of:=[.B$3]/[.B8]" office:value-type="float" office:value="7.20571988646343" calcext:value-type="float">
            <text:p>7.2057198865</text:p>
          </table:table-cell>
          <table:table-cell office:value-type="float" office:value="14.2438" calcext:value-type="float">
            <text:p>14.2438</text:p>
          </table:table-cell>
          <table:table-cell table:formula="of:=[.D$3]/[.D8]" office:value-type="float" office:value="9.10332916777826" calcext:value-type="float">
            <text:p>9.1033291678</text:p>
          </table:table-cell>
          <table:table-cell office:value-type="float" office:value="18.9129" calcext:value-type="float">
            <text:p>18.9129</text:p>
          </table:table-cell>
          <table:table-cell table:formula="of:=[.F$3]/[.F8]" office:value-type="float" office:value="7.04365803234829" calcext:value-type="float">
            <text:p>7.0436580323</text:p>
          </table:table-cell>
          <table:table-cell office:value-type="float" office:value="15.2269" calcext:value-type="float">
            <text:p>15.2269</text:p>
          </table:table-cell>
          <table:table-cell table:formula="of:=[.H$3]/[.H8]" office:value-type="float" office:value="9.19412355765126" calcext:value-type="float">
            <text:p>9.1941235577</text:p>
          </table:table-cell>
          <table:table-cell office:value-type="float" office:value="19.1137" calcext:value-type="float">
            <text:p>19.1137</text:p>
          </table:table-cell>
          <table:table-cell table:formula="of:=[.J$3]/[.J8]" office:value-type="float" office:value="7.02930358852551" calcext:value-type="float">
            <text:p>7.0293035885</text:p>
          </table:table-cell>
          <table:table-cell office:value-type="float" office:value="15.112" calcext:value-type="float">
            <text:p>15.112</text:p>
          </table:table-cell>
          <table:table-cell table:formula="of:=[.L$3]/[.L8]" office:value-type="float" office:value="9.4595685547909" calcext:value-type="float">
            <text:p>9.45956855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1262" calcext:value-type="float">
            <text:p>15.1262</text:p>
          </table:table-cell>
          <table:table-cell table:formula="of:=[.B$3]/[.B9]" office:value-type="float" office:value="8.40832462878978" calcext:value-type="float">
            <text:p>8.4083246288</text:p>
          </table:table-cell>
          <table:table-cell office:value-type="float" office:value="15.8068" calcext:value-type="float">
            <text:p>15.8068</text:p>
          </table:table-cell>
          <table:table-cell table:formula="of:=[.D$3]/[.D9]" office:value-type="float" office:value="8.20317837892553" calcext:value-type="float">
            <text:p>8.2031783789</text:p>
          </table:table-cell>
          <table:table-cell office:value-type="float" office:value="16.0067" calcext:value-type="float">
            <text:p>16.0067</text:p>
          </table:table-cell>
          <table:table-cell table:formula="of:=[.F$3]/[.F9]" office:value-type="float" office:value="8.322514946866" calcext:value-type="float">
            <text:p>8.3225149469</text:p>
          </table:table-cell>
          <table:table-cell office:value-type="float" office:value="16.6971" calcext:value-type="float">
            <text:p>16.6971</text:p>
          </table:table-cell>
          <table:table-cell table:formula="of:=[.H$3]/[.H9]" office:value-type="float" office:value="8.38456977558977" calcext:value-type="float">
            <text:p>8.3845697756</text:p>
          </table:table-cell>
          <table:table-cell office:value-type="float" office:value="15.9995" calcext:value-type="float">
            <text:p>15.9995</text:p>
          </table:table-cell>
          <table:table-cell table:formula="of:=[.J$3]/[.J9]" office:value-type="float" office:value="8.3975124222632" calcext:value-type="float">
            <text:p>8.3975124223</text:p>
          </table:table-cell>
          <table:table-cell office:value-type="float" office:value="16.9178" calcext:value-type="float">
            <text:p>16.9178</text:p>
          </table:table-cell>
          <table:table-cell table:formula="of:=[.L$3]/[.L9]" office:value-type="float" office:value="8.4498575464895" calcext:value-type="float">
            <text:p>8.449857546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.2476" calcext:value-type="float">
            <text:p>13.2476</text:p>
          </table:table-cell>
          <table:table-cell table:formula="of:=[.B$3]/[.B10]" office:value-type="float" office:value="9.60068238775325" calcext:value-type="float">
            <text:p>9.6006823878</text:p>
          </table:table-cell>
          <table:table-cell office:value-type="float" office:value="12.237" calcext:value-type="float">
            <text:p>12.237</text:p>
          </table:table-cell>
          <table:table-cell table:formula="of:=[.D$3]/[.D10]" office:value-type="float" office:value="10.5962245648443" calcext:value-type="float">
            <text:p>10.5962245648</text:p>
          </table:table-cell>
          <table:table-cell office:value-type="float" office:value="14.2292" calcext:value-type="float">
            <text:p>14.2292</text:p>
          </table:table-cell>
          <table:table-cell table:formula="of:=[.F$3]/[.F10]" office:value-type="float" office:value="9.36215669187305" calcext:value-type="float">
            <text:p>9.3621566919</text:p>
          </table:table-cell>
          <table:table-cell office:value-type="float" office:value="12.7792" calcext:value-type="float">
            <text:p>12.7792</text:p>
          </table:table-cell>
          <table:table-cell table:formula="of:=[.H$3]/[.H10]" office:value-type="float" office:value="10.9551458620258" calcext:value-type="float">
            <text:p>10.955145862</text:p>
          </table:table-cell>
          <table:table-cell office:value-type="float" office:value="14.2052" calcext:value-type="float">
            <text:p>14.2052</text:p>
          </table:table-cell>
          <table:table-cell table:formula="of:=[.J$3]/[.J10]" office:value-type="float" office:value="9.45822656491989" calcext:value-type="float">
            <text:p>9.4582265649</text:p>
          </table:table-cell>
          <table:table-cell office:value-type="float" office:value="13.1064" calcext:value-type="float">
            <text:p>13.1064</text:p>
          </table:table-cell>
          <table:table-cell table:formula="of:=[.L$3]/[.L10]" office:value-type="float" office:value="10.90711408167" calcext:value-type="float">
            <text:p>10.90711408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258" calcext:value-type="float">
            <text:p>11.7258</text:p>
          </table:table-cell>
          <table:table-cell table:formula="of:=[.B$3]/[.B11]" office:value-type="float" office:value="10.846679970663" calcext:value-type="float">
            <text:p>10.8466799707</text:p>
          </table:table-cell>
          <table:table-cell office:value-type="float" office:value="13.4589" calcext:value-type="float">
            <text:p>13.4589</text:p>
          </table:table-cell>
          <table:table-cell table:formula="of:=[.D$3]/[.D11]" office:value-type="float" office:value="9.63421973563961" calcext:value-type="float">
            <text:p>9.6342197356</text:p>
          </table:table-cell>
          <table:table-cell office:value-type="float" office:value="12.5874" calcext:value-type="float">
            <text:p>12.5874</text:p>
          </table:table-cell>
          <table:table-cell table:formula="of:=[.F$3]/[.F11]" office:value-type="float" office:value="10.5832816943928" calcext:value-type="float">
            <text:p>10.5832816944</text:p>
          </table:table-cell>
          <table:table-cell office:value-type="float" office:value="13.87" calcext:value-type="float">
            <text:p>13.87</text:p>
          </table:table-cell>
          <table:table-cell table:formula="of:=[.H$3]/[.H11]" office:value-type="float" office:value="10.0935832732516" calcext:value-type="float">
            <text:p>10.0935832733</text:p>
          </table:table-cell>
          <table:table-cell office:value-type="float" office:value="12.4361" calcext:value-type="float">
            <text:p>12.4361</text:p>
          </table:table-cell>
          <table:table-cell table:formula="of:=[.J$3]/[.J11]" office:value-type="float" office:value="10.8037085581493" calcext:value-type="float">
            <text:p>10.8037085581</text:p>
          </table:table-cell>
          <table:table-cell office:value-type="float" office:value="14.3443" calcext:value-type="float">
            <text:p>14.3443</text:p>
          </table:table-cell>
          <table:table-cell table:formula="of:=[.L$3]/[.L11]" office:value-type="float" office:value="9.96584008979176" calcext:value-type="float">
            <text:p>9.9658400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</table:table-row>
        <table:table-row table:style-name="ro1">
          <table:table-cell office:value-type="float" office:value="133.693" calcext:value-type="float">
            <text:p>133.693</text:p>
          </table:table-cell>
          <table:table-cell table:formula="of:=[.A$13]/[.A13]" office:value-type="float" office:value="1" calcext:value-type="float">
            <text:p>1</text:p>
          </table:table-cell>
          <table:table-cell office:value-type="float" office:value="142.473" calcext:value-type="float">
            <text:p>142.473</text:p>
          </table:table-cell>
          <table:table-cell table:formula="of:=[.C$13]/[.C13]" office:value-type="float" office:value="1" calcext:value-type="float">
            <text:p>1</text:p>
          </table:table-cell>
          <table:table-cell office:value-type="float" office:value="133.882" calcext:value-type="float">
            <text:p>133.882</text:p>
          </table:table-cell>
          <table:table-cell table:formula="of:=[.E$13]/[.E13]" office:value-type="float" office:value="1" calcext:value-type="float">
            <text:p>1</text:p>
          </table:table-cell>
          <table:table-cell office:value-type="float" office:value="142.786" calcext:value-type="float">
            <text:p>142.786</text:p>
          </table:table-cell>
          <table:table-cell table:formula="of:=[.G$13]/[.G13]" office:value-type="float" office:value="1" calcext:value-type="float">
            <text:p>1</text:p>
          </table:table-cell>
          <table:table-cell table:number-columns-repeated="4"/>
          <table:table-cell table:formula="of:=ABS(MIN([.C3];[.G3];[.K3];[.B13];[.F13])-[.K23])" office:value-type="float" office:value="0" calcext:value-type="float">
            <text:p>0</text:p>
          </table:table-cell>
          <table:table-cell table:formula="of:=ABS(MAX([.C3];[.G3];[.K3];[.B13];[.F13])-[.K23])" office:value-type="float" office:value="0" calcext:value-type="float">
            <text:p>0</text:p>
          </table:table-cell>
          <table:table-cell table:formula="of:=ABS(MIN([.E3];[.I3];[.M3];[.D13];[.H13])-[.L23])" office:value-type="float" office:value="0" calcext:value-type="float">
            <text:p>0</text:p>
          </table:table-cell>
          <table:table-cell table:formula="of:=ABS(MAX([.E3];[.I3];[.M3];[.D13];[.H13])-[.L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.7313" calcext:value-type="float">
            <text:p>70.7313</text:p>
          </table:table-cell>
          <table:table-cell table:formula="of:=[.A$13]/[.A14]" office:value-type="float" office:value="1.89015329846899" calcext:value-type="float">
            <text:p>1.8901532985</text:p>
          </table:table-cell>
          <table:table-cell office:value-type="float" office:value="68.832" calcext:value-type="float">
            <text:p>68.832</text:p>
          </table:table-cell>
          <table:table-cell table:formula="of:=[.C$13]/[.C14]" office:value-type="float" office:value="2.06986576011158" calcext:value-type="float">
            <text:p>2.0698657601</text:p>
          </table:table-cell>
          <table:table-cell office:value-type="float" office:value="70.9914" calcext:value-type="float">
            <text:p>70.9914</text:p>
          </table:table-cell>
          <table:table-cell table:formula="of:=[.E$13]/[.E14]" office:value-type="float" office:value="1.88589040362635" calcext:value-type="float">
            <text:p>1.8858904036</text:p>
          </table:table-cell>
          <table:table-cell office:value-type="float" office:value="68.9167" calcext:value-type="float">
            <text:p>68.9167</text:p>
          </table:table-cell>
          <table:table-cell table:formula="of:=[.G$13]/[.G14]" office:value-type="float" office:value="2.07186356862705" calcext:value-type="float">
            <text:p>2.0718635686</text:p>
          </table:table-cell>
          <table:table-cell table:number-columns-repeated="4"/>
          <table:table-cell table:formula="of:=ABS(MIN([.C4];[.G4];[.K4];[.B14];[.F14])-[.K24])" office:value-type="float" office:value="0.00987277762301719" calcext:value-type="float">
            <text:p>0.0098727776</text:p>
          </table:table-cell>
          <table:table-cell table:formula="of:=ABS(MAX([.C4];[.G4];[.K4];[.B14];[.F14])-[.K24])" office:value-type="float" office:value="0.0213401065226244" calcext:value-type="float">
            <text:p>0.0213401065</text:p>
          </table:table-cell>
          <table:table-cell table:formula="of:=ABS(MIN([.E4];[.I4];[.M4];[.D14];[.H14])-[.L24])" office:value-type="float" office:value="0.0587619194190352" calcext:value-type="float">
            <text:p>0.0587619194</text:p>
          </table:table-cell>
          <table:table-cell table:formula="of:=ABS(MAX([.E4];[.I4];[.M4];[.D14];[.H14])-[.L24])" office:value-type="float" office:value="0.0327297740070245" calcext:value-type="float">
            <text:p>0.032729774</text:p>
          </table:table-cell>
        </table:table-row>
        <table:table-row table:style-name="ro1">
          <table:table-cell office:value-type="float" office:value="38.0591" calcext:value-type="float">
            <text:p>38.0591</text:p>
          </table:table-cell>
          <table:table-cell table:formula="of:=[.A$13]/[.A15]" office:value-type="float" office:value="3.51277355481344" calcext:value-type="float">
            <text:p>3.5127735548</text:p>
          </table:table-cell>
          <table:table-cell office:value-type="float" office:value="34.7144" calcext:value-type="float">
            <text:p>34.7144</text:p>
          </table:table-cell>
          <table:table-cell table:formula="of:=[.C$13]/[.C15]" office:value-type="float" office:value="4.10414698223216" calcext:value-type="float">
            <text:p>4.1041469822</text:p>
          </table:table-cell>
          <table:table-cell office:value-type="float" office:value="38.2933" calcext:value-type="float">
            <text:p>38.2933</text:p>
          </table:table-cell>
          <table:table-cell table:formula="of:=[.E$13]/[.E15]" office:value-type="float" office:value="3.4962251882183" calcext:value-type="float">
            <text:p>3.4962251882</text:p>
          </table:table-cell>
          <table:table-cell office:value-type="float" office:value="35.3306" calcext:value-type="float">
            <text:p>35.3306</text:p>
          </table:table-cell>
          <table:table-cell table:formula="of:=[.G$13]/[.G15]" office:value-type="float" office:value="4.04142584615036" calcext:value-type="float">
            <text:p>4.0414258462</text:p>
          </table:table-cell>
          <table:table-cell table:number-columns-repeated="4"/>
          <table:table-cell table:formula="of:=ABS(MIN([.C5];[.G5];[.K5];[.B15];[.F15])-[.K25])" office:value-type="float" office:value="0.012323355169034" calcext:value-type="float">
            <text:p>0.0123233552</text:p>
          </table:table-cell>
          <table:table-cell table:formula="of:=ABS(MAX([.C5];[.G5];[.K5];[.B15];[.F15])-[.K25])" office:value-type="float" office:value="0.0134544436283055" calcext:value-type="float">
            <text:p>0.0134544436</text:p>
          </table:table-cell>
          <table:table-cell table:formula="of:=ABS(MIN([.E5];[.I5];[.M5];[.D15];[.H15])-[.L25])" office:value-type="float" office:value="0.11566892547089" calcext:value-type="float">
            <text:p>0.1156689255</text:p>
          </table:table-cell>
          <table:table-cell table:formula="of:=ABS(MAX([.E5];[.I5];[.M5];[.D15];[.H15])-[.L25])" office:value-type="float" office:value="0.0773034013033413" calcext:value-type="float">
            <text:p>0.0773034013</text:p>
          </table:table-cell>
        </table:table-row>
        <table:table-row table:style-name="ro1">
          <table:table-cell office:value-type="float" office:value="27.9872" calcext:value-type="float">
            <text:p>27.9872</text:p>
          </table:table-cell>
          <table:table-cell table:formula="of:=[.A$13]/[.A16]" office:value-type="float" office:value="4.77693374113881" calcext:value-type="float">
            <text:p>4.7769337411</text:p>
          </table:table-cell>
          <table:table-cell office:value-type="float" office:value="24.2434" calcext:value-type="float">
            <text:p>24.2434</text:p>
          </table:table-cell>
          <table:table-cell table:formula="of:=[.C$13]/[.C16]" office:value-type="float" office:value="5.87677470981793" calcext:value-type="float">
            <text:p>5.8767747098</text:p>
          </table:table-cell>
          <table:table-cell office:value-type="float" office:value="28.1024" calcext:value-type="float">
            <text:p>28.1024</text:p>
          </table:table-cell>
          <table:table-cell table:formula="of:=[.E$13]/[.E16]" office:value-type="float" office:value="4.76407708950125" calcext:value-type="float">
            <text:p>4.7640770895</text:p>
          </table:table-cell>
          <table:table-cell office:value-type="float" office:value="24.2582" calcext:value-type="float">
            <text:p>24.2582</text:p>
          </table:table-cell>
          <table:table-cell table:formula="of:=[.G$13]/[.G16]" office:value-type="float" office:value="5.8860921255493" calcext:value-type="float">
            <text:p>5.8860921255</text:p>
          </table:table-cell>
          <table:table-cell table:number-columns-repeated="4"/>
          <table:table-cell table:formula="of:=ABS(MIN([.C6];[.G6];[.K6];[.B16];[.F16])-[.K26])" office:value-type="float" office:value="0.0384384694591855" calcext:value-type="float">
            <text:p>0.0384384695</text:p>
          </table:table-cell>
          <table:table-cell table:formula="of:=ABS(MAX([.C6];[.G6];[.K6];[.B16];[.F16])-[.K26])" office:value-type="float" office:value="0.0649192447506275" calcext:value-type="float">
            <text:p>0.0649192448</text:p>
          </table:table-cell>
          <table:table-cell table:formula="of:=ABS(MIN([.E6];[.I6];[.M6];[.D16];[.H16])-[.L26])" office:value-type="float" office:value="0.148686312841651" calcext:value-type="float">
            <text:p>0.1486863128</text:p>
          </table:table-cell>
          <table:table-cell table:formula="of:=ABS(MAX([.E6];[.I6];[.M6];[.D16];[.H16])-[.L26])" office:value-type="float" office:value="0.0574627960793777" calcext:value-type="float">
            <text:p>0.0574627961</text:p>
          </table:table-cell>
        </table:table-row>
        <table:table-row table:style-name="ro1">
          <table:table-cell office:value-type="float" office:value="22.5098" calcext:value-type="float">
            <text:p>22.5098</text:p>
          </table:table-cell>
          <table:table-cell table:formula="of:=[.A$13]/[.A17]" office:value-type="float" office:value="5.93932420545718" calcext:value-type="float">
            <text:p>5.9393242055</text:p>
          </table:table-cell>
          <table:table-cell office:value-type="float" office:value="18.3515" calcext:value-type="float">
            <text:p>18.3515</text:p>
          </table:table-cell>
          <table:table-cell table:formula="of:=[.C$13]/[.C17]" office:value-type="float" office:value="7.7635615617252" calcext:value-type="float">
            <text:p>7.7635615617</text:p>
          </table:table-cell>
          <table:table-cell office:value-type="float" office:value="22.5595" calcext:value-type="float">
            <text:p>22.5595</text:p>
          </table:table-cell>
          <table:table-cell table:formula="of:=[.E$13]/[.E17]" office:value-type="float" office:value="5.93461734524258" calcext:value-type="float">
            <text:p>5.9346173452</text:p>
          </table:table-cell>
          <table:table-cell office:value-type="float" office:value="18.192" calcext:value-type="float">
            <text:p>18.192</text:p>
          </table:table-cell>
          <table:table-cell table:formula="of:=[.G$13]/[.G17]" office:value-type="float" office:value="7.84883465259455" calcext:value-type="float">
            <text:p>7.8488346526</text:p>
          </table:table-cell>
          <table:table-cell table:number-columns-repeated="4"/>
          <table:table-cell table:formula="of:=ABS(MIN([.C7];[.G7];[.K7];[.B17];[.F17])-[.K27])" office:value-type="float" office:value="0.051675937724398" calcext:value-type="float">
            <text:p>0.0516759377</text:p>
          </table:table-cell>
          <table:table-cell table:formula="of:=ABS(MAX([.C7];[.G7];[.K7];[.B17];[.F17])-[.K27])" office:value-type="float" office:value="0.104319341121364" calcext:value-type="float">
            <text:p>0.1043193411</text:p>
          </table:table-cell>
          <table:table-cell table:formula="of:=ABS(MIN([.E7];[.I7];[.M7];[.D17];[.H17])-[.L27])" office:value-type="float" office:value="0.143352070294865" calcext:value-type="float">
            <text:p>0.1433520703</text:p>
          </table:table-cell>
          <table:table-cell table:formula="of:=ABS(MAX([.E7];[.I7];[.M7];[.D17];[.H17])-[.L27])" office:value-type="float" office:value="0.109458233293605" calcext:value-type="float">
            <text:p>0.1094582333</text:p>
          </table:table-cell>
        </table:table-row>
        <table:table-row table:style-name="ro1">
          <table:table-cell office:value-type="float" office:value="18.833" calcext:value-type="float">
            <text:p>18.833</text:p>
          </table:table-cell>
          <table:table-cell table:formula="of:=[.A$13]/[.A18]" office:value-type="float" office:value="7.09886900653109" calcext:value-type="float">
            <text:p>7.0988690065</text:p>
          </table:table-cell>
          <table:table-cell office:value-type="float" office:value="15.1309" calcext:value-type="float">
            <text:p>15.1309</text:p>
          </table:table-cell>
          <table:table-cell table:formula="of:=[.C$13]/[.C18]" office:value-type="float" office:value="9.41602944966922" calcext:value-type="float">
            <text:p>9.4160294497</text:p>
          </table:table-cell>
          <table:table-cell office:value-type="float" office:value="19.1155" calcext:value-type="float">
            <text:p>19.1155</text:p>
          </table:table-cell>
          <table:table-cell table:formula="of:=[.E$13]/[.E18]" office:value-type="float" office:value="7.00384504721299" calcext:value-type="float">
            <text:p>7.0038450472</text:p>
          </table:table-cell>
          <table:table-cell office:value-type="float" office:value="15.1897" calcext:value-type="float">
            <text:p>15.1897</text:p>
          </table:table-cell>
          <table:table-cell table:formula="of:=[.G$13]/[.G18]" office:value-type="float" office:value="9.40018565211953" calcext:value-type="float">
            <text:p>9.4001856521</text:p>
          </table:table-cell>
          <table:table-cell table:number-columns-repeated="4"/>
          <table:table-cell table:formula="of:=ABS(MIN([.C8];[.G8];[.K8];[.B18];[.F18])-[.K28])" office:value-type="float" office:value="0.0724340650032662" calcext:value-type="float">
            <text:p>0.072434065</text:p>
          </table:table-cell>
          <table:table-cell table:formula="of:=ABS(MAX([.C8];[.G8];[.K8];[.B18];[.F18])-[.K28])" office:value-type="float" office:value="0.129440774247166" calcext:value-type="float">
            <text:p>0.1294407742</text:p>
          </table:table-cell>
          <table:table-cell table:formula="of:=ABS(MIN([.E8];[.I8];[.M8];[.D18];[.H18])-[.L28])" office:value-type="float" office:value="0.211318108623573" calcext:value-type="float">
            <text:p>0.2113181086</text:p>
          </table:table-cell>
          <table:table-cell table:formula="of:=ABS(MAX([.E8];[.I8];[.M8];[.D18];[.H18])-[.L28])" office:value-type="float" office:value="0.144921278389061" calcext:value-type="float">
            <text:p>0.1449212784</text:p>
          </table:table-cell>
        </table:table-row>
        <table:table-row table:style-name="ro1">
          <table:table-cell office:value-type="float" office:value="16.0216" calcext:value-type="float">
            <text:p>16.0216</text:p>
          </table:table-cell>
          <table:table-cell table:formula="of:=[.A$13]/[.A19]" office:value-type="float" office:value="8.34454736106257" calcext:value-type="float">
            <text:p>8.3445473611</text:p>
          </table:table-cell>
          <table:table-cell office:value-type="float" office:value="17.018" calcext:value-type="float">
            <text:p>17.018</text:p>
          </table:table-cell>
          <table:table-cell table:formula="of:=[.C$13]/[.C19]" office:value-type="float" office:value="8.37190034081561" calcext:value-type="float">
            <text:p>8.3719003408</text:p>
          </table:table-cell>
          <table:table-cell office:value-type="float" office:value="16.0055" calcext:value-type="float">
            <text:p>16.0055</text:p>
          </table:table-cell>
          <table:table-cell table:formula="of:=[.E$13]/[.E19]" office:value-type="float" office:value="8.36474961731905" calcext:value-type="float">
            <text:p>8.3647496173</text:p>
          </table:table-cell>
          <table:table-cell office:value-type="float" office:value="16.3064" calcext:value-type="float">
            <text:p>16.3064</text:p>
          </table:table-cell>
          <table:table-cell table:formula="of:=[.G$13]/[.G19]" office:value-type="float" office:value="8.75643918952068" calcext:value-type="float">
            <text:p>8.7564391895</text:p>
          </table:table-cell>
          <table:table-cell table:number-columns-repeated="4"/>
          <table:table-cell table:formula="of:=ABS(MIN([.C9];[.G9];[.K9];[.B19];[.F19])-[.K29])" office:value-type="float" office:value="0.0450148483941195" calcext:value-type="float">
            <text:p>0.0450148484</text:p>
          </table:table-cell>
          <table:table-cell table:formula="of:=ABS(MAX([.C9];[.G9];[.K9];[.B19];[.F19])-[.K29])" office:value-type="float" office:value="0.0407948335296613" calcext:value-type="float">
            <text:p>0.0407948335</text:p>
          </table:table-cell>
          <table:table-cell table:formula="of:=ABS(MIN([.E9];[.I9];[.M9];[.D19];[.H19])-[.L29])" office:value-type="float" office:value="0.230010667342691" calcext:value-type="float">
            <text:p>0.2300106673</text:p>
          </table:table-cell>
          <table:table-cell table:formula="of:=ABS(MAX([.E9];[.I9];[.M9];[.D19];[.H19])-[.L29])" office:value-type="float" office:value="0.323250143252462" calcext:value-type="float">
            <text:p>0.3232501433</text:p>
          </table:table-cell>
        </table:table-row>
        <table:table-row table:style-name="ro1">
          <table:table-cell office:value-type="float" office:value="14.1435" calcext:value-type="float">
            <text:p>14.1435</text:p>
          </table:table-cell>
          <table:table-cell table:formula="of:=[.A$13]/[.A20]" office:value-type="float" office:value="9.45261073991586" calcext:value-type="float">
            <text:p>9.4526107399</text:p>
          </table:table-cell>
          <table:table-cell office:value-type="float" office:value="13.2138" calcext:value-type="float">
            <text:p>13.2138</text:p>
          </table:table-cell>
          <table:table-cell table:formula="of:=[.C$13]/[.C20]" office:value-type="float" office:value="10.7821368569223" calcext:value-type="float">
            <text:p>10.7821368569</text:p>
          </table:table-cell>
          <table:table-cell office:value-type="float" office:value="14.0636" calcext:value-type="float">
            <text:p>14.0636</text:p>
          </table:table-cell>
          <table:table-cell table:formula="of:=[.E$13]/[.E20]" office:value-type="float" office:value="9.51975312153361" calcext:value-type="float">
            <text:p>9.5197531215</text:p>
          </table:table-cell>
          <table:table-cell office:value-type="float" office:value="12.8754" calcext:value-type="float">
            <text:p>12.8754</text:p>
          </table:table-cell>
          <table:table-cell table:formula="of:=[.G$13]/[.G20]" office:value-type="float" office:value="11.089830218867" calcext:value-type="float">
            <text:p>11.0898302189</text:p>
          </table:table-cell>
          <table:table-cell table:number-columns-repeated="4"/>
          <table:table-cell table:formula="of:=ABS(MIN([.C10];[.G10];[.K10];[.B20];[.F20])-[.K30])" office:value-type="float" office:value="0.116529209326082" calcext:value-type="float">
            <text:p>0.1165292093</text:p>
          </table:table-cell>
          <table:table-cell table:formula="of:=ABS(MAX([.C10];[.G10];[.K10];[.B20];[.F20])-[.K30])" office:value-type="float" office:value="0.121996486554123" calcext:value-type="float">
            <text:p>0.1219964866</text:p>
          </table:table-cell>
          <table:table-cell table:formula="of:=ABS(MIN([.E10];[.I10];[.M10];[.D20];[.H20])-[.L30])" office:value-type="float" office:value="0.269865752021563" calcext:value-type="float">
            <text:p>0.269865752</text:p>
          </table:table-cell>
          <table:table-cell table:formula="of:=ABS(MAX([.E10];[.I10];[.M10];[.D20];[.H20])-[.L30])" office:value-type="float" office:value="0.2237399020011" calcext:value-type="float">
            <text:p>0.223739902</text:p>
          </table:table-cell>
        </table:table-row>
        <table:table-row table:style-name="ro1">
          <table:table-cell office:value-type="float" office:value="12.4962" calcext:value-type="float">
            <text:p>12.4962</text:p>
          </table:table-cell>
          <table:table-cell table:formula="of:=[.A$13]/[.A21]" office:value-type="float" office:value="10.6986924024904" calcext:value-type="float">
            <text:p>10.6986924025</text:p>
          </table:table-cell>
          <table:table-cell office:value-type="float" office:value="14.0269" calcext:value-type="float">
            <text:p>14.0269</text:p>
          </table:table-cell>
          <table:table-cell table:formula="of:=[.C$13]/[.C21]" office:value-type="float" office:value="10.1571266637675" calcext:value-type="float">
            <text:p>10.1571266638</text:p>
          </table:table-cell>
          <table:table-cell office:value-type="float" office:value="12.4864" calcext:value-type="float">
            <text:p>12.4864</text:p>
          </table:table-cell>
          <table:table-cell table:formula="of:=[.E$13]/[.E21]" office:value-type="float" office:value="10.7222257816504" calcext:value-type="float">
            <text:p>10.7222257817</text:p>
          </table:table-cell>
          <table:table-cell office:value-type="float" office:value="14.2313" calcext:value-type="float">
            <text:p>14.2313</text:p>
          </table:table-cell>
          <table:table-cell table:formula="of:=[.G$13]/[.G21]" office:value-type="float" office:value="10.0332365982026" calcext:value-type="float">
            <text:p>10.0332365982</text:p>
          </table:table-cell>
          <table:table-cell table:number-columns-repeated="4"/>
          <table:table-cell table:formula="of:=ABS(MIN([.C11];[.G11];[.K11];[.B21];[.F21])-[.K31])" office:value-type="float" office:value="0.147635987076363" calcext:value-type="float">
            <text:p>0.1476359871</text:p>
          </table:table-cell>
          <table:table-cell table:formula="of:=ABS(MAX([.C11];[.G11];[.K11];[.B21];[.F21])-[.K31])" office:value-type="float" office:value="0.115762289193814" calcext:value-type="float">
            <text:p>0.1157622892</text:p>
          </table:table-cell>
          <table:table-cell table:formula="of:=ABS(MIN([.E11];[.I11];[.M11];[.D21];[.H21])-[.L31])" office:value-type="float" office:value="0.342581536490993" calcext:value-type="float">
            <text:p>0.3425815365</text:p>
          </table:table-cell>
          <table:table-cell table:formula="of:=ABS(MAX([.E11];[.I11];[.M11];[.D21];[.H21])-[.L31])" office:value-type="float" office:value="0.18032539163687" calcext:value-type="float">
            <text:p>0.180325391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hreads</text:p>
          </table:table-cell>
          <table:table-cell office:value-type="string" calcext:value-type="string">
            <text:p>Theoretical</text:p>
          </table:table-cell>
          <table:table-cell office:value-type="string" calcext:value-type="string">
            <text:p>M1, 200 procs, 2000 cycles</text:p>
          </table:table-cell>
          <table:table-cell office:value-type="string" calcext:value-type="string">
            <text:p>M2, 200 procs, 2000 cycles</text:p>
          </table:table-cell>
          <table:table-cell office:value-type="string" calcext:value-type="string">
            <text:p>M1, 2000 procs, 200 cycles</text:p>
          </table:table-cell>
          <table:table-cell office:value-type="string" calcext:value-type="string">
            <text:p>M2, 2000 procs, 200 cycles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formula="of:=AVERAGE([.C3];[.G3];[.K3];[.B13];[.F13])" office:value-type="float" office:value="1" calcext:value-type="float">
            <text:p>1</text:p>
          </table:table-cell>
          <table:table-cell table:formula="of:=AVERAGE([.E3];[.I3];[.M3];[.D13];[.H13])" office:value-type="float" office:value="1" calcext:value-type="float">
            <text:p>1</text:p>
          </table:table-cell>
          <table:table-cell table:formula="of:=[.A$36]/[.A36]" office:value-type="float" office:value="1" calcext:value-type="float">
            <text:p>1</text:p>
          </table:table-cell>
          <table:table-cell table:formula="of:=[.C$36]/[.C3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table:formula="of:=AVERAGE([.C4];[.G4];[.K4];[.B14];[.F14])" office:value-type="float" office:value="1.89576318124937" calcext:value-type="float">
            <text:p>1.8957631812</text:p>
          </table:table-cell>
          <table:table-cell table:formula="of:=AVERAGE([.E4];[.I4];[.M4];[.D14];[.H14])" office:value-type="float" office:value="2.05292090033191" calcext:value-type="float">
            <text:p>2.0529209003</text:p>
          </table:table-cell>
          <table:table-cell table:formula="of:=[.A$36]/[.A37]" office:value-type="float" office:value="1.8695785386013" calcext:value-type="float">
            <text:p>1.8695785386</text:p>
          </table:table-cell>
          <table:table-cell table:formula="of:=[.C$36]/[.C37]" office:value-type="float" office:value="2.10025419269733" calcext:value-type="float">
            <text:p>2.100254192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formula="of:=AVERAGE([.C5];[.G5];[.K5];[.B15];[.F15])" office:value-type="float" office:value="3.50710935147004" calcext:value-type="float">
            <text:p>3.5071093515</text:p>
          </table:table-cell>
          <table:table-cell table:formula="of:=AVERAGE([.E5];[.I5];[.M5];[.D15];[.H15])" office:value-type="float" office:value="4.02684358092882" calcext:value-type="float">
            <text:p>4.0268435809</text:p>
          </table:table-cell>
          <table:table-cell table:formula="of:=[.A$36]/[.A38]" office:value-type="float" office:value="3.43821496804019" calcext:value-type="float">
            <text:p>3.438214968</text:p>
          </table:table-cell>
          <table:table-cell table:formula="of:=[.C$36]/[.C38]" office:value-type="float" office:value="4.07488885438055" calcext:value-type="float">
            <text:p>4.0748888544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6" calcext:value-type="float">
            <text:p>6</text:p>
          </table:table-cell>
          <table:table-cell table:formula="of:=AVERAGE([.C6];[.G6];[.K6];[.B16];[.F16])" office:value-type="float" office:value="4.793792061783" calcext:value-type="float">
            <text:p>4.7937920618</text:p>
          </table:table-cell>
          <table:table-cell table:formula="of:=AVERAGE([.E6];[.I6];[.M6];[.D16];[.H16])" office:value-type="float" office:value="5.85966245434539" calcext:value-type="float">
            <text:p>5.8596624543</text:p>
          </table:table-cell>
          <table:table-cell table:formula="of:=[.A$36]/[.A39]" office:value-type="float" office:value="4.65656035039647" calcext:value-type="float">
            <text:p>4.6565603504</text:p>
          </table:table-cell>
          <table:table-cell table:formula="of:=[.C$36]/[.C39]" office:value-type="float" office:value="6.0767630851041" calcext:value-type="float">
            <text:p>6.0767630851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formula="of:=AVERAGE([.C7];[.G7];[.K7];[.B17];[.F17])" office:value-type="float" office:value="5.98629328296698" calcext:value-type="float">
            <text:p>5.986293283</text:p>
          </table:table-cell>
          <table:table-cell table:formula="of:=AVERAGE([.E7];[.I7];[.M7];[.D17];[.H17])" office:value-type="float" office:value="7.76847629773252" calcext:value-type="float">
            <text:p>7.7684762977</text:p>
          </table:table-cell>
          <table:table-cell table:formula="of:=[.A$36]/[.A40]" office:value-type="float" office:value="5.77932547444098" calcext:value-type="float">
            <text:p>5.7793254744</text:p>
          </table:table-cell>
          <table:table-cell table:formula="of:=[.C$36]/[.C40]" office:value-type="float" office:value="8.13737538475674" calcext:value-type="float">
            <text:p>8.1373753848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0" calcext:value-type="float">
            <text:p>10</text:p>
          </table:table-cell>
          <table:table-cell table:formula="of:=AVERAGE([.C8];[.G8];[.K8];[.B18];[.F18])" office:value-type="float" office:value="7.07627911221626" calcext:value-type="float">
            <text:p>7.0762791122</text:p>
          </table:table-cell>
          <table:table-cell table:formula="of:=AVERAGE([.E8];[.I8];[.M8];[.D18];[.H18])" office:value-type="float" office:value="9.31464727640183" calcext:value-type="float">
            <text:p>9.3146472764</text:p>
          </table:table-cell>
          <table:table-cell table:formula="of:=[.A$36]/[.A41]" office:value-type="float" office:value="6.81334489724907" calcext:value-type="float">
            <text:p>6.8133448972</text:p>
          </table:table-cell>
          <table:table-cell table:formula="of:=[.C$36]/[.C41]" office:value-type="float" office:value="10.1789382946627" calcext:value-type="float">
            <text:p>10.178938294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2" calcext:value-type="float">
            <text:p>12</text:p>
          </table:table-cell>
          <table:table-cell table:formula="of:=AVERAGE([.C9];[.G9];[.K9];[.B19];[.F19])" office:value-type="float" office:value="8.36752979526012" calcext:value-type="float">
            <text:p>8.3675297953</text:p>
          </table:table-cell>
          <table:table-cell table:formula="of:=AVERAGE([.E9];[.I9];[.M9];[.D19];[.H19])" office:value-type="float" office:value="8.43318904626822" calcext:value-type="float">
            <text:p>8.4331890463</text:p>
          </table:table-cell>
          <table:table-cell table:formula="of:=[.A$36]/[.A42]" office:value-type="float" office:value="8.17799304334817" calcext:value-type="float">
            <text:p>8.1779930433</text:p>
          </table:table-cell>
          <table:table-cell table:formula="of:=[.C$36]/[.C42]" office:value-type="float" office:value="11.5266852675848" calcext:value-type="float">
            <text:p>11.52668526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4" calcext:value-type="float">
            <text:p>14</text:p>
          </table:table-cell>
          <table:table-cell table:formula="of:=AVERAGE([.C10];[.G10];[.K10];[.B20];[.F20])" office:value-type="float" office:value="9.47868590119913" calcext:value-type="float">
            <text:p>9.4786859012</text:p>
          </table:table-cell>
          <table:table-cell table:formula="of:=AVERAGE([.E10];[.I10];[.M10];[.D20];[.H20])" office:value-type="float" office:value="10.8660903168659" calcext:value-type="float">
            <text:p>10.8660903169</text:p>
          </table:table-cell>
          <table:table-cell table:formula="of:=[.A$36]/[.A43]" office:value-type="float" office:value="9.34769287770399" calcext:value-type="float">
            <text:p>9.3476928777</text:p>
          </table:table-cell>
          <table:table-cell table:formula="of:=[.C$36]/[.C43]" office:value-type="float" office:value="13.1740128857114" calcext:value-type="float">
            <text:p>13.174012885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16" calcext:value-type="float">
            <text:p>16</text:p>
          </table:table-cell>
          <table:table-cell table:formula="of:=AVERAGE([.C11];[.G11];[.K11];[.B21];[.F21])" office:value-type="float" office:value="10.7309176814692" calcext:value-type="float">
            <text:p>10.7309176815</text:p>
          </table:table-cell>
          <table:table-cell table:formula="of:=AVERAGE([.E11];[.I11];[.M11];[.D21];[.H21])" office:value-type="float" office:value="9.97680127213061" calcext:value-type="float">
            <text:p>9.9768012721</text:p>
          </table:table-cell>
          <table:table-cell table:formula="of:=[.A$36]/[.A44]" office:value-type="float" office:value="10.5736000515813" calcext:value-type="float">
            <text:p>10.5736000516</text:p>
          </table:table-cell>
          <table:table-cell table:formula="of:=[.C$36]/[.C44]" office:value-type="float" office:value="15.7026817375887" calcext:value-type="float">
            <text:p>15.7026817376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2000 nodes 200 iteratio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Speedup</text:p>
          </table:table-cell>
          <table:table-cell/>
          <table:table-cell office:value-type="string" calcext:value-type="string">
            <text:p>BSpeedup</text:p>
          </table:table-cell>
          <table:table-cell table:number-columns-repeated="12"/>
        </table:table-row>
        <table:table-row table:style-name="ro1">
          <table:table-cell office:value-type="float" office:value="131.193" calcext:value-type="float">
            <text:p>131.193</text:p>
          </table:table-cell>
          <table:table-cell/>
          <table:table-cell office:value-type="float" office:value="141.701" calcext:value-type="float">
            <text:p>141.701</text:p>
          </table:table-cell>
          <table:table-cell table:number-columns-repeated="13"/>
        </table:table-row>
        <table:table-row table:style-name="ro1">
          <table:table-cell office:value-type="float" office:value="70.1725" calcext:value-type="float">
            <text:p>70.1725</text:p>
          </table:table-cell>
          <table:table-cell/>
          <table:table-cell office:value-type="float" office:value="67.4685" calcext:value-type="float">
            <text:p>67.4685</text:p>
          </table:table-cell>
          <table:table-cell table:number-columns-repeated="13"/>
        </table:table-row>
        <table:table-row table:style-name="ro1">
          <table:table-cell office:value-type="float" office:value="38.1573" calcext:value-type="float">
            <text:p>38.1573</text:p>
          </table:table-cell>
          <table:table-cell/>
          <table:table-cell office:value-type="float" office:value="34.7742" calcext:value-type="float">
            <text:p>34.7742</text:p>
          </table:table-cell>
          <table:table-cell table:number-columns-repeated="13"/>
        </table:table-row>
        <table:table-row table:style-name="ro1">
          <table:table-cell office:value-type="float" office:value="28.1738" calcext:value-type="float">
            <text:p>28.1738</text:p>
          </table:table-cell>
          <table:table-cell/>
          <table:table-cell office:value-type="float" office:value="23.3185" calcext:value-type="float">
            <text:p>23.3185</text:p>
          </table:table-cell>
          <table:table-cell table:number-columns-repeated="13"/>
        </table:table-row>
        <table:table-row table:style-name="ro1">
          <table:table-cell office:value-type="float" office:value="22.7004" calcext:value-type="float">
            <text:p>22.7004</text:p>
          </table:table-cell>
          <table:table-cell/>
          <table:table-cell office:value-type="float" office:value="17.4136" calcext:value-type="float">
            <text:p>17.4136</text:p>
          </table:table-cell>
          <table:table-cell table:number-columns-repeated="13"/>
        </table:table-row>
        <table:table-row table:style-name="ro1">
          <table:table-cell office:value-type="float" office:value="19.2553" calcext:value-type="float">
            <text:p>19.2553</text:p>
          </table:table-cell>
          <table:table-cell/>
          <table:table-cell office:value-type="float" office:value="13.921" calcext:value-type="float">
            <text:p>13.921</text:p>
          </table:table-cell>
          <table:table-cell table:number-columns-repeated="13"/>
        </table:table-row>
        <table:table-row table:style-name="ro1">
          <table:table-cell office:value-type="float" office:value="16.0422" calcext:value-type="float">
            <text:p>16.0422</text:p>
          </table:table-cell>
          <table:table-cell/>
          <table:table-cell office:value-type="float" office:value="12.2933" calcext:value-type="float">
            <text:p>12.2933</text:p>
          </table:table-cell>
          <table:table-cell table:number-columns-repeated="13"/>
        </table:table-row>
        <table:table-row table:style-name="ro1">
          <table:table-cell office:value-type="float" office:value="14.0348" calcext:value-type="float">
            <text:p>14.0348</text:p>
          </table:table-cell>
          <table:table-cell/>
          <table:table-cell office:value-type="float" office:value="10.7561" calcext:value-type="float">
            <text:p>10.7561</text:p>
          </table:table-cell>
          <table:table-cell table:number-columns-repeated="13"/>
        </table:table-row>
        <table:table-row table:style-name="ro1">
          <table:table-cell office:value-type="float" office:value="12.4076" calcext:value-type="float">
            <text:p>12.4076</text:p>
          </table:table-cell>
          <table:table-cell/>
          <table:table-cell office:value-type="float" office:value="9.024" calcext:value-type="float">
            <text:p>9.024</text:p>
          </table:table-cell>
          <table:table-cell table:number-columns-repeated="13"/>
        </table:table-row>
      </table:table>
      <table:table table:name="Sheet7" table:style-name="ta1">
        <table:shapes>
          <draw:frame draw:z-index="0" draw:style-name="gr2" draw:text-style-name="P1" svg:width="453.51pt" svg:height="255.09pt" svg:x="304.84pt" svg:y="118.03pt">
            <draw:object draw:notify-on-update-of-ranges="Sheet7.B11:Sheet7.B11 Sheet7.B12:Sheet7.B15 Sheet7.C11:Sheet7.C11 Sheet7.C12:Sheet7.C15 Sheet7.D11:Sheet7.D11 Sheet7.D12:Sheet7.D15 Sheet7.E11:Sheet7.E11 Sheet7.E12:Sheet7.E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Bqueue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6.928" calcext:value-type="float">
            <text:p>146.9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1081" calcext:value-type="float">
            <text:p>14.108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9.322" calcext:value-type="float">
            <text:p>149.3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85714" calcext:value-type="float">
            <text:p>8.8571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1.405" calcext:value-type="float">
            <text:p>311.40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0.7041" calcext:value-type="float">
            <text:p>20.704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76.769" calcext:value-type="float">
            <text:p>576.7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5.7391" calcext:value-type="float">
            <text:p>35.739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16 Threads</text:p>
          </table:table-cell>
          <table:table-cell office:value-type="string" calcext:value-type="string">
            <text:p>32 Threads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</table:table-row>
        <table:table-row table:style-name="ro1">
          <table:table-cell/>
          <table:table-cell office:value-type="string" calcext:value-type="string">
            <text:p>(2000, 200)</text:p>
          </table:table-cell>
          <table:table-cell office:value-type="float" office:value="135.461" calcext:value-type="float">
            <text:p>135.461</text:p>
          </table:table-cell>
          <table:table-cell office:value-type="float" office:value="12.5039" calcext:value-type="float">
            <text:p>12.5039</text:p>
          </table:table-cell>
          <table:table-cell office:value-type="float" office:value="7.19028" calcext:value-type="float">
            <text:p>7.1902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.3978" calcext:value-type="float">
            <text:p>10.39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200,2000)</text:p>
          </table:table-cell>
          <table:table-cell office:value-type="float" office:value="131.535" calcext:value-type="float">
            <text:p>131.535</text:p>
          </table:table-cell>
          <table:table-cell office:value-type="float" office:value="12.436" calcext:value-type="float">
            <text:p>12.436</text:p>
          </table:table-cell>
          <table:table-cell office:value-type="float" office:value="6.57651" calcext:value-type="float">
            <text:p>6.576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.73781" calcext:value-type="float">
            <text:p>5.737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300,3000)</text:p>
          </table:table-cell>
          <table:table-cell office:value-type="float" office:value="296.577" calcext:value-type="float">
            <text:p>296.577</text:p>
          </table:table-cell>
          <table:table-cell office:value-type="float" office:value="28.0169" calcext:value-type="float">
            <text:p>28.0169</text:p>
          </table:table-cell>
          <table:table-cell office:value-type="float" office:value="14.6904" calcext:value-type="float">
            <text:p>14.690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.7225" calcext:value-type="float">
            <text:p>12.7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400,4000)</text:p>
          </table:table-cell>
          <table:table-cell office:value-type="float" office:value="524.196" calcext:value-type="float">
            <text:p>524.196</text:p>
          </table:table-cell>
          <table:table-cell office:value-type="float" office:value="49.3751" calcext:value-type="float">
            <text:p>49.3751</text:p>
          </table:table-cell>
          <table:table-cell office:value-type="float" office:value="25.9891" calcext:value-type="float">
            <text:p>25.98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8.6938" calcext:value-type="float">
            <text:p>18.6938</text:p>
          </table:table-cell>
          <table:table-cell/>
        </table:table-row>
      </table:table>
      <table:table table:name="Sheet8" table:style-name="ta1">
        <table:shapes>
          <draw:frame draw:z-index="0" draw:style-name="gr1" draw:text-style-name="P1" svg:width="625.63pt" svg:height="393.42pt" svg:x="337.86pt" svg:y="49.46pt">
            <draw:object draw:notify-on-update-of-ranges="Sheet8.I14:Sheet8.I14 Sheet8.I15:Sheet8.I24 Sheet8.J14:Sheet8.J14 Sheet8.J15:Sheet8.J24 Sheet8.K14:Sheet8.K14 Sheet8.K15:Sheet8.K24 Sheet8.L14:Sheet8.L14 Sheet8.L15:Sheet8.L24 Sheet8.M14:Sheet8.M14 Sheet8.M15:Sheet8.M2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.7011" calcext:value-type="float">
            <text:p>81.7011</text:p>
          </table:table-cell>
          <table:table-cell table:formula="of:=[.B$3]/[.B3]" office:value-type="float" office:value="1" calcext:value-type="float">
            <text:p>1</text:p>
          </table:table-cell>
          <table:table-cell office:value-type="float" office:value="87.2387" calcext:value-type="float">
            <text:p>87.2387</text:p>
          </table:table-cell>
          <table:table-cell table:formula="of:=[.D$3]/[.D3]" office:value-type="float" office:value="1" calcext:value-type="float">
            <text:p>1</text:p>
          </table:table-cell>
          <table:table-cell office:value-type="float" office:value="81.8213" calcext:value-type="float">
            <text:p>81.8213</text:p>
          </table:table-cell>
          <table:table-cell table:formula="of:=[.F$3]/[.F3]" office:value-type="float" office:value="1" calcext:value-type="float">
            <text:p>1</text:p>
          </table:table-cell>
          <table:table-cell office:value-type="float" office:value="83.3596" calcext:value-type="float">
            <text:p>83.3596</text:p>
          </table:table-cell>
          <table:table-cell table:formula="of:=[.H$3]/[.H3]" office:value-type="float" office:value="1" calcext:value-type="float">
            <text:p>1</text:p>
          </table:table-cell>
          <table:table-cell office:value-type="float" office:value="81.4249" calcext:value-type="float">
            <text:p>81.4249</text:p>
          </table:table-cell>
          <table:table-cell table:formula="of:=[.J$3]/[.J3]" office:value-type="float" office:value="1" calcext:value-type="float">
            <text:p>1</text:p>
          </table:table-cell>
          <table:table-cell office:value-type="float" office:value="85.6086" calcext:value-type="float">
            <text:p>85.6086</text:p>
          </table:table-cell>
          <table:table-cell table:formula="of:=[.L$3]/[.L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4842" calcext:value-type="float">
            <text:p>43.4842</text:p>
          </table:table-cell>
          <table:table-cell table:formula="of:=[.B$3]/[.B4]" office:value-type="float" office:value="1.87886864654288" calcext:value-type="float">
            <text:p>1.8788686465</text:p>
          </table:table-cell>
          <table:table-cell office:value-type="float" office:value="68.4883" calcext:value-type="float">
            <text:p>68.4883</text:p>
          </table:table-cell>
          <table:table-cell table:formula="of:=[.D$3]/[.D4]" office:value-type="float" office:value="1.2737752287617" calcext:value-type="float">
            <text:p>1.2737752288</text:p>
          </table:table-cell>
          <table:table-cell office:value-type="float" office:value="43.5368" calcext:value-type="float">
            <text:p>43.5368</text:p>
          </table:table-cell>
          <table:table-cell table:formula="of:=[.F$3]/[.F4]" office:value-type="float" office:value="1.87935953032837" calcext:value-type="float">
            <text:p>1.8793595303</text:p>
          </table:table-cell>
          <table:table-cell office:value-type="float" office:value="68.6851" calcext:value-type="float">
            <text:p>68.6851</text:p>
          </table:table-cell>
          <table:table-cell table:formula="of:=[.H$3]/[.H4]" office:value-type="float" office:value="1.213648957343" calcext:value-type="float">
            <text:p>1.2136489573</text:p>
          </table:table-cell>
          <table:table-cell office:value-type="float" office:value="43.3684" calcext:value-type="float">
            <text:p>43.3684</text:p>
          </table:table-cell>
          <table:table-cell table:formula="of:=[.J$3]/[.J4]" office:value-type="float" office:value="1.87751680947418" calcext:value-type="float">
            <text:p>1.8775168095</text:p>
          </table:table-cell>
          <table:table-cell office:value-type="float" office:value="67.6822" calcext:value-type="float">
            <text:p>67.6822</text:p>
          </table:table-cell>
          <table:table-cell table:formula="of:=[.L$3]/[.L4]" office:value-type="float" office:value="1.26486136679954" calcext:value-type="float">
            <text:p>1.26486136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233" calcext:value-type="float">
            <text:p>24.233</text:p>
          </table:table-cell>
          <table:table-cell table:formula="of:=[.B$3]/[.B5]" office:value-type="float" office:value="3.37148103825362" calcext:value-type="float">
            <text:p>3.3714810383</text:p>
          </table:table-cell>
          <table:table-cell office:value-type="float" office:value="34.7374" calcext:value-type="float">
            <text:p>34.7374</text:p>
          </table:table-cell>
          <table:table-cell table:formula="of:=[.D$3]/[.D5]" office:value-type="float" office:value="2.51137678697888" calcext:value-type="float">
            <text:p>2.511376787</text:p>
          </table:table-cell>
          <table:table-cell office:value-type="float" office:value="24.2326" calcext:value-type="float">
            <text:p>24.2326</text:p>
          </table:table-cell>
          <table:table-cell table:formula="of:=[.F$3]/[.F5]" office:value-type="float" office:value="3.37649695038914" calcext:value-type="float">
            <text:p>3.3764969504</text:p>
          </table:table-cell>
          <table:table-cell office:value-type="float" office:value="34.6869" calcext:value-type="float">
            <text:p>34.6869</text:p>
          </table:table-cell>
          <table:table-cell table:formula="of:=[.H$3]/[.H5]" office:value-type="float" office:value="2.40320120852541" calcext:value-type="float">
            <text:p>2.4032012085</text:p>
          </table:table-cell>
          <table:table-cell office:value-type="float" office:value="24.1663" calcext:value-type="float">
            <text:p>24.1663</text:p>
          </table:table-cell>
          <table:table-cell table:formula="of:=[.J$3]/[.J5]" office:value-type="float" office:value="3.36935732818015" calcext:value-type="float">
            <text:p>3.3693573282</text:p>
          </table:table-cell>
          <table:table-cell office:value-type="float" office:value="34.323" calcext:value-type="float">
            <text:p>34.323</text:p>
          </table:table-cell>
          <table:table-cell table:formula="of:=[.L$3]/[.L5]" office:value-type="float" office:value="2.49420505200594" calcext:value-type="float">
            <text:p>2.49420505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4999" calcext:value-type="float">
            <text:p>17.4999</text:p>
          </table:table-cell>
          <table:table-cell table:formula="of:=[.B$3]/[.B6]" office:value-type="float" office:value="4.66866096377694" calcext:value-type="float">
            <text:p>4.6686609638</text:p>
          </table:table-cell>
          <table:table-cell office:value-type="float" office:value="22.9268" calcext:value-type="float">
            <text:p>22.9268</text:p>
          </table:table-cell>
          <table:table-cell table:formula="of:=[.D$3]/[.D6]" office:value-type="float" office:value="3.80509709161331" calcext:value-type="float">
            <text:p>3.8050970916</text:p>
          </table:table-cell>
          <table:table-cell office:value-type="float" office:value="17.649" calcext:value-type="float">
            <text:p>17.649</text:p>
          </table:table-cell>
          <table:table-cell table:formula="of:=[.F$3]/[.F6]" office:value-type="float" office:value="4.63603036999263" calcext:value-type="float">
            <text:p>4.63603037</text:p>
          </table:table-cell>
          <table:table-cell office:value-type="float" office:value="22.7347" calcext:value-type="float">
            <text:p>22.7347</text:p>
          </table:table-cell>
          <table:table-cell table:formula="of:=[.H$3]/[.H6]" office:value-type="float" office:value="3.66662414722869" calcext:value-type="float">
            <text:p>3.6666241472</text:p>
          </table:table-cell>
          <table:table-cell office:value-type="float" office:value="17.6981" calcext:value-type="float">
            <text:p>17.6981</text:p>
          </table:table-cell>
          <table:table-cell table:formula="of:=[.J$3]/[.J6]" office:value-type="float" office:value="4.60077070419989" calcext:value-type="float">
            <text:p>4.6007707042</text:p>
          </table:table-cell>
          <table:table-cell office:value-type="float" office:value="22.9296" calcext:value-type="float">
            <text:p>22.9296</text:p>
          </table:table-cell>
          <table:table-cell table:formula="of:=[.L$3]/[.L6]" office:value-type="float" office:value="3.7335409252669" calcext:value-type="float">
            <text:p>3.73354092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2396" calcext:value-type="float">
            <text:p>14.2396</text:p>
          </table:table-cell>
          <table:table-cell table:formula="of:=[.B$3]/[.B7]" office:value-type="float" office:value="5.73759796623501" calcext:value-type="float">
            <text:p>5.7375979662</text:p>
          </table:table-cell>
          <table:table-cell office:value-type="float" office:value="17.3638" calcext:value-type="float">
            <text:p>17.3638</text:p>
          </table:table-cell>
          <table:table-cell table:formula="of:=[.D$3]/[.D7]" office:value-type="float" office:value="5.02417097639917" calcext:value-type="float">
            <text:p>5.0241709764</text:p>
          </table:table-cell>
          <table:table-cell office:value-type="float" office:value="14.0494" calcext:value-type="float">
            <text:p>14.0494</text:p>
          </table:table-cell>
          <table:table-cell table:formula="of:=[.F$3]/[.F7]" office:value-type="float" office:value="5.82382877560608" calcext:value-type="float">
            <text:p>5.8238287756</text:p>
          </table:table-cell>
          <table:table-cell office:value-type="float" office:value="17.1352" calcext:value-type="float">
            <text:p>17.1352</text:p>
          </table:table-cell>
          <table:table-cell table:formula="of:=[.H$3]/[.H7]" office:value-type="float" office:value="4.86481628460712" calcext:value-type="float">
            <text:p>4.8648162846</text:p>
          </table:table-cell>
          <table:table-cell office:value-type="float" office:value="14.3253" calcext:value-type="float">
            <text:p>14.3253</text:p>
          </table:table-cell>
          <table:table-cell table:formula="of:=[.J$3]/[.J7]" office:value-type="float" office:value="5.68399265634926" calcext:value-type="float">
            <text:p>5.6839926563</text:p>
          </table:table-cell>
          <table:table-cell office:value-type="float" office:value="17.1307" calcext:value-type="float">
            <text:p>17.1307</text:p>
          </table:table-cell>
          <table:table-cell table:formula="of:=[.L$3]/[.L7]" office:value-type="float" office:value="4.99737897458948" calcext:value-type="float">
            <text:p>4.99737897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687" calcext:value-type="float">
            <text:p>11.687</text:p>
          </table:table-cell>
          <table:table-cell table:formula="of:=[.B$3]/[.B8]" office:value-type="float" office:value="6.99076751946607" calcext:value-type="float">
            <text:p>6.9907675195</text:p>
          </table:table-cell>
          <table:table-cell office:value-type="float" office:value="14.0112" calcext:value-type="float">
            <text:p>14.0112</text:p>
          </table:table-cell>
          <table:table-cell table:formula="of:=[.D$3]/[.D8]" office:value-type="float" office:value="6.22635463058125" calcext:value-type="float">
            <text:p>6.2263546306</text:p>
          </table:table-cell>
          <table:table-cell office:value-type="float" office:value="11.8189" calcext:value-type="float">
            <text:p>11.8189</text:p>
          </table:table-cell>
          <table:table-cell table:formula="of:=[.F$3]/[.F8]" office:value-type="float" office:value="6.92292006870352" calcext:value-type="float">
            <text:p>6.9229200687</text:p>
          </table:table-cell>
          <table:table-cell office:value-type="float" office:value="13.883" calcext:value-type="float">
            <text:p>13.883</text:p>
          </table:table-cell>
          <table:table-cell table:formula="of:=[.H$3]/[.H8]" office:value-type="float" office:value="6.00443708132248" calcext:value-type="float">
            <text:p>6.0044370813</text:p>
          </table:table-cell>
          <table:table-cell office:value-type="float" office:value="11.9754" calcext:value-type="float">
            <text:p>11.9754</text:p>
          </table:table-cell>
          <table:table-cell table:formula="of:=[.J$3]/[.J8]" office:value-type="float" office:value="6.79934699467241" calcext:value-type="float">
            <text:p>6.7993469947</text:p>
          </table:table-cell>
          <table:table-cell office:value-type="float" office:value="13.8993" calcext:value-type="float">
            <text:p>13.8993</text:p>
          </table:table-cell>
          <table:table-cell table:formula="of:=[.L$3]/[.L8]" office:value-type="float" office:value="6.15920226198442" calcext:value-type="float">
            <text:p>6.15920226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90297" calcext:value-type="float">
            <text:p>9.90297</text:p>
          </table:table-cell>
          <table:table-cell table:formula="of:=[.B$3]/[.B9]" office:value-type="float" office:value="8.25016131524179" calcext:value-type="float">
            <text:p>8.2501613152</text:p>
          </table:table-cell>
          <table:table-cell office:value-type="float" office:value="11.3942" calcext:value-type="float">
            <text:p>11.3942</text:p>
          </table:table-cell>
          <table:table-cell table:formula="of:=[.D$3]/[.D9]" office:value-type="float" office:value="7.65641291183234" calcext:value-type="float">
            <text:p>7.6564129118</text:p>
          </table:table-cell>
          <table:table-cell office:value-type="float" office:value="9.94973" calcext:value-type="float">
            <text:p>9.94973</text:p>
          </table:table-cell>
          <table:table-cell table:formula="of:=[.F$3]/[.F9]" office:value-type="float" office:value="8.22346938057616" calcext:value-type="float">
            <text:p>8.2234693806</text:p>
          </table:table-cell>
          <table:table-cell office:value-type="float" office:value="11.4752" calcext:value-type="float">
            <text:p>11.4752</text:p>
          </table:table-cell>
          <table:table-cell table:formula="of:=[.H$3]/[.H9]" office:value-type="float" office:value="7.26432654768544" calcext:value-type="float">
            <text:p>7.2643265477</text:p>
          </table:table-cell>
          <table:table-cell office:value-type="float" office:value="9.83654" calcext:value-type="float">
            <text:p>9.83654</text:p>
          </table:table-cell>
          <table:table-cell table:formula="of:=[.J$3]/[.J9]" office:value-type="float" office:value="8.27779890083302" calcext:value-type="float">
            <text:p>8.2777989008</text:p>
          </table:table-cell>
          <table:table-cell office:value-type="float" office:value="11.4571" calcext:value-type="float">
            <text:p>11.4571</text:p>
          </table:table-cell>
          <table:table-cell table:formula="of:=[.L$3]/[.L9]" office:value-type="float" office:value="7.47210026970176" calcext:value-type="float">
            <text:p>7.4721002697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64078" calcext:value-type="float">
            <text:p>8.64078</text:p>
          </table:table-cell>
          <table:table-cell table:formula="of:=[.B$3]/[.B10]" office:value-type="float" office:value="9.45529223056252" calcext:value-type="float">
            <text:p>9.4552922306</text:p>
          </table:table-cell>
          <table:table-cell office:value-type="float" office:value="9.95279" calcext:value-type="float">
            <text:p>9.95279</text:p>
          </table:table-cell>
          <table:table-cell table:formula="of:=[.D$3]/[.D10]" office:value-type="float" office:value="8.76525074878501" calcext:value-type="float">
            <text:p>8.7652507488</text:p>
          </table:table-cell>
          <table:table-cell office:value-type="float" office:value="8.65818" calcext:value-type="float">
            <text:p>8.65818</text:p>
          </table:table-cell>
          <table:table-cell table:formula="of:=[.F$3]/[.F10]" office:value-type="float" office:value="9.45017313107374" calcext:value-type="float">
            <text:p>9.4501731311</text:p>
          </table:table-cell>
          <table:table-cell office:value-type="float" office:value="9.81431" calcext:value-type="float">
            <text:p>9.81431</text:p>
          </table:table-cell>
          <table:table-cell table:formula="of:=[.H$3]/[.H10]" office:value-type="float" office:value="8.49367912772268" calcext:value-type="float">
            <text:p>8.4936791277</text:p>
          </table:table-cell>
          <table:table-cell office:value-type="float" office:value="8.56921" calcext:value-type="float">
            <text:p>8.56921</text:p>
          </table:table-cell>
          <table:table-cell table:formula="of:=[.J$3]/[.J10]" office:value-type="float" office:value="9.50203110905206" calcext:value-type="float">
            <text:p>9.5020311091</text:p>
          </table:table-cell>
          <table:table-cell office:value-type="float" office:value="9.82036" calcext:value-type="float">
            <text:p>9.82036</text:p>
          </table:table-cell>
          <table:table-cell table:formula="of:=[.L$3]/[.L10]" office:value-type="float" office:value="8.71746045969801" calcext:value-type="float">
            <text:p>8.7174604597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63082" calcext:value-type="float">
            <text:p>7.63082</text:p>
          </table:table-cell>
          <table:table-cell table:formula="of:=[.B$3]/[.B11]" office:value-type="float" office:value="10.7067261447656" calcext:value-type="float">
            <text:p>10.7067261448</text:p>
          </table:table-cell>
          <table:table-cell office:value-type="float" office:value="8.68502" calcext:value-type="float">
            <text:p>8.68502</text:p>
          </table:table-cell>
          <table:table-cell table:formula="of:=[.D$3]/[.D11]" office:value-type="float" office:value="10.0447321940537" calcext:value-type="float">
            <text:p>10.0447321941</text:p>
          </table:table-cell>
          <table:table-cell office:value-type="float" office:value="7.56" calcext:value-type="float">
            <text:p>7.56</text:p>
          </table:table-cell>
          <table:table-cell table:formula="of:=[.F$3]/[.F11]" office:value-type="float" office:value="10.8229232804233" calcext:value-type="float">
            <text:p>10.8229232804</text:p>
          </table:table-cell>
          <table:table-cell office:value-type="float" office:value="8.78712" calcext:value-type="float">
            <text:p>8.78712</text:p>
          </table:table-cell>
          <table:table-cell table:formula="of:=[.H$3]/[.H11]" office:value-type="float" office:value="9.48656670217318" calcext:value-type="float">
            <text:p>9.4865667022</text:p>
          </table:table-cell>
          <table:table-cell office:value-type="float" office:value="7.49006" calcext:value-type="float">
            <text:p>7.49006</text:p>
          </table:table-cell>
          <table:table-cell table:formula="of:=[.J$3]/[.J11]" office:value-type="float" office:value="10.8710611129951" calcext:value-type="float">
            <text:p>10.871061113</text:p>
          </table:table-cell>
          <table:table-cell office:value-type="float" office:value="8.69124" calcext:value-type="float">
            <text:p>8.69124</text:p>
          </table:table-cell>
          <table:table-cell table:formula="of:=[.L$3]/[.L11]" office:value-type="float" office:value="9.84998688334461" calcext:value-type="float">
            <text:p>9.8499868833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5271" calcext:value-type="float">
            <text:p>4.15271</text:p>
          </table:table-cell>
          <table:table-cell table:formula="of:=[.B$3]/[.B12]" office:value-type="float" office:value="19.6741645816828" calcext:value-type="float">
            <text:p>19.6741645817</text:p>
          </table:table-cell>
          <table:table-cell office:value-type="float" office:value="4.4722" calcext:value-type="float">
            <text:p>4.4722</text:p>
          </table:table-cell>
          <table:table-cell table:formula="of:=[.D$3]/[.D12]" office:value-type="float" office:value="19.5068869907428" calcext:value-type="float">
            <text:p>19.5068869907</text:p>
          </table:table-cell>
          <table:table-cell office:value-type="float" office:value="4.17004" calcext:value-type="float">
            <text:p>4.17004</text:p>
          </table:table-cell>
          <table:table-cell table:formula="of:=[.F$3]/[.F12]" office:value-type="float" office:value="19.6212266549002" calcext:value-type="float">
            <text:p>19.6212266549</text:p>
          </table:table-cell>
          <table:table-cell office:value-type="float" office:value="4.519" calcext:value-type="float">
            <text:p>4.519</text:p>
          </table:table-cell>
          <table:table-cell table:formula="of:=[.H$3]/[.H12]" office:value-type="float" office:value="18.4464704580659" calcext:value-type="float">
            <text:p>18.4464704581</text:p>
          </table:table-cell>
          <table:table-cell office:value-type="float" office:value="4.0791" calcext:value-type="float">
            <text:p>4.0791</text:p>
          </table:table-cell>
          <table:table-cell table:formula="of:=[.J$3]/[.J12]" office:value-type="float" office:value="19.9614866024368" calcext:value-type="float">
            <text:p>19.9614866024</text:p>
          </table:table-cell>
          <table:table-cell office:value-type="float" office:value="5.53054" calcext:value-type="float">
            <text:p>5.53054</text:p>
          </table:table-cell>
          <table:table-cell table:formula="of:=[.L$3]/[.L12]" office:value-type="float" office:value="15.4792479577039" calcext:value-type="float">
            <text:p>15.4792479577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1 2000 procsm 200 cycles</text:p>
          </table:table-cell>
          <table:table-cell office:value-type="string" calcext:value-type="string">
            <text:p>M2 2000 procs, 200 cycles</text:p>
          </table:table-cell>
          <table:table-cell office:value-type="string" calcext:value-type="string">
            <text:p>M1 200 procs, 2000 cycles</text:p>
          </table:table-cell>
          <table:table-cell office:value-type="string" calcext:value-type="string">
            <text:p>M2 200 procs, 2000 cycles</text:p>
          </table:table-cell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</table:table-row>
        <table:table-row table:style-name="ro1">
          <table:table-cell office:value-type="float" office:value="79.1773" calcext:value-type="float">
            <text:p>79.1773</text:p>
          </table:table-cell>
          <table:table-cell table:formula="of:=[.A$15]/[.A15]" office:value-type="float" office:value="1" calcext:value-type="float">
            <text:p>1</text:p>
          </table:table-cell>
          <table:table-cell office:value-type="float" office:value="81.7319" calcext:value-type="float">
            <text:p>81.7319</text:p>
          </table:table-cell>
          <table:table-cell table:formula="of:=[.C$15]/[.C15]" office:value-type="float" office:value="1" calcext:value-type="float">
            <text:p>1</text:p>
          </table:table-cell>
          <table:table-cell office:value-type="float" office:value="82.1613" calcext:value-type="float">
            <text:p>82.1613</text:p>
          </table:table-cell>
          <table:table-cell table:formula="of:=[.E$15]/[.E15]" office:value-type="float" office:value="1" calcext:value-type="float">
            <text:p>1</text:p>
          </table:table-cell>
          <table:table-cell office:value-type="float" office:value="89.0809" calcext:value-type="float">
            <text:p>89.0809</text:p>
          </table:table-cell>
          <table:table-cell table:formula="of:=[.G$15]/[.G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C3];[.G3];[.K3];[.B15];[.F15])" office:value-type="float" office:value="1" calcext:value-type="float">
            <text:p>1</text:p>
          </table:table-cell>
          <table:table-cell table:formula="of:=AVERAGE([.E3];[.I3];[.M3];[.D15];[.H15])" office:value-type="float" office:value="1" calcext:value-type="float">
            <text:p>1</text:p>
          </table:table-cell>
          <table:table-cell table:formula="of:=AVERAGE([.C27];[.G27];[.K27];[.B39];[.F39])" office:value-type="float" office:value="1" calcext:value-type="float">
            <text:p>1</text:p>
          </table:table-cell>
          <table:table-cell table:style-name="ce2" table:formula="of:=AVERAGE([.E27];[.I27];[.M27];[.D39];[.H39])" office:value-type="float" office:value="1" calcext:value-type="float">
            <text:p>1</text:p>
          </table:table-cell>
          <table:table-cell table:formula="of:=ABS([.J15]-MIN([.C3];[.G3];[.K3];[.B15];[.F15]))" office:value-type="float" office:value="0" calcext:value-type="float">
            <text:p>0</text:p>
          </table:table-cell>
          <table:table-cell table:style-name="ce1" table:formula="of:=ABS([.K15]-MAX([.E3];[.I3];[.M3];[.D15];[.H15]))" office:value-type="float" office:value="0" calcext:value-type="float">
            <text:p>0</text:p>
          </table:table-cell>
          <table:table-cell table:formula="of:=ABS([.K15]-MIN([.E3];[.I3];[.M3];[.D15];[.H15]))" office:value-type="float" office:value="0" calcext:value-type="float">
            <text:p>0</text:p>
          </table:table-cell>
          <table:table-cell table:formula="of:=ABS([.K15]-MAX([.E3];[.I3];[.M3];[.D15];[.H15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.015" calcext:value-type="float">
            <text:p>41.015</text:p>
          </table:table-cell>
          <table:table-cell table:formula="of:=[.A$15]/[.A16]" office:value-type="float" office:value="1.93044739729367" calcext:value-type="float">
            <text:p>1.9304473973</text:p>
          </table:table-cell>
          <table:table-cell office:value-type="float" office:value="64.4704" calcext:value-type="float">
            <text:p>64.4704</text:p>
          </table:table-cell>
          <table:table-cell table:formula="of:=[.C$15]/[.C16]" office:value-type="float" office:value="1.26774302625701" calcext:value-type="float">
            <text:p>1.2677430263</text:p>
          </table:table-cell>
          <table:table-cell office:value-type="float" office:value="43.4323" calcext:value-type="float">
            <text:p>43.4323</text:p>
          </table:table-cell>
          <table:table-cell table:formula="of:=[.E$15]/[.E16]" office:value-type="float" office:value="1.8917096262459" calcext:value-type="float">
            <text:p>1.8917096262</text:p>
          </table:table-cell>
          <table:table-cell office:value-type="float" office:value="68.3615" calcext:value-type="float">
            <text:p>68.3615</text:p>
          </table:table-cell>
          <table:table-cell table:formula="of:=[.G$15]/[.G16]" office:value-type="float" office:value="1.30308580121852" calcext:value-type="float">
            <text:p>1.3030858012</text:p>
          </table:table-cell>
          <table:table-cell office:value-type="float" office:value="2" calcext:value-type="float">
            <text:p>2</text:p>
          </table:table-cell>
          <table:table-cell table:formula="of:=AVERAGE([.C4];[.G4];[.K4];[.B16];[.F16])" office:value-type="float" office:value="1.891580401977" calcext:value-type="float">
            <text:p>1.891580402</text:p>
          </table:table-cell>
          <table:table-cell table:formula="of:=AVERAGE([.E4];[.I4];[.M4];[.D16];[.H16])" office:value-type="float" office:value="1.26462287607596" calcext:value-type="float">
            <text:p>1.2646228761</text:p>
          </table:table-cell>
          <table:table-cell table:formula="of:=AVERAGE([.C28];[.G28];[.K28];[.B40];[.F40])" office:value-type="float" office:value="1.9285000560634" calcext:value-type="float">
            <text:p>1.9285000561</text:p>
          </table:table-cell>
          <table:table-cell table:style-name="ce2" table:formula="of:=AVERAGE([.E28];[.I28];[.M28];[.D40];[.H40])" office:value-type="float" office:value="1.24424704234982" calcext:value-type="float">
            <text:p>1.2442470423</text:p>
          </table:table-cell>
          <table:table-cell table:formula="of:=ABS([.J16]-MIN([.C4];[.G4];[.K4];[.B16];[.F16]))" office:value-type="float" office:value="0.0140635925028216" calcext:value-type="float">
            <text:p>0.0140635925</text:p>
          </table:table-cell>
          <table:table-cell table:style-name="ce1" table:formula="of:=ABS([.K16]-MAX([.E4];[.I4];[.M4];[.D16];[.H16]))" office:value-type="float" office:value="0.0384629251425657" calcext:value-type="float">
            <text:p>0.0384629251</text:p>
          </table:table-cell>
          <table:table-cell table:formula="of:=ABS([.K16]-MIN([.E4];[.I4];[.M4];[.D16];[.H16]))" office:value-type="float" office:value="0.0509739187329519" calcext:value-type="float">
            <text:p>0.0509739187</text:p>
          </table:table-cell>
          <table:table-cell table:formula="of:=ABS([.K16]-MAX([.E4];[.I4];[.M4];[.D16];[.H16]))" office:value-type="float" office:value="0.0384629251425657" calcext:value-type="float">
            <text:p>0.0384629251</text:p>
          </table:table-cell>
        </table:table-row>
        <table:table-row table:style-name="ro1">
          <table:table-cell office:value-type="float" office:value="22.9126" calcext:value-type="float">
            <text:p>22.9126</text:p>
          </table:table-cell>
          <table:table-cell table:formula="of:=[.A$15]/[.A17]" office:value-type="float" office:value="3.45562267049571" calcext:value-type="float">
            <text:p>3.4556226705</text:p>
          </table:table-cell>
          <table:table-cell office:value-type="float" office:value="31.3272" calcext:value-type="float">
            <text:p>31.3272</text:p>
          </table:table-cell>
          <table:table-cell table:formula="of:=[.C$15]/[.C17]" office:value-type="float" office:value="2.60897558671059" calcext:value-type="float">
            <text:p>2.6089755867</text:p>
          </table:table-cell>
          <table:table-cell office:value-type="float" office:value="24.1525" calcext:value-type="float">
            <text:p>24.1525</text:p>
          </table:table-cell>
          <table:table-cell table:formula="of:=[.E$15]/[.E17]" office:value-type="float" office:value="3.40177207328434" calcext:value-type="float">
            <text:p>3.4017720733</text:p>
          </table:table-cell>
          <table:table-cell office:value-type="float" office:value="34.228" calcext:value-type="float">
            <text:p>34.228</text:p>
          </table:table-cell>
          <table:table-cell table:formula="of:=[.G$15]/[.G17]" office:value-type="float" office:value="2.60257391609209" calcext:value-type="float">
            <text:p>2.6025739161</text:p>
          </table:table-cell>
          <table:table-cell office:value-type="float" office:value="4" calcext:value-type="float">
            <text:p>4</text:p>
          </table:table-cell>
          <table:table-cell table:formula="of:=AVERAGE([.C5];[.G5];[.K5];[.B17];[.F17])" office:value-type="float" office:value="3.39494601212059" calcext:value-type="float">
            <text:p>3.3949460121</text:p>
          </table:table-cell>
          <table:table-cell table:formula="of:=AVERAGE([.E5];[.I5];[.M5];[.D17];[.H17])" office:value-type="float" office:value="2.52406651006258" calcext:value-type="float">
            <text:p>2.5240665101</text:p>
          </table:table-cell>
          <table:table-cell table:formula="of:=AVERAGE([.C29];[.G29];[.K29];[.B41];[.F41])" office:value-type="float" office:value="3.51103435490626" calcext:value-type="float">
            <text:p>3.5110343549</text:p>
          </table:table-cell>
          <table:table-cell table:style-name="ce2" table:formula="of:=AVERAGE([.E29];[.I29];[.M29];[.D41];[.H41])" office:value-type="float" office:value="2.52808954766968" calcext:value-type="float">
            <text:p>2.5280895477</text:p>
          </table:table-cell>
          <table:table-cell table:formula="of:=ABS([.J17]-MIN([.C5];[.G5];[.K5];[.B17];[.F17]))" office:value-type="float" office:value="0.0255886839404416" calcext:value-type="float">
            <text:p>0.0255886839</text:p>
          </table:table-cell>
          <table:table-cell table:style-name="ce1" table:formula="of:=ABS([.K17]-MAX([.E5];[.I5];[.M5];[.D17];[.H17]))" office:value-type="float" office:value="0.0849090766480085" calcext:value-type="float">
            <text:p>0.0849090766</text:p>
          </table:table-cell>
          <table:table-cell table:formula="of:=ABS([.K17]-MIN([.E5];[.I5];[.M5];[.D17];[.H17]))" office:value-type="float" office:value="0.120865301537173" calcext:value-type="float">
            <text:p>0.1208653015</text:p>
          </table:table-cell>
          <table:table-cell table:formula="of:=ABS([.K17]-MAX([.E5];[.I5];[.M5];[.D17];[.H17]))" office:value-type="float" office:value="0.0849090766480085" calcext:value-type="float">
            <text:p>0.0849090766</text:p>
          </table:table-cell>
        </table:table-row>
        <table:table-row table:style-name="ro1">
          <table:table-cell office:value-type="float" office:value="16.5962" calcext:value-type="float">
            <text:p>16.5962</text:p>
          </table:table-cell>
          <table:table-cell table:formula="of:=[.A$15]/[.A18]" office:value-type="float" office:value="4.770808980369" calcext:value-type="float">
            <text:p>4.7708089804</text:p>
          </table:table-cell>
          <table:table-cell office:value-type="float" office:value="21.3093" calcext:value-type="float">
            <text:p>21.3093</text:p>
          </table:table-cell>
          <table:table-cell table:formula="of:=[.C$15]/[.C18]" office:value-type="float" office:value="3.83550374719019" calcext:value-type="float">
            <text:p>3.8355037472</text:p>
          </table:table-cell>
          <table:table-cell office:value-type="float" office:value="17.1444" calcext:value-type="float">
            <text:p>17.1444</text:p>
          </table:table-cell>
          <table:table-cell table:formula="of:=[.E$15]/[.E18]" office:value-type="float" office:value="4.79231119199272" calcext:value-type="float">
            <text:p>4.792311192</text:p>
          </table:table-cell>
          <table:table-cell office:value-type="float" office:value="22.8861" calcext:value-type="float">
            <text:p>22.8861</text:p>
          </table:table-cell>
          <table:table-cell table:formula="of:=[.G$15]/[.G18]" office:value-type="float" office:value="3.89235824365008" calcext:value-type="float">
            <text:p>3.8923582437</text:p>
          </table:table-cell>
          <table:table-cell office:value-type="float" office:value="6" calcext:value-type="float">
            <text:p>6</text:p>
          </table:table-cell>
          <table:table-cell table:formula="of:=AVERAGE([.C6];[.G6];[.K6];[.B18];[.F18])" office:value-type="float" office:value="4.69371644206623" calcext:value-type="float">
            <text:p>4.6937164421</text:p>
          </table:table-cell>
          <table:table-cell table:formula="of:=AVERAGE([.E6];[.I6];[.M6];[.D18];[.H18])" office:value-type="float" office:value="3.78662483098983" calcext:value-type="float">
            <text:p>3.786624831</text:p>
          </table:table-cell>
          <table:table-cell table:formula="of:=AVERAGE([.C30];[.G30];[.K30];[.B42];[.F42])" office:value-type="float" office:value="4.85613767450553" calcext:value-type="float">
            <text:p>4.8561376745</text:p>
          </table:table-cell>
          <table:table-cell table:style-name="ce2" table:formula="of:=AVERAGE([.E30];[.I30];[.M30];[.D42];[.H42])" office:value-type="float" office:value="3.78767979602968" calcext:value-type="float">
            <text:p>3.787679796</text:p>
          </table:table-cell>
          <table:table-cell table:formula="of:=ABS([.J18]-MIN([.C6];[.G6];[.K6];[.B18];[.F18]))" office:value-type="float" office:value="0.0929457378663487" calcext:value-type="float">
            <text:p>0.0929457379</text:p>
          </table:table-cell>
          <table:table-cell table:style-name="ce1" table:formula="of:=ABS([.K18]-MAX([.E6];[.I6];[.M6];[.D18];[.H18]))" office:value-type="float" office:value="0.105733412660242" calcext:value-type="float">
            <text:p>0.1057334127</text:p>
          </table:table-cell>
          <table:table-cell table:formula="of:=ABS([.K18]-MIN([.E6];[.I6];[.M6];[.D18];[.H18]))" office:value-type="float" office:value="0.120000683761148" calcext:value-type="float">
            <text:p>0.1200006838</text:p>
          </table:table-cell>
          <table:table-cell table:formula="of:=ABS([.K18]-MAX([.E6];[.I6];[.M6];[.D18];[.H18]))" office:value-type="float" office:value="0.105733412660242" calcext:value-type="float">
            <text:p>0.1057334127</text:p>
          </table:table-cell>
        </table:table-row>
        <table:table-row table:style-name="ro1">
          <table:table-cell office:value-type="float" office:value="13.0953" calcext:value-type="float">
            <text:p>13.0953</text:p>
          </table:table-cell>
          <table:table-cell table:formula="of:=[.A$15]/[.A19]" office:value-type="float" office:value="6.04623796323872" calcext:value-type="float">
            <text:p>6.0462379632</text:p>
          </table:table-cell>
          <table:table-cell office:value-type="float" office:value="16.0237" calcext:value-type="float">
            <text:p>16.0237</text:p>
          </table:table-cell>
          <table:table-cell table:formula="of:=[.C$15]/[.C19]" office:value-type="float" office:value="5.1006883553736" calcext:value-type="float">
            <text:p>5.1006883554</text:p>
          </table:table-cell>
          <table:table-cell office:value-type="float" office:value="13.9594" calcext:value-type="float">
            <text:p>13.9594</text:p>
          </table:table-cell>
          <table:table-cell table:formula="of:=[.E$15]/[.E19]" office:value-type="float" office:value="5.88573291115664" calcext:value-type="float">
            <text:p>5.8857329112</text:p>
          </table:table-cell>
          <table:table-cell office:value-type="float" office:value="17.5972" calcext:value-type="float">
            <text:p>17.5972</text:p>
          </table:table-cell>
          <table:table-cell table:formula="of:=[.G$15]/[.G19]" office:value-type="float" office:value="5.06222012592913" calcext:value-type="float">
            <text:p>5.0622201259</text:p>
          </table:table-cell>
          <table:table-cell office:value-type="float" office:value="8" calcext:value-type="float">
            <text:p>8</text:p>
          </table:table-cell>
          <table:table-cell table:formula="of:=AVERAGE([.C7];[.G7];[.K7];[.B19];[.F19])" office:value-type="float" office:value="5.83547805451714" calcext:value-type="float">
            <text:p>5.8354780545</text:p>
          </table:table-cell>
          <table:table-cell table:formula="of:=AVERAGE([.E7];[.I7];[.M7];[.D19];[.H19])" office:value-type="float" office:value="5.0098549433797" calcext:value-type="float">
            <text:p>5.0098549434</text:p>
          </table:table-cell>
          <table:table-cell table:formula="of:=AVERAGE([.C31];[.G31];[.K31];[.B43];[.F43])" office:value-type="float" office:value="6.13929750275599" calcext:value-type="float">
            <text:p>6.1392975028</text:p>
          </table:table-cell>
          <table:table-cell table:style-name="ce2" table:formula="of:=AVERAGE([.E31];[.I31];[.M31];[.D43];[.H43])" office:value-type="float" office:value="4.96278043235833" calcext:value-type="float">
            <text:p>4.9627804324</text:p>
          </table:table-cell>
          <table:table-cell table:formula="of:=ABS([.J19]-MIN([.C7];[.G7];[.K7];[.B19];[.F19]))" office:value-type="float" office:value="0.151485398167884" calcext:value-type="float">
            <text:p>0.1514853982</text:p>
          </table:table-cell>
          <table:table-cell table:style-name="ce1" table:formula="of:=ABS([.K19]-MAX([.E7];[.I7];[.M7];[.D19];[.H19]))" office:value-type="float" office:value="0.0908334119939021" calcext:value-type="float">
            <text:p>0.090833412</text:p>
          </table:table-cell>
          <table:table-cell table:formula="of:=ABS([.K19]-MIN([.E7];[.I7];[.M7];[.D19];[.H19]))" office:value-type="float" office:value="0.145038658772577" calcext:value-type="float">
            <text:p>0.1450386588</text:p>
          </table:table-cell>
          <table:table-cell table:formula="of:=ABS([.K19]-MAX([.E7];[.I7];[.M7];[.D19];[.H19]))" office:value-type="float" office:value="0.0908334119939021" calcext:value-type="float">
            <text:p>0.090833412</text:p>
          </table:table-cell>
        </table:table-row>
        <table:table-row table:style-name="ro1">
          <table:table-cell office:value-type="float" office:value="11.0096" calcext:value-type="float">
            <text:p>11.0096</text:p>
          </table:table-cell>
          <table:table-cell table:formula="of:=[.A$15]/[.A20]" office:value-type="float" office:value="7.19166000581311" calcext:value-type="float">
            <text:p>7.1916600058</text:p>
          </table:table-cell>
          <table:table-cell office:value-type="float" office:value="12.9005" calcext:value-type="float">
            <text:p>12.9005</text:p>
          </table:table-cell>
          <table:table-cell table:formula="of:=[.C$15]/[.C20]" office:value-type="float" office:value="6.33556063718461" calcext:value-type="float">
            <text:p>6.3355606372</text:p>
          </table:table-cell>
          <table:table-cell office:value-type="float" office:value="11.9319" calcext:value-type="float">
            <text:p>11.9319</text:p>
          </table:table-cell>
          <table:table-cell table:formula="of:=[.E$15]/[.E20]" office:value-type="float" office:value="6.88585221129912" calcext:value-type="float">
            <text:p>6.8858522113</text:p>
          </table:table-cell>
          <table:table-cell office:value-type="float" office:value="13.9844" calcext:value-type="float">
            <text:p>13.9844</text:p>
          </table:table-cell>
          <table:table-cell table:formula="of:=[.G$15]/[.G20]" office:value-type="float" office:value="6.37001945024456" calcext:value-type="float">
            <text:p>6.3700194502</text:p>
          </table:table-cell>
          <table:table-cell office:value-type="float" office:value="10" calcext:value-type="float">
            <text:p>10</text:p>
          </table:table-cell>
          <table:table-cell table:formula="of:=AVERAGE([.C8];[.G8];[.K8];[.B20];[.F20])" office:value-type="float" office:value="6.95810935999085" calcext:value-type="float">
            <text:p>6.95810936</text:p>
          </table:table-cell>
          <table:table-cell table:formula="of:=AVERAGE([.E8];[.I8];[.M8];[.D20];[.H20])" office:value-type="float" office:value="6.21911481226346" calcext:value-type="float">
            <text:p>6.2191148123</text:p>
          </table:table-cell>
          <table:table-cell table:formula="of:=AVERAGE([.C32];[.G32];[.K32];[.B44];[.F44])" office:value-type="float" office:value="7.43642958055915" calcext:value-type="float">
            <text:p>7.4364295806</text:p>
          </table:table-cell>
          <table:table-cell table:style-name="ce2" table:formula="of:=AVERAGE([.E32];[.I32];[.M32];[.D44];[.H44])" office:value-type="float" office:value="6.09361157957275" calcext:value-type="float">
            <text:p>6.0936115796</text:p>
          </table:table-cell>
          <table:table-cell table:formula="of:=ABS([.J20]-MIN([.C8];[.G8];[.K8];[.B20];[.F20]))" office:value-type="float" office:value="0.158762365318436" calcext:value-type="float">
            <text:p>0.1587623653</text:p>
          </table:table-cell>
          <table:table-cell table:style-name="ce1" table:formula="of:=ABS([.K20]-MAX([.E8];[.I8];[.M8];[.D20];[.H20]))" office:value-type="float" office:value="0.150904637981096" calcext:value-type="float">
            <text:p>0.150904638</text:p>
          </table:table-cell>
          <table:table-cell table:formula="of:=ABS([.K20]-MIN([.E8];[.I8];[.M8];[.D20];[.H20]))" office:value-type="float" office:value="0.214677730940981" calcext:value-type="float">
            <text:p>0.2146777309</text:p>
          </table:table-cell>
          <table:table-cell table:formula="of:=ABS([.K20]-MAX([.E8];[.I8];[.M8];[.D20];[.H20]))" office:value-type="float" office:value="0.150904637981096" calcext:value-type="float">
            <text:p>0.150904638</text:p>
          </table:table-cell>
        </table:table-row>
        <table:table-row table:style-name="ro1">
          <table:table-cell office:value-type="float" office:value="9.41183" calcext:value-type="float">
            <text:p>9.41183</text:p>
          </table:table-cell>
          <table:table-cell table:formula="of:=[.A$15]/[.A21]" office:value-type="float" office:value="8.41252976307477" calcext:value-type="float">
            <text:p>8.4125297631</text:p>
          </table:table-cell>
          <table:table-cell office:value-type="float" office:value="10.7057" calcext:value-type="float">
            <text:p>10.7057</text:p>
          </table:table-cell>
          <table:table-cell table:formula="of:=[.C$15]/[.C21]" office:value-type="float" office:value="7.63442838861541" calcext:value-type="float">
            <text:p>7.6344283886</text:p>
          </table:table-cell>
          <table:table-cell office:value-type="float" office:value="9.8232" calcext:value-type="float">
            <text:p>9.8232</text:p>
          </table:table-cell>
          <table:table-cell table:formula="of:=[.E$15]/[.E21]" office:value-type="float" office:value="8.36400561935011" calcext:value-type="float">
            <text:p>8.3640056194</text:p>
          </table:table-cell>
          <table:table-cell office:value-type="float" office:value="11.4759" calcext:value-type="float">
            <text:p>11.4759</text:p>
          </table:table-cell>
          <table:table-cell table:formula="of:=[.G$15]/[.G21]" office:value-type="float" office:value="7.76243257609425" calcext:value-type="float">
            <text:p>7.7624325761</text:p>
          </table:table-cell>
          <table:table-cell office:value-type="float" office:value="12" calcext:value-type="float">
            <text:p>12</text:p>
          </table:table-cell>
          <table:table-cell table:formula="of:=AVERAGE([.C9];[.G9];[.K9];[.B21];[.F21])" office:value-type="float" office:value="8.30559299581517" calcext:value-type="float">
            <text:p>8.3055929958</text:p>
          </table:table-cell>
          <table:table-cell table:formula="of:=AVERAGE([.E9];[.I9];[.M9];[.D21];[.H21])" office:value-type="float" office:value="7.55794013878584" calcext:value-type="float">
            <text:p>7.5579401388</text:p>
          </table:table-cell>
          <table:table-cell table:formula="of:=AVERAGE([.C33];[.G33];[.K33];[.B45];[.F45])" office:value-type="float" office:value="8.7454909930212" calcext:value-type="float">
            <text:p>8.745490993</text:p>
          </table:table-cell>
          <table:table-cell table:style-name="ce2" table:formula="of:=AVERAGE([.E33];[.I33];[.M33];[.D45];[.H45])" office:value-type="float" office:value="7.41370635661283" calcext:value-type="float">
            <text:p>7.4137063566</text:p>
          </table:table-cell>
          <table:table-cell table:formula="of:=ABS([.J21]-MIN([.C9];[.G9];[.K9];[.B21];[.F21]))" office:value-type="float" office:value="0.0821236152390128" calcext:value-type="float">
            <text:p>0.0821236152</text:p>
          </table:table-cell>
          <table:table-cell table:style-name="ce1" table:formula="of:=ABS([.K21]-MAX([.E9];[.I9];[.M9];[.D21];[.H21]))" office:value-type="float" office:value="0.204492437308412" calcext:value-type="float">
            <text:p>0.2044924373</text:p>
          </table:table-cell>
          <table:table-cell table:formula="of:=ABS([.K21]-MIN([.E9];[.I9];[.M9];[.D21];[.H21]))" office:value-type="float" office:value="0.293613591100394" calcext:value-type="float">
            <text:p>0.2936135911</text:p>
          </table:table-cell>
          <table:table-cell table:formula="of:=ABS([.K21]-MAX([.E9];[.I9];[.M9];[.D21];[.H21]))" office:value-type="float" office:value="0.204492437308412" calcext:value-type="float">
            <text:p>0.2044924373</text:p>
          </table:table-cell>
        </table:table-row>
        <table:table-row table:style-name="ro1">
          <table:table-cell office:value-type="float" office:value="7.95327" calcext:value-type="float">
            <text:p>7.95327</text:p>
          </table:table-cell>
          <table:table-cell table:formula="of:=[.A$15]/[.A22]" office:value-type="float" office:value="9.95531397777267" calcext:value-type="float">
            <text:p>9.9553139778</text:p>
          </table:table-cell>
          <table:table-cell office:value-type="float" office:value="9.2149" calcext:value-type="float">
            <text:p>9.2149</text:p>
          </table:table-cell>
          <table:table-cell table:formula="of:=[.C$15]/[.C22]" office:value-type="float" office:value="8.86953737967856" calcext:value-type="float">
            <text:p>8.8695373797</text:p>
          </table:table-cell>
          <table:table-cell office:value-type="float" office:value="8.69023" calcext:value-type="float">
            <text:p>8.69023</text:p>
          </table:table-cell>
          <table:table-cell table:formula="of:=[.E$15]/[.E22]" office:value-type="float" office:value="9.45444481906693" calcext:value-type="float">
            <text:p>9.4544448191</text:p>
          </table:table-cell>
          <table:table-cell office:value-type="float" office:value="9.84553" calcext:value-type="float">
            <text:p>9.84553</text:p>
          </table:table-cell>
          <table:table-cell table:formula="of:=[.G$15]/[.G22]" office:value-type="float" office:value="9.04785217250874" calcext:value-type="float">
            <text:p>9.0478521725</text:p>
          </table:table-cell>
          <table:table-cell office:value-type="float" office:value="14" calcext:value-type="float">
            <text:p>14</text:p>
          </table:table-cell>
          <table:table-cell table:formula="of:=AVERAGE([.C10];[.G10];[.K10];[.B22];[.F22])" office:value-type="float" office:value="9.56345105350558" calcext:value-type="float">
            <text:p>9.5634510535</text:p>
          </table:table-cell>
          <table:table-cell table:formula="of:=AVERAGE([.E10];[.I10];[.M10];[.D22];[.H22])" office:value-type="float" office:value="8.7787559776786" calcext:value-type="float">
            <text:p>8.7787559777</text:p>
          </table:table-cell>
          <table:table-cell table:formula="of:=AVERAGE([.C34];[.G34];[.K34];[.B46];[.F46])" office:value-type="float" office:value="10.2117336473429" calcext:value-type="float">
            <text:p>10.2117336473</text:p>
          </table:table-cell>
          <table:table-cell table:style-name="ce2" table:formula="of:=AVERAGE([.E34];[.I34];[.M34];[.D46];[.H46])" office:value-type="float" office:value="8.21351940575849" calcext:value-type="float">
            <text:p>8.2135194058</text:p>
          </table:table-cell>
          <table:table-cell table:formula="of:=ABS([.J22]-MIN([.C10];[.G10];[.K10];[.B22];[.F22]))" office:value-type="float" office:value="0.113277922431845" calcext:value-type="float">
            <text:p>0.1132779224</text:p>
          </table:table-cell>
          <table:table-cell table:style-name="ce1" table:formula="of:=ABS([.K22]-MAX([.E10];[.I10];[.M10];[.D22];[.H22]))" office:value-type="float" office:value="0.269096194830139" calcext:value-type="float">
            <text:p>0.2690961948</text:p>
          </table:table-cell>
          <table:table-cell table:formula="of:=ABS([.K22]-MIN([.E10];[.I10];[.M10];[.D22];[.H22]))" office:value-type="float" office:value="0.285076849955921" calcext:value-type="float">
            <text:p>0.28507685</text:p>
          </table:table-cell>
          <table:table-cell table:formula="of:=ABS([.K22]-MAX([.E10];[.I10];[.M10];[.D22];[.H22]))" office:value-type="float" office:value="0.269096194830139" calcext:value-type="float">
            <text:p>0.2690961948</text:p>
          </table:table-cell>
        </table:table-row>
        <table:table-row table:style-name="ro1">
          <table:table-cell office:value-type="float" office:value="7.00233" calcext:value-type="float">
            <text:p>7.00233</text:p>
          </table:table-cell>
          <table:table-cell table:formula="of:=[.A$15]/[.A23]" office:value-type="float" office:value="11.307279148512" calcext:value-type="float">
            <text:p>11.3072791485</text:p>
          </table:table-cell>
          <table:table-cell office:value-type="float" office:value="8.19717" calcext:value-type="float">
            <text:p>8.19717</text:p>
          </table:table-cell>
          <table:table-cell table:formula="of:=[.C$15]/[.C23]" office:value-type="float" office:value="9.97074600136389" calcext:value-type="float">
            <text:p>9.9707460014</text:p>
          </table:table-cell>
          <table:table-cell office:value-type="float" office:value="7.57736" calcext:value-type="float">
            <text:p>7.57736</text:p>
          </table:table-cell>
          <table:table-cell table:formula="of:=[.E$15]/[.E23]" office:value-type="float" office:value="10.8429980890442" calcext:value-type="float">
            <text:p>10.842998089</text:p>
          </table:table-cell>
          <table:table-cell office:value-type="float" office:value="8.69038" calcext:value-type="float">
            <text:p>8.69038</text:p>
          </table:table-cell>
          <table:table-cell table:formula="of:=[.G$15]/[.G23]" office:value-type="float" office:value="10.2505183892994" calcext:value-type="float">
            <text:p>10.2505183893</text:p>
          </table:table-cell>
          <table:table-cell office:value-type="float" office:value="16" calcext:value-type="float">
            <text:p>16</text:p>
          </table:table-cell>
          <table:table-cell table:formula="of:=AVERAGE([.C11];[.G11];[.K11];[.B23];[.F23])" office:value-type="float" office:value="10.910197555148" calcext:value-type="float">
            <text:p>10.9101975551</text:p>
          </table:table-cell>
          <table:table-cell table:formula="of:=AVERAGE([.E11];[.I11];[.M11];[.D23];[.H23])" office:value-type="float" office:value="9.92051003404696" calcext:value-type="float">
            <text:p>9.920510034</text:p>
          </table:table-cell>
          <table:table-cell table:formula="of:=AVERAGE([.C35];[.G35];[.K35];[.B47];[.F47])" office:value-type="float" office:value="11.3803685443344" calcext:value-type="float">
            <text:p>11.3803685443</text:p>
          </table:table-cell>
          <table:table-cell table:style-name="ce2" table:formula="of:=AVERAGE([.E35];[.I35];[.M35];[.D47];[.H47])" office:value-type="float" office:value="9.47106597113705" calcext:value-type="float">
            <text:p>9.4710659711</text:p>
          </table:table-cell>
          <table:table-cell table:formula="of:=ABS([.J23]-MIN([.C11];[.G11];[.K11];[.B23];[.F23]))" office:value-type="float" office:value="0.203471410382459" calcext:value-type="float">
            <text:p>0.2034714104</text:p>
          </table:table-cell>
          <table:table-cell table:style-name="ce1" table:formula="of:=ABS([.K23]-MAX([.E11];[.I11];[.M11];[.D23];[.H23]))" office:value-type="float" office:value="0.330008355252478" calcext:value-type="float">
            <text:p>0.3300083553</text:p>
          </table:table-cell>
          <table:table-cell table:formula="of:=ABS([.K23]-MIN([.E11];[.I11];[.M11];[.D23];[.H23]))" office:value-type="float" office:value="0.433943331873774" calcext:value-type="float">
            <text:p>0.4339433319</text:p>
          </table:table-cell>
          <table:table-cell table:formula="of:=ABS([.K23]-MAX([.E11];[.I11];[.M11];[.D23];[.H23]))" office:value-type="float" office:value="0.330008355252478" calcext:value-type="float">
            <text:p>0.3300083553</text:p>
          </table:table-cell>
        </table:table-row>
        <table:table-row table:style-name="ro1">
          <table:table-cell office:value-type="float" office:value="3.77077" calcext:value-type="float">
            <text:p>3.77077</text:p>
          </table:table-cell>
          <table:table-cell table:formula="of:=[.A$15]/[.A24]" office:value-type="float" office:value="20.9976476952983" calcext:value-type="float">
            <text:p>20.9976476953</text:p>
          </table:table-cell>
          <table:table-cell office:value-type="float" office:value="4.87226" calcext:value-type="float">
            <text:p>4.87226</text:p>
          </table:table-cell>
          <table:table-cell table:formula="of:=[.C$15]/[.C24]" office:value-type="float" office:value="16.7749463288084" calcext:value-type="float">
            <text:p>16.7749463288</text:p>
          </table:table-cell>
          <table:table-cell office:value-type="float" office:value="4.13416" calcext:value-type="float">
            <text:p>4.13416</text:p>
          </table:table-cell>
          <table:table-cell table:formula="of:=[.E$15]/[.E24]" office:value-type="float" office:value="19.8737591191439" calcext:value-type="float">
            <text:p>19.8737591191</text:p>
          </table:table-cell>
          <table:table-cell office:value-type="float" office:value="5.42253" calcext:value-type="float">
            <text:p>5.42253</text:p>
          </table:table-cell>
          <table:table-cell table:formula="of:=[.G$15]/[.G24]" office:value-type="float" office:value="16.4279220216393" calcext:value-type="float">
            <text:p>16.4279220216</text:p>
          </table:table-cell>
          <table:table-cell office:value-type="float" office:value="32" calcext:value-type="float">
            <text:p>32</text:p>
          </table:table-cell>
          <table:table-cell table:formula="of:=AVERAGE([.C12];[.G12];[.K12];[.B24];[.F24])" office:value-type="float" office:value="20.0256569306924" calcext:value-type="float">
            <text:p>20.0256569307</text:p>
          </table:table-cell>
          <table:table-cell table:formula="of:=AVERAGE([.E12];[.I12];[.M12];[.D24];[.H24])" office:value-type="float" office:value="17.3270947513921" calcext:value-type="float">
            <text:p>17.3270947514</text:p>
          </table:table-cell>
          <table:table-cell table:formula="of:=AVERAGE([.C36];[.G36];[.K36];[.B48];[.F48])" office:value-type="float" office:value="17.6046426383557" calcext:value-type="float">
            <text:p>17.6046426384</text:p>
          </table:table-cell>
          <table:table-cell table:style-name="ce2" table:formula="of:=AVERAGE([.E36];[.I36];[.M36];[.D48];[.H48])" office:value-type="float" office:value="14.3084685236962" calcext:value-type="float">
            <text:p>14.3084685237</text:p>
          </table:table-cell>
          <table:table-cell table:formula="of:=ABS([.J24]-MIN([.C12];[.G12];[.K12];[.B24];[.F24]))" office:value-type="float" office:value="0.404430275792215" calcext:value-type="float">
            <text:p>0.4044302758</text:p>
          </table:table-cell>
          <table:table-cell table:style-name="ce1" table:formula="of:=ABS([.K24]-MAX([.E12];[.I12];[.M12];[.D24];[.H24]))" office:value-type="float" office:value="2.17979223935072" calcext:value-type="float">
            <text:p>2.1797922394</text:p>
          </table:table-cell>
          <table:table-cell table:formula="of:=ABS([.K24]-MIN([.E12];[.I12];[.M12];[.D24];[.H24]))" office:value-type="float" office:value="1.84784679368814" calcext:value-type="float">
            <text:p>1.8478467937</text:p>
          </table:table-cell>
          <table:table-cell table:formula="of:=ABS([.K24]-MAX([.E12];[.I12];[.M12];[.D24];[.H24]))" office:value-type="float" office:value="2.17979223935072" calcext:value-type="float">
            <text:p>2.1797922394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7598" calcext:value-type="float">
            <text:p>84.7598</text:p>
          </table:table-cell>
          <table:table-cell table:formula="of:=[.B$27]/[.B27]" office:value-type="float" office:value="1" calcext:value-type="float">
            <text:p>1</text:p>
          </table:table-cell>
          <table:table-cell office:value-type="float" office:value="87.1647" calcext:value-type="float">
            <text:p>87.1647</text:p>
          </table:table-cell>
          <table:table-cell table:formula="of:=[.D$27]/[.D27]" office:value-type="float" office:value="1" calcext:value-type="float">
            <text:p>1</text:p>
          </table:table-cell>
          <table:table-cell office:value-type="float" office:value="84.3118" calcext:value-type="float">
            <text:p>84.3118</text:p>
          </table:table-cell>
          <table:table-cell table:formula="of:=[.F$27]/[.F27]" office:value-type="float" office:value="1" calcext:value-type="float">
            <text:p>1</text:p>
          </table:table-cell>
          <table:table-cell office:value-type="float" office:value="86.1925" calcext:value-type="float">
            <text:p>86.1925</text:p>
          </table:table-cell>
          <table:table-cell table:formula="of:=[.H$27]/[.H27]" office:value-type="float" office:value="1" calcext:value-type="float">
            <text:p>1</text:p>
          </table:table-cell>
          <table:table-cell office:value-type="float" office:value="84.6157" calcext:value-type="float">
            <text:p>84.6157</text:p>
          </table:table-cell>
          <table:table-cell table:formula="of:=[.J$27]/[.J27]" office:value-type="float" office:value="1" calcext:value-type="float">
            <text:p>1</text:p>
          </table:table-cell>
          <table:table-cell office:value-type="float" office:value="87.8467" calcext:value-type="float">
            <text:p>87.8467</text:p>
          </table:table-cell>
          <table:table-cell table:formula="of:=[.L$27]/[.L27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7021" calcext:value-type="float">
            <text:p>43.7021</text:p>
          </table:table-cell>
          <table:table-cell table:formula="of:=[.B$27]/[.B28]" office:value-type="float" office:value="1.93949032197537" calcext:value-type="float">
            <text:p>1.939490322</text:p>
          </table:table-cell>
          <table:table-cell office:value-type="float" office:value="70.7417" calcext:value-type="float">
            <text:p>70.7417</text:p>
          </table:table-cell>
          <table:table-cell table:formula="of:=[.D$27]/[.D28]" office:value-type="float" office:value="1.23215444356016" calcext:value-type="float">
            <text:p>1.2321544436</text:p>
          </table:table-cell>
          <table:table-cell office:value-type="float" office:value="43.9611" calcext:value-type="float">
            <text:p>43.9611</text:p>
          </table:table-cell>
          <table:table-cell table:formula="of:=[.F$27]/[.F28]" office:value-type="float" office:value="1.91787284667581" calcext:value-type="float">
            <text:p>1.9178728467</text:p>
          </table:table-cell>
          <table:table-cell office:value-type="float" office:value="69.1773" calcext:value-type="float">
            <text:p>69.1773</text:p>
          </table:table-cell>
          <table:table-cell table:formula="of:=[.H$27]/[.H28]" office:value-type="float" office:value="1.24596507813979" calcext:value-type="float">
            <text:p>1.2459650781</text:p>
          </table:table-cell>
          <table:table-cell office:value-type="float" office:value="43.72" calcext:value-type="float">
            <text:p>43.72</text:p>
          </table:table-cell>
          <table:table-cell table:formula="of:=[.J$27]/[.J28]" office:value-type="float" office:value="1.93540027447393" calcext:value-type="float">
            <text:p>1.9354002745</text:p>
          </table:table-cell>
          <table:table-cell office:value-type="float" office:value="68.3313" calcext:value-type="float">
            <text:p>68.3313</text:p>
          </table:table-cell>
          <table:table-cell table:formula="of:=[.L$27]/[.L28]" office:value-type="float" office:value="1.28559971784526" calcext:value-type="float">
            <text:p>1.28559971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0171" calcext:value-type="float">
            <text:p>24.0171</text:p>
          </table:table-cell>
          <table:table-cell table:formula="of:=[.B$27]/[.B29]" office:value-type="float" office:value="3.52914381836275" calcext:value-type="float">
            <text:p>3.5291438184</text:p>
          </table:table-cell>
          <table:table-cell office:value-type="float" office:value="35.5799" calcext:value-type="float">
            <text:p>35.5799</text:p>
          </table:table-cell>
          <table:table-cell table:formula="of:=[.D$27]/[.D29]" office:value-type="float" office:value="2.44982981964536" calcext:value-type="float">
            <text:p>2.4498298196</text:p>
          </table:table-cell>
          <table:table-cell office:value-type="float" office:value="23.9996" calcext:value-type="float">
            <text:p>23.9996</text:p>
          </table:table-cell>
          <table:table-cell table:formula="of:=[.F$27]/[.F29]" office:value-type="float" office:value="3.51305021750363" calcext:value-type="float">
            <text:p>3.5130502175</text:p>
          </table:table-cell>
          <table:table-cell office:value-type="float" office:value="34.4667" calcext:value-type="float">
            <text:p>34.4667</text:p>
          </table:table-cell>
          <table:table-cell table:formula="of:=[.H$27]/[.H29]" office:value-type="float" office:value="2.5007470979235" calcext:value-type="float">
            <text:p>2.5007470979</text:p>
          </table:table-cell>
          <table:table-cell office:value-type="float" office:value="23.9997" calcext:value-type="float">
            <text:p>23.9997</text:p>
          </table:table-cell>
          <table:table-cell table:formula="of:=[.J$27]/[.J29]" office:value-type="float" office:value="3.52569823789464" calcext:value-type="float">
            <text:p>3.5256982379</text:p>
          </table:table-cell>
          <table:table-cell office:value-type="float" office:value="33.893" calcext:value-type="float">
            <text:p>33.893</text:p>
          </table:table-cell>
          <table:table-cell table:formula="of:=[.L$27]/[.L29]" office:value-type="float" office:value="2.59188327973328" calcext:value-type="float">
            <text:p>2.591883279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3466" calcext:value-type="float">
            <text:p>17.3466</text:p>
          </table:table-cell>
          <table:table-cell table:formula="of:=[.B$27]/[.B30]" office:value-type="float" office:value="4.88624860203152" calcext:value-type="float">
            <text:p>4.886248602</text:p>
          </table:table-cell>
          <table:table-cell office:value-type="float" office:value="23.2679" calcext:value-type="float">
            <text:p>23.2679</text:p>
          </table:table-cell>
          <table:table-cell table:formula="of:=[.D$27]/[.D30]" office:value-type="float" office:value="3.74613523351914" calcext:value-type="float">
            <text:p>3.7461352335</text:p>
          </table:table-cell>
          <table:table-cell office:value-type="float" office:value="17.453" calcext:value-type="float">
            <text:p>17.453</text:p>
          </table:table-cell>
          <table:table-cell table:formula="of:=[.F$27]/[.F30]" office:value-type="float" office:value="4.83079126797685" calcext:value-type="float">
            <text:p>4.830791268</text:p>
          </table:table-cell>
          <table:table-cell office:value-type="float" office:value="22.912" calcext:value-type="float">
            <text:p>22.912</text:p>
          </table:table-cell>
          <table:table-cell table:formula="of:=[.H$27]/[.H30]" office:value-type="float" office:value="3.76189333100559" calcext:value-type="float">
            <text:p>3.761893331</text:p>
          </table:table-cell>
          <table:table-cell office:value-type="float" office:value="17.472" calcext:value-type="float">
            <text:p>17.472</text:p>
          </table:table-cell>
          <table:table-cell table:formula="of:=[.J$27]/[.J30]" office:value-type="float" office:value="4.84293154761905" calcext:value-type="float">
            <text:p>4.8429315476</text:p>
          </table:table-cell>
          <table:table-cell office:value-type="float" office:value="22.9082" calcext:value-type="float">
            <text:p>22.9082</text:p>
          </table:table-cell>
          <table:table-cell table:formula="of:=[.L$27]/[.L30]" office:value-type="float" office:value="3.83472730288718" calcext:value-type="float">
            <text:p>3.834727302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7178" calcext:value-type="float">
            <text:p>13.7178</text:p>
          </table:table-cell>
          <table:table-cell table:formula="of:=[.B$27]/[.B31]" office:value-type="float" office:value="6.17881876102582" calcext:value-type="float">
            <text:p>6.178818761</text:p>
          </table:table-cell>
          <table:table-cell office:value-type="float" office:value="17.6445" calcext:value-type="float">
            <text:p>17.6445</text:p>
          </table:table-cell>
          <table:table-cell table:formula="of:=[.D$27]/[.D31]" office:value-type="float" office:value="4.94004930714954" calcext:value-type="float">
            <text:p>4.9400493071</text:p>
          </table:table-cell>
          <table:table-cell office:value-type="float" office:value="13.7123" calcext:value-type="float">
            <text:p>13.7123</text:p>
          </table:table-cell>
          <table:table-cell table:formula="of:=[.F$27]/[.F31]" office:value-type="float" office:value="6.14862568642751" calcext:value-type="float">
            <text:p>6.1486256864</text:p>
          </table:table-cell>
          <table:table-cell office:value-type="float" office:value="17.6182" calcext:value-type="float">
            <text:p>17.6182</text:p>
          </table:table-cell>
          <table:table-cell table:formula="of:=[.H$27]/[.H31]" office:value-type="float" office:value="4.89224211326923" calcext:value-type="float">
            <text:p>4.8922421133</text:p>
          </table:table-cell>
          <table:table-cell office:value-type="float" office:value="13.8302" calcext:value-type="float">
            <text:p>13.8302</text:p>
          </table:table-cell>
          <table:table-cell table:formula="of:=[.J$27]/[.J31]" office:value-type="float" office:value="6.11818339575711" calcext:value-type="float">
            <text:p>6.1181833958</text:p>
          </table:table-cell>
          <table:table-cell office:value-type="float" office:value="17.6223" calcext:value-type="float">
            <text:p>17.6223</text:p>
          </table:table-cell>
          <table:table-cell table:formula="of:=[.L$27]/[.L31]" office:value-type="float" office:value="4.98497358460587" calcext:value-type="float">
            <text:p>4.98497358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5486" calcext:value-type="float">
            <text:p>11.5486</text:p>
          </table:table-cell>
          <table:table-cell table:formula="of:=[.B$27]/[.B32]" office:value-type="float" office:value="7.33940044680741" calcext:value-type="float">
            <text:p>7.3394004468</text:p>
          </table:table-cell>
          <table:table-cell office:value-type="float" office:value="14.227" calcext:value-type="float">
            <text:p>14.227</text:p>
          </table:table-cell>
          <table:table-cell table:formula="of:=[.D$27]/[.D32]" office:value-type="float" office:value="6.12670977718423" calcext:value-type="float">
            <text:p>6.1267097772</text:p>
          </table:table-cell>
          <table:table-cell office:value-type="float" office:value="11.4776" calcext:value-type="float">
            <text:p>11.4776</text:p>
          </table:table-cell>
          <table:table-cell table:formula="of:=[.F$27]/[.F32]" office:value-type="float" office:value="7.34576915034502" calcext:value-type="float">
            <text:p>7.3457691503</text:p>
          </table:table-cell>
          <table:table-cell office:value-type="float" office:value="14.3256" calcext:value-type="float">
            <text:p>14.3256</text:p>
          </table:table-cell>
          <table:table-cell table:formula="of:=[.H$27]/[.H32]" office:value-type="float" office:value="6.01667643938125" calcext:value-type="float">
            <text:p>6.0166764394</text:p>
          </table:table-cell>
          <table:table-cell office:value-type="float" office:value="11.2675" calcext:value-type="float">
            <text:p>11.2675</text:p>
          </table:table-cell>
          <table:table-cell table:formula="of:=[.J$27]/[.J32]" office:value-type="float" office:value="7.50971377856668" calcext:value-type="float">
            <text:p>7.5097137786</text:p>
          </table:table-cell>
          <table:table-cell office:value-type="float" office:value="14.3205" calcext:value-type="float">
            <text:p>14.3205</text:p>
          </table:table-cell>
          <table:table-cell table:formula="of:=[.L$27]/[.L32]" office:value-type="float" office:value="6.13433190181907" calcext:value-type="float">
            <text:p>6.134331901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75763" calcext:value-type="float">
            <text:p>9.75763</text:p>
          </table:table-cell>
          <table:table-cell table:formula="of:=[.B$27]/[.B33]" office:value-type="float" office:value="8.68651506564606" calcext:value-type="float">
            <text:p>8.6865150656</text:p>
          </table:table-cell>
          <table:table-cell office:value-type="float" office:value="11.9995" calcext:value-type="float">
            <text:p>11.9995</text:p>
          </table:table-cell>
          <table:table-cell table:formula="of:=[.D$27]/[.D33]" office:value-type="float" office:value="7.26402766781949" calcext:value-type="float">
            <text:p>7.2640276678</text:p>
          </table:table-cell>
          <table:table-cell office:value-type="float" office:value="9.69794" calcext:value-type="float">
            <text:p>9.69794</text:p>
          </table:table-cell>
          <table:table-cell table:formula="of:=[.F$27]/[.F33]" office:value-type="float" office:value="8.69378445319315" calcext:value-type="float">
            <text:p>8.6937844532</text:p>
          </table:table-cell>
          <table:table-cell office:value-type="float" office:value="11.7176" calcext:value-type="float">
            <text:p>11.7176</text:p>
          </table:table-cell>
          <table:table-cell table:formula="of:=[.H$27]/[.H33]" office:value-type="float" office:value="7.35581518399672" calcext:value-type="float">
            <text:p>7.355815184</text:p>
          </table:table-cell>
          <table:table-cell office:value-type="float" office:value="9.76004" calcext:value-type="float">
            <text:p>9.76004</text:p>
          </table:table-cell>
          <table:table-cell table:formula="of:=[.J$27]/[.J33]" office:value-type="float" office:value="8.66960586227106" calcext:value-type="float">
            <text:p>8.6696058623</text:p>
          </table:table-cell>
          <table:table-cell office:value-type="float" office:value="11.5957" calcext:value-type="float">
            <text:p>11.5957</text:p>
          </table:table-cell>
          <table:table-cell table:formula="of:=[.L$27]/[.L33]" office:value-type="float" office:value="7.57579964987021" calcext:value-type="float">
            <text:p>7.57579964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17686" calcext:value-type="float">
            <text:p>8.17686</text:p>
          </table:table-cell>
          <table:table-cell table:formula="of:=[.B$27]/[.B34]" office:value-type="float" office:value="10.3658127936641" calcext:value-type="float">
            <text:p>10.3658127937</text:p>
          </table:table-cell>
          <table:table-cell office:value-type="float" office:value="10.5989" calcext:value-type="float">
            <text:p>10.5989</text:p>
          </table:table-cell>
          <table:table-cell table:formula="of:=[.D$27]/[.D34]" office:value-type="float" office:value="8.22393833322326" calcext:value-type="float">
            <text:p>8.2239383332</text:p>
          </table:table-cell>
          <table:table-cell office:value-type="float" office:value="8.34937" calcext:value-type="float">
            <text:p>8.34937</text:p>
          </table:table-cell>
          <table:table-cell table:formula="of:=[.F$27]/[.F34]" office:value-type="float" office:value="10.0979834406668" calcext:value-type="float">
            <text:p>10.0979834407</text:p>
          </table:table-cell>
          <table:table-cell office:value-type="float" office:value="10.3241" calcext:value-type="float">
            <text:p>10.3241</text:p>
          </table:table-cell>
          <table:table-cell table:formula="of:=[.H$27]/[.H34]" office:value-type="float" office:value="8.34866961769065" calcext:value-type="float">
            <text:p>8.3486696177</text:p>
          </table:table-cell>
          <table:table-cell office:value-type="float" office:value="8.34503" calcext:value-type="float">
            <text:p>8.34503</text:p>
          </table:table-cell>
          <table:table-cell table:formula="of:=[.J$27]/[.J34]" office:value-type="float" office:value="10.1396519844746" calcext:value-type="float">
            <text:p>10.1396519845</text:p>
          </table:table-cell>
          <table:table-cell office:value-type="float" office:value="10.684" calcext:value-type="float">
            <text:p>10.684</text:p>
          </table:table-cell>
          <table:table-cell table:formula="of:=[.L$27]/[.L34]" office:value-type="float" office:value="8.22226694122052" calcext:value-type="float">
            <text:p>8.22226694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49118" calcext:value-type="float">
            <text:p>7.49118</text:p>
          </table:table-cell>
          <table:table-cell table:formula="of:=[.B$27]/[.B35]" office:value-type="float" office:value="11.3146126511444" calcext:value-type="float">
            <text:p>11.3146126511</text:p>
          </table:table-cell>
          <table:table-cell office:value-type="float" office:value="9.21562" calcext:value-type="float">
            <text:p>9.21562</text:p>
          </table:table-cell>
          <table:table-cell table:formula="of:=[.D$27]/[.D35]" office:value-type="float" office:value="9.45836525377566" calcext:value-type="float">
            <text:p>9.4583652538</text:p>
          </table:table-cell>
          <table:table-cell office:value-type="float" office:value="7.39294" calcext:value-type="float">
            <text:p>7.39294</text:p>
          </table:table-cell>
          <table:table-cell table:formula="of:=[.F$27]/[.F35]" office:value-type="float" office:value="11.4043668689317" calcext:value-type="float">
            <text:p>11.4043668689</text:p>
          </table:table-cell>
          <table:table-cell office:value-type="float" office:value="8.92471" calcext:value-type="float">
            <text:p>8.92471</text:p>
          </table:table-cell>
          <table:table-cell table:formula="of:=[.H$27]/[.H35]" office:value-type="float" office:value="9.65773677800175" calcext:value-type="float">
            <text:p>9.657736778</text:p>
          </table:table-cell>
          <table:table-cell office:value-type="float" office:value="7.51115" calcext:value-type="float">
            <text:p>7.51115</text:p>
          </table:table-cell>
          <table:table-cell table:formula="of:=[.J$27]/[.J35]" office:value-type="float" office:value="11.2653455196608" calcext:value-type="float">
            <text:p>11.2653455197</text:p>
          </table:table-cell>
          <table:table-cell office:value-type="float" office:value="9.04845" calcext:value-type="float">
            <text:p>9.04845</text:p>
          </table:table-cell>
          <table:table-cell table:formula="of:=[.L$27]/[.L35]" office:value-type="float" office:value="9.70848045797899" calcext:value-type="float">
            <text:p>9.70848045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76837" calcext:value-type="float">
            <text:p>4.76837</text:p>
          </table:table-cell>
          <table:table-cell table:formula="of:=[.B$27]/[.B36]" office:value-type="float" office:value="17.7754243064192" calcext:value-type="float">
            <text:p>17.7754243064</text:p>
          </table:table-cell>
          <table:table-cell office:value-type="float" office:value="6.28576" calcext:value-type="float">
            <text:p>6.28576</text:p>
          </table:table-cell>
          <table:table-cell table:formula="of:=[.D$27]/[.D36]" office:value-type="float" office:value="13.8670105126508" calcext:value-type="float">
            <text:p>13.8670105127</text:p>
          </table:table-cell>
          <table:table-cell office:value-type="float" office:value="4.64752" calcext:value-type="float">
            <text:p>4.64752</text:p>
          </table:table-cell>
          <table:table-cell table:formula="of:=[.F$27]/[.F36]" office:value-type="float" office:value="18.1412452232589" calcext:value-type="float">
            <text:p>18.1412452233</text:p>
          </table:table-cell>
          <table:table-cell office:value-type="float" office:value="5.64033" calcext:value-type="float">
            <text:p>5.64033</text:p>
          </table:table-cell>
          <table:table-cell table:formula="of:=[.H$27]/[.H36]" office:value-type="float" office:value="15.281464027814" calcext:value-type="float">
            <text:p>15.2814640278</text:p>
          </table:table-cell>
          <table:table-cell office:value-type="float" office:value="4.67215" calcext:value-type="float">
            <text:p>4.67215</text:p>
          </table:table-cell>
          <table:table-cell table:formula="of:=[.J$27]/[.J36]" office:value-type="float" office:value="18.1106556938454" calcext:value-type="float">
            <text:p>18.1106556938</text:p>
          </table:table-cell>
          <table:table-cell office:value-type="float" office:value="5.68089" calcext:value-type="float">
            <text:p>5.68089</text:p>
          </table:table-cell>
          <table:table-cell table:formula="of:=[.L$27]/[.L36]" office:value-type="float" office:value="15.4635453247643" calcext:value-type="float">
            <text:p>15.463545324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Cqueue</text:p>
          </table:table-cell>
          <table:table-cell office:value-type="string" calcext:value-type="string">
            <text:p>CSpeedup</text:p>
          </table:table-cell>
          <table:table-cell office:value-type="string" calcext:value-type="string">
            <text:p>Bqueue</text:p>
          </table:table-cell>
          <table:table-cell office:value-type="string" calcext:value-type="string">
            <text:p>BSpeedup</text:p>
          </table:table-cell>
          <table:table-cell office:value-type="string" calcext:value-type="string">
            <text:p>Threads</text:p>
          </table:table-cell>
          <table:table-cell table:number-columns-repeated="2"/>
          <table:table-cell office:value-type="string" calcext:value-type="string">
            <text:p>Cmin</text:p>
          </table:table-cell>
          <table:table-cell office:value-type="string" calcext:value-type="string">
            <text:p>Cmax</text:p>
          </table:table-cell>
          <table:table-cell office:value-type="string" calcext:value-type="string">
            <text:p>Bmin</text:p>
          </table:table-cell>
          <table:table-cell office:value-type="string" calcext:value-type="string">
            <text:p>Bmax</text:p>
          </table:table-cell>
          <table:table-cell table:number-columns-repeated="2"/>
        </table:table-row>
        <table:table-row table:style-name="ro1">
          <table:table-cell office:value-type="float" office:value="83.5017" calcext:value-type="float">
            <text:p>83.5017</text:p>
          </table:table-cell>
          <table:table-cell table:formula="of:=[.A$39]/[.A39]" office:value-type="float" office:value="1" calcext:value-type="float">
            <text:p>1</text:p>
          </table:table-cell>
          <table:table-cell office:value-type="float" office:value="87.1321" calcext:value-type="float">
            <text:p>87.1321</text:p>
          </table:table-cell>
          <table:table-cell table:formula="of:=[.C$39]/[.C39]" office:value-type="float" office:value="1" calcext:value-type="float">
            <text:p>1</text:p>
          </table:table-cell>
          <table:table-cell office:value-type="float" office:value="80.7267" calcext:value-type="float">
            <text:p>80.7267</text:p>
          </table:table-cell>
          <table:table-cell table:formula="of:=[.E$39]/[.E39]" office:value-type="float" office:value="1" calcext:value-type="float">
            <text:p>1</text:p>
          </table:table-cell>
          <table:table-cell office:value-type="float" office:value="81.4627" calcext:value-type="float">
            <text:p>81.4627</text:p>
          </table:table-cell>
          <table:table-cell table:formula="of:=[.G$39]/[.G3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BS([.L15]-MIN([.C27];[.G27];[.K27];[.B39];[.F39]))" office:value-type="float" office:value="0" calcext:value-type="float">
            <text:p>0</text:p>
          </table:table-cell>
          <table:table-cell table:formula="of:=ABS([.L15]-MAX([.C27];[.G27];[.K27];[.B39];[.F39]))" office:value-type="float" office:value="0" calcext:value-type="float">
            <text:p>0</text:p>
          </table:table-cell>
          <table:table-cell table:formula="of:=ABS([.M15]-MIN([.E27];[.I27];[.M27];[.D39];[.H39]))" office:value-type="float" office:value="0" calcext:value-type="float">
            <text:p>0</text:p>
          </table:table-cell>
          <table:table-cell table:formula="of:=ABS([.M15]-MAX([.E27];[.I27];[.M27];[.D39];[.H39])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.8307" calcext:value-type="float">
            <text:p>43.8307</text:p>
          </table:table-cell>
          <table:table-cell table:formula="of:=[.A$39]/[.A40]" office:value-type="float" office:value="1.90509619969565" calcext:value-type="float">
            <text:p>1.9050961997</text:p>
          </table:table-cell>
          <table:table-cell office:value-type="float" office:value="70.6668" calcext:value-type="float">
            <text:p>70.6668</text:p>
          </table:table-cell>
          <table:table-cell table:formula="of:=[.C$39]/[.C40]" office:value-type="float" office:value="1.23299908868096" calcext:value-type="float">
            <text:p>1.2329990887</text:p>
          </table:table-cell>
          <table:table-cell office:value-type="float" office:value="41.5124" calcext:value-type="float">
            <text:p>41.5124</text:p>
          </table:table-cell>
          <table:table-cell table:formula="of:=[.E$39]/[.E40]" office:value-type="float" office:value="1.94464063749627" calcext:value-type="float">
            <text:p>1.9446406375</text:p>
          </table:table-cell>
          <table:table-cell office:value-type="float" office:value="66.5264" calcext:value-type="float">
            <text:p>66.5264</text:p>
          </table:table-cell>
          <table:table-cell table:formula="of:=[.G$39]/[.G40]" office:value-type="float" office:value="1.22451688352293" calcext:value-type="float">
            <text:p>1.2245168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BS([.L16]-MIN([.C28];[.G28];[.K28];[.B40];[.F40]))" office:value-type="float" office:value="0.0234038563677577" calcext:value-type="float">
            <text:p>0.0234038564</text:p>
          </table:table-cell>
          <table:table-cell table:formula="of:=ABS([.L16]-MAX([.C28];[.G28];[.K28];[.B40];[.F40]))" office:value-type="float" office:value="0.0161405814328615" calcext:value-type="float">
            <text:p>0.0161405814</text:p>
          </table:table-cell>
          <table:table-cell table:formula="of:=ABS([.M16]-MIN([.E28];[.I28];[.M28];[.D40];[.H40]))" office:value-type="float" office:value="0.0197301588268912" calcext:value-type="float">
            <text:p>0.0197301588</text:p>
          </table:table-cell>
          <table:table-cell table:formula="of:=ABS([.M16]-MAX([.E28];[.I28];[.M28];[.D40];[.H40]))" office:value-type="float" office:value="0.0413526754954392" calcext:value-type="float">
            <text:p>0.0413526755</text:p>
          </table:table-cell>
          <table:table-cell table:number-columns-repeated="2"/>
        </table:table-row>
        <table:table-row table:style-name="ro1">
          <table:table-cell office:value-type="float" office:value="24.0021" calcext:value-type="float">
            <text:p>24.0021</text:p>
          </table:table-cell>
          <table:table-cell table:formula="of:=[.A$39]/[.A41]" office:value-type="float" office:value="3.47893309335433" calcext:value-type="float">
            <text:p>3.4789330934</text:p>
          </table:table-cell>
          <table:table-cell office:value-type="float" office:value="33.5607" calcext:value-type="float">
            <text:p>33.5607</text:p>
          </table:table-cell>
          <table:table-cell table:formula="of:=[.C$39]/[.C41]" office:value-type="float" office:value="2.59625395179481" calcext:value-type="float">
            <text:p>2.5962539518</text:p>
          </table:table-cell>
          <table:table-cell office:value-type="float" office:value="23.0099" calcext:value-type="float">
            <text:p>23.0099</text:p>
          </table:table-cell>
          <table:table-cell table:formula="of:=[.E$39]/[.E41]" office:value-type="float" office:value="3.50834640741594" calcext:value-type="float">
            <text:p>3.5083464074</text:p>
          </table:table-cell>
          <table:table-cell office:value-type="float" office:value="32.5625" calcext:value-type="float">
            <text:p>32.5625</text:p>
          </table:table-cell>
          <table:table-cell table:formula="of:=[.G$39]/[.G41]" office:value-type="float" office:value="2.50173358925144" calcext:value-type="float">
            <text:p>2.501733589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ABS([.L17]-MIN([.C29];[.G29];[.K29];[.B41];[.F41]))" office:value-type="float" office:value="0.0321012615519249" calcext:value-type="float">
            <text:p>0.0321012616</text:p>
          </table:table-cell>
          <table:table-cell table:formula="of:=ABS([.L17]-MAX([.C29];[.G29];[.K29];[.B41];[.F41]))" office:value-type="float" office:value="0.0181094634564931" calcext:value-type="float">
            <text:p>0.0181094635</text:p>
          </table:table-cell>
          <table:table-cell table:formula="of:=ABS([.M17]-MIN([.E29];[.I29];[.M29];[.D41];[.H41]))" office:value-type="float" office:value="0.0782597280243165" calcext:value-type="float">
            <text:p>0.078259728</text:p>
          </table:table-cell>
          <table:table-cell table:formula="of:=ABS([.M17]-MAX([.E29];[.I29];[.M29];[.D41];[.H41]))" office:value-type="float" office:value="0.0681644041251301" calcext:value-type="float">
            <text:p>0.0681644041</text:p>
          </table:table-cell>
          <table:table-cell table:number-columns-repeated="2"/>
        </table:table-row>
        <table:table-row table:style-name="ro1">
          <table:table-cell office:value-type="float" office:value="17.4481" calcext:value-type="float">
            <text:p>17.4481</text:p>
          </table:table-cell>
          <table:table-cell table:formula="of:=[.A$39]/[.A42]" office:value-type="float" office:value="4.78571878886526" calcext:value-type="float">
            <text:p>4.7857187889</text:p>
          </table:table-cell>
          <table:table-cell office:value-type="float" office:value="22.7772" calcext:value-type="float">
            <text:p>22.7772</text:p>
          </table:table-cell>
          <table:table-cell table:formula="of:=[.C$39]/[.C42]" office:value-type="float" office:value="3.82540874207541" calcext:value-type="float">
            <text:p>3.8254087421</text:p>
          </table:table-cell>
          <table:table-cell office:value-type="float" office:value="16.358" calcext:value-type="float">
            <text:p>16.358</text:p>
          </table:table-cell>
          <table:table-cell table:formula="of:=[.E$39]/[.E42]" office:value-type="float" office:value="4.93499816603497" calcext:value-type="float">
            <text:p>4.934998166</text:p>
          </table:table-cell>
          <table:table-cell office:value-type="float" office:value="21.6068" calcext:value-type="float">
            <text:p>21.6068</text:p>
          </table:table-cell>
          <table:table-cell table:formula="of:=[.G$39]/[.G42]" office:value-type="float" office:value="3.77023437066109" calcext:value-type="float">
            <text:p>3.77023437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BS([.L18]-MIN([.C30];[.G30];[.K30];[.B42];[.F42]))" office:value-type="float" office:value="0.070418885640267" calcext:value-type="float">
            <text:p>0.0704188856</text:p>
          </table:table-cell>
          <table:table-cell table:formula="of:=ABS([.L18]-MAX([.C30];[.G30];[.K30];[.B42];[.F42]))" office:value-type="float" office:value="0.0788604915294373" calcext:value-type="float">
            <text:p>0.0788604915</text:p>
          </table:table-cell>
          <table:table-cell table:formula="of:=ABS([.M18]-MIN([.E30];[.I30];[.M30];[.D42];[.H42]))" office:value-type="float" office:value="0.04154456251054" calcext:value-type="float">
            <text:p>0.0415445625</text:p>
          </table:table-cell>
          <table:table-cell table:formula="of:=ABS([.M18]-MAX([.E30];[.I30];[.M30];[.D42];[.H42]))" office:value-type="float" office:value="0.047047506857496" calcext:value-type="float">
            <text:p>0.0470475069</text:p>
          </table:table-cell>
          <table:table-cell table:number-columns-repeated="2"/>
        </table:table-row>
        <table:table-row table:style-name="ro1">
          <table:table-cell office:value-type="float" office:value="13.7986" calcext:value-type="float">
            <text:p>13.7986</text:p>
          </table:table-cell>
          <table:table-cell table:formula="of:=[.A$39]/[.A43]" office:value-type="float" office:value="6.05146174249562" calcext:value-type="float">
            <text:p>6.0514617425</text:p>
          </table:table-cell>
          <table:table-cell office:value-type="float" office:value="17.2507" calcext:value-type="float">
            <text:p>17.2507</text:p>
          </table:table-cell>
          <table:table-cell table:formula="of:=[.C$39]/[.C43]" office:value-type="float" office:value="5.0509312665573" calcext:value-type="float">
            <text:p>5.0509312666</text:p>
          </table:table-cell>
          <table:table-cell office:value-type="float" office:value="13.0217" calcext:value-type="float">
            <text:p>13.0217</text:p>
          </table:table-cell>
          <table:table-cell table:formula="of:=[.E$39]/[.E43]" office:value-type="float" office:value="6.19939792807391" calcext:value-type="float">
            <text:p>6.1993979281</text:p>
          </table:table-cell>
          <table:table-cell office:value-type="float" office:value="16.4714" calcext:value-type="float">
            <text:p>16.4714</text:p>
          </table:table-cell>
          <table:table-cell table:formula="of:=[.G$39]/[.G43]" office:value-type="float" office:value="4.9457058902097" calcext:value-type="float">
            <text:p>4.945705890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ABS([.L19]-MIN([.C31];[.G31];[.K31];[.B43];[.F43]))" office:value-type="float" office:value="0.0878357602603783" calcext:value-type="float">
            <text:p>0.0878357603</text:p>
          </table:table-cell>
          <table:table-cell table:formula="of:=ABS([.L19]-MAX([.C31];[.G31];[.K31];[.B43];[.F43]))" office:value-type="float" office:value="0.0601004253179145" calcext:value-type="float">
            <text:p>0.0601004253</text:p>
          </table:table-cell>
          <table:table-cell table:formula="of:=ABS([.M19]-MIN([.E31];[.I31];[.M31];[.D43];[.H43]))" office:value-type="float" office:value="0.0705383190890947" calcext:value-type="float">
            <text:p>0.0705383191</text:p>
          </table:table-cell>
          <table:table-cell table:formula="of:=ABS([.M19]-MAX([.E31];[.I31];[.M31];[.D43];[.H43]))" office:value-type="float" office:value="0.0881508341989719" calcext:value-type="float">
            <text:p>0.0881508342</text:p>
          </table:table-cell>
          <table:table-cell table:number-columns-repeated="2"/>
        </table:table-row>
        <table:table-row table:style-name="ro1">
          <table:table-cell office:value-type="float" office:value="11.3382" calcext:value-type="float">
            <text:p>11.3382</text:p>
          </table:table-cell>
          <table:table-cell table:formula="of:=[.A$39]/[.A44]" office:value-type="float" office:value="7.36463459808435" calcext:value-type="float">
            <text:p>7.3646345981</text:p>
          </table:table-cell>
          <table:table-cell office:value-type="float" office:value="14.1975" calcext:value-type="float">
            <text:p>14.1975</text:p>
          </table:table-cell>
          <table:table-cell table:formula="of:=[.C$39]/[.C44]" office:value-type="float" office:value="6.13714386335623" calcext:value-type="float">
            <text:p>6.1371438634</text:p>
          </table:table-cell>
          <table:table-cell office:value-type="float" office:value="10.5904" calcext:value-type="float">
            <text:p>10.5904</text:p>
          </table:table-cell>
          <table:table-cell table:formula="of:=[.E$39]/[.E44]" office:value-type="float" office:value="7.62262992899229" calcext:value-type="float">
            <text:p>7.622629929</text:p>
          </table:table-cell>
          <table:table-cell office:value-type="float" office:value="13.4578" calcext:value-type="float">
            <text:p>13.4578</text:p>
          </table:table-cell>
          <table:table-cell table:formula="of:=[.G$39]/[.G44]" office:value-type="float" office:value="6.05319591612299" calcext:value-type="float">
            <text:p>6.053195916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ABS([.L20]-MIN([.C32];[.G32];[.K32];[.B44];[.F44]))" office:value-type="float" office:value="0.0970291337517448" calcext:value-type="float">
            <text:p>0.0970291338</text:p>
          </table:table-cell>
          <table:table-cell table:formula="of:=ABS([.L20]-MAX([.C32];[.G32];[.K32];[.B44];[.F44]))" office:value-type="float" office:value="0.186200348433144" calcext:value-type="float">
            <text:p>0.1862003484</text:p>
          </table:table-cell>
          <table:table-cell table:formula="of:=ABS([.M20]-MIN([.E32];[.I32];[.M32];[.D44];[.H44]))" office:value-type="float" office:value="0.0769351401915053" calcext:value-type="float">
            <text:p>0.0769351402</text:p>
          </table:table-cell>
          <table:table-cell table:formula="of:=ABS([.M20]-MAX([.E32];[.I32];[.M32];[.D44];[.H44]))" office:value-type="float" office:value="0.0435322837834722" calcext:value-type="float">
            <text:p>0.0435322838</text:p>
          </table:table-cell>
          <table:table-cell table:number-columns-repeated="2"/>
        </table:table-row>
        <table:table-row table:style-name="ro1">
          <table:table-cell office:value-type="float" office:value="9.72429" calcext:value-type="float">
            <text:p>9.72429</text:p>
          </table:table-cell>
          <table:table-cell table:formula="of:=[.A$39]/[.A45]" office:value-type="float" office:value="8.58691997050684" calcext:value-type="float">
            <text:p>8.5869199705</text:p>
          </table:table-cell>
          <table:table-cell office:value-type="float" office:value="11.6274" calcext:value-type="float">
            <text:p>11.6274</text:p>
          </table:table-cell>
          <table:table-cell table:formula="of:=[.C$39]/[.C45]" office:value-type="float" office:value="7.49368732476736" calcext:value-type="float">
            <text:p>7.4936873248</text:p>
          </table:table-cell>
          <table:table-cell office:value-type="float" office:value="8.88021" calcext:value-type="float">
            <text:p>8.88021</text:p>
          </table:table-cell>
          <table:table-cell table:formula="of:=[.E$39]/[.E45]" office:value-type="float" office:value="9.09062961348887" calcext:value-type="float">
            <text:p>9.0906296135</text:p>
          </table:table-cell>
          <table:table-cell office:value-type="float" office:value="11.0395" calcext:value-type="float">
            <text:p>11.0395</text:p>
          </table:table-cell>
          <table:table-cell table:formula="of:=[.G$39]/[.G45]" office:value-type="float" office:value="7.37920195661035" calcext:value-type="float">
            <text:p>7.379201956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ABS([.L21]-MIN([.C33];[.G33];[.K33];[.B45];[.F45]))" office:value-type="float" office:value="0.158571022514353" calcext:value-type="float">
            <text:p>0.1585710225</text:p>
          </table:table-cell>
          <table:table-cell table:formula="of:=ABS([.L21]-MAX([.C33];[.G33];[.K33];[.B45];[.F45]))" office:value-type="float" office:value="0.345138620467672" calcext:value-type="float">
            <text:p>0.3451386205</text:p>
          </table:table-cell>
          <table:table-cell table:formula="of:=ABS([.M21]-MIN([.E33];[.I33];[.M33];[.D45];[.H45]))" office:value-type="float" office:value="0.149678688793335" calcext:value-type="float">
            <text:p>0.1496786888</text:p>
          </table:table-cell>
          <table:table-cell table:formula="of:=ABS([.M21]-MAX([.E33];[.I33];[.M33];[.D45];[.H45]))" office:value-type="float" office:value="0.162093293257382" calcext:value-type="float">
            <text:p>0.1620932933</text:p>
          </table:table-cell>
          <table:table-cell table:number-columns-repeated="2"/>
        </table:table-row>
        <table:table-row table:style-name="ro1">
          <table:table-cell office:value-type="float" office:value="8.28332" calcext:value-type="float">
            <text:p>8.28332</text:p>
          </table:table-cell>
          <table:table-cell table:formula="of:=[.A$39]/[.A46]" office:value-type="float" office:value="10.0807043552585" calcext:value-type="float">
            <text:p>10.0807043553</text:p>
          </table:table-cell>
          <table:table-cell office:value-type="float" office:value="10.6321" calcext:value-type="float">
            <text:p>10.6321</text:p>
          </table:table-cell>
          <table:table-cell table:formula="of:=[.C$39]/[.C46]" office:value-type="float" office:value="8.1951919188119" calcext:value-type="float">
            <text:p>8.1951919188</text:p>
          </table:table-cell>
          <table:table-cell office:value-type="float" office:value="7.78125" calcext:value-type="float">
            <text:p>7.78125</text:p>
          </table:table-cell>
          <table:table-cell table:formula="of:=[.E$39]/[.E46]" office:value-type="float" office:value="10.3745156626506" calcext:value-type="float">
            <text:p>10.3745156627</text:p>
          </table:table-cell>
          <table:table-cell office:value-type="float" office:value="10.0851" calcext:value-type="float">
            <text:p>10.0851</text:p>
          </table:table-cell>
          <table:table-cell table:formula="of:=[.G$39]/[.G46]" office:value-type="float" office:value="8.07753021784613" calcext:value-type="float">
            <text:p>8.077530217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ABS([.L22]-MIN([.C34];[.G34];[.K34];[.B46];[.F46]))" office:value-type="float" office:value="0.131029292084394" calcext:value-type="float">
            <text:p>0.1310292921</text:p>
          </table:table-cell>
          <table:table-cell table:formula="of:=ABS([.L22]-MAX([.C34];[.G34];[.K34];[.B46];[.F46]))" office:value-type="float" office:value="0.162782015307688" calcext:value-type="float">
            <text:p>0.1627820153</text:p>
          </table:table-cell>
          <table:table-cell table:formula="of:=ABS([.M22]-MIN([.E34];[.I34];[.M34];[.D46];[.H46]))" office:value-type="float" office:value="0.135989187912362" calcext:value-type="float">
            <text:p>0.1359891879</text:p>
          </table:table-cell>
          <table:table-cell table:formula="of:=ABS([.M22]-MAX([.E34];[.I34];[.M34];[.D46];[.H46]))" office:value-type="float" office:value="0.135150211932157" calcext:value-type="float">
            <text:p>0.1351502119</text:p>
          </table:table-cell>
          <table:table-cell table:number-columns-repeated="2"/>
        </table:table-row>
        <table:table-row table:style-name="ro1">
          <table:table-cell office:value-type="float" office:value="7.48619" calcext:value-type="float">
            <text:p>7.48619</text:p>
          </table:table-cell>
          <table:table-cell table:formula="of:=[.A$39]/[.A47]" office:value-type="float" office:value="11.1540984132115" calcext:value-type="float">
            <text:p>11.1540984132</text:p>
          </table:table-cell>
          <table:table-cell office:value-type="float" office:value="9.51968" calcext:value-type="float">
            <text:p>9.51968</text:p>
          </table:table-cell>
          <table:table-cell table:formula="of:=[.C$39]/[.C47]" office:value-type="float" office:value="9.15283917106457" calcext:value-type="float">
            <text:p>9.1528391711</text:p>
          </table:table-cell>
          <table:table-cell office:value-type="float" office:value="6.86252" calcext:value-type="float">
            <text:p>6.86252</text:p>
          </table:table-cell>
          <table:table-cell table:formula="of:=[.E$39]/[.E47]" office:value-type="float" office:value="11.7634192687234" calcext:value-type="float">
            <text:p>11.7634192687</text:p>
          </table:table-cell>
          <table:table-cell office:value-type="float" office:value="8.68666" calcext:value-type="float">
            <text:p>8.68666</text:p>
          </table:table-cell>
          <table:table-cell table:formula="of:=[.G$39]/[.G47]" office:value-type="float" office:value="9.37790819486431" calcext:value-type="float">
            <text:p>9.37790819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ABS([.L23]-MIN([.C35];[.G35];[.K35];[.B47];[.F47]))" office:value-type="float" office:value="0.226270131122844" calcext:value-type="float">
            <text:p>0.2262701311</text:p>
          </table:table-cell>
          <table:table-cell table:formula="of:=ABS([.L23]-MAX([.C35];[.G35];[.K35];[.B47];[.F47]))" office:value-type="float" office:value="0.383050724389072" calcext:value-type="float">
            <text:p>0.3830507244</text:p>
          </table:table-cell>
          <table:table-cell table:formula="of:=ABS([.M23]-MIN([.E35];[.I35];[.M35];[.D47];[.H47]))" office:value-type="float" office:value="0.31822680007248" calcext:value-type="float">
            <text:p>0.3182268001</text:p>
          </table:table-cell>
          <table:table-cell table:formula="of:=ABS([.M23]-MAX([.E35];[.I35];[.M35];[.D47];[.H47]))" office:value-type="float" office:value="0.237414486841935" calcext:value-type="float">
            <text:p>0.2374144868</text:p>
          </table:table-cell>
          <table:table-cell table:number-columns-repeated="2"/>
        </table:table-row>
        <table:table-row table:style-name="ro1">
          <table:table-cell office:value-type="float" office:value="4.65486" calcext:value-type="float">
            <text:p>4.65486</text:p>
          </table:table-cell>
          <table:table-cell table:formula="of:=[.A$39]/[.A48]" office:value-type="float" office:value="17.9386061020095" calcext:value-type="float">
            <text:p>17.938606102</text:p>
          </table:table-cell>
          <table:table-cell office:value-type="float" office:value="5.91993" calcext:value-type="float">
            <text:p>5.91993</text:p>
          </table:table-cell>
          <table:table-cell table:formula="of:=[.C$39]/[.C48]" office:value-type="float" office:value="14.7184341706743" calcext:value-type="float">
            <text:p>14.7184341707</text:p>
          </table:table-cell>
          <table:table-cell office:value-type="float" office:value="5.02742" calcext:value-type="float">
            <text:p>5.02742</text:p>
          </table:table-cell>
          <table:table-cell table:formula="of:=[.E$39]/[.E48]" office:value-type="float" office:value="16.0572818662455" calcext:value-type="float">
            <text:p>16.0572818662</text:p>
          </table:table-cell>
          <table:table-cell office:value-type="float" office:value="6.67077" calcext:value-type="float">
            <text:p>6.67077</text:p>
          </table:table-cell>
          <table:table-cell table:formula="of:=[.G$39]/[.G48]" office:value-type="float" office:value="12.2118885825774" calcext:value-type="float">
            <text:p>12.21188858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ABS([.L24]-MIN([.C36];[.G36];[.K36];[.B48];[.F48]))" office:value-type="float" office:value="1.54736077211019" calcext:value-type="float">
            <text:p>1.5473607721</text:p>
          </table:table-cell>
          <table:table-cell table:formula="of:=ABS([.L24]-MAX([.C36];[.G36];[.K36];[.B48];[.F48]))" office:value-type="float" office:value="0.536602584903157" calcext:value-type="float">
            <text:p>0.5366025849</text:p>
          </table:table-cell>
          <table:table-cell table:formula="of:=ABS([.M24]-MIN([.E36];[.I36];[.M36];[.D48];[.H48]))" office:value-type="float" office:value="2.09657994111873" calcext:value-type="float">
            <text:p>2.0965799411</text:p>
          </table:table-cell>
          <table:table-cell table:formula="of:=ABS([.M24]-MAX([.E36];[.I36];[.M36];[.D48];[.H48]))" office:value-type="float" office:value="1.1550768010681" calcext:value-type="float">
            <text:p>1.15507680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2:11:37.20542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06-01T02:51:20.080873669</meta:creation-date>
    <dc:date>2015-06-08T01:01:39.455839470</dc:date>
    <dc:creator>Truls Asheim</dc:creator>
    <meta:editing-duration>P1DT16H37M24S</meta:editing-duration>
    <meta:editing-cycles>8</meta:editing-cycles>
    <meta:generator>LibreOffice/4.4.1.2$Linux_X86_64 LibreOffice_project/40m0$Build-2</meta:generator>
    <meta:document-statistic meta:table-count="6" meta:cell-count="17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07cm" svg:y="3.952cm" style:legend-expansion="high" chart:style-name="ch2"/>
        <chart:plot-area chart:style-name="ch3" table:cell-range-address="Sheet1.B6:Sheet1.B17 Sheet1.D5:Sheet1.D17 Sheet1.F5:Sheet1.F17" chart:data-source-has-labels="both" svg:x="0.32cm" svg:y="0.18cm" svg:width="12.667cm" svg:height="8.64cm">
          <chartooo:coordinate-region svg:x="0.756cm" svg:y="0.379cm" svg:width="11.859cm" svg:height="7.794cm"/>
          <chart:axis chart:dimension="x" chart:name="primary-x" chart:style-name="ch4" chartooo:axis-type="auto">
            <chartooo:date-scale/>
            <chart:categories table:cell-range-address="Sheet1.B6:Sheet1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7" chart:label-cell-address="Sheet1.D5:Sheet1.D5" chart:class="chart:line">
            <chart:data-point chart:repeated="12"/>
          </chart:series>
          <chart:series chart:style-name="ch7" chart:values-cell-range-address="Sheet1.F6:Sheet1.F17" chart:label-cell-address="Sheet1.F5:Sheet1.F5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D5:Sheet1.D5</svg:desc>
                </draw:g>
              </table:table-cell>
              <table:table-cell office:value-type="string">
                <text:p>Speedup</text:p>
                <draw:g>
                  <svg:desc>Sheet1.F5:Sheet1.F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6:Sheet1.B17</svg:desc>
                </draw:g>
              </table:table-cell>
              <table:table-cell office:value-type="float" office:value="1">
                <text:p>1</text:p>
                <draw:g>
                  <svg:desc>Sheet1.D6:Sheet1.D17</svg:desc>
                </draw:g>
              </table:table-cell>
              <table:table-cell office:value-type="float" office:value="1">
                <text:p>1</text:p>
                <draw:g>
                  <svg:desc>Sheet1.F6:Sheet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7571471604804">
                <text:p>1.87571471604804</text:p>
              </table:table-cell>
              <table:table-cell office:value-type="float" office:value="2.03738772262053">
                <text:p>2.0373877226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65843684682297">
                <text:p>2.65843684682297</text:p>
              </table:table-cell>
              <table:table-cell office:value-type="float" office:value="3.00600984536172">
                <text:p>3.006009845361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44133478266564">
                <text:p>3.44133478266564</text:p>
              </table:table-cell>
              <table:table-cell office:value-type="float" office:value="3.97799371002224">
                <text:p>3.977993710022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02607749705058">
                <text:p>4.02607749705058</text:p>
              </table:table-cell>
              <table:table-cell office:value-type="float" office:value="4.88802619204198">
                <text:p>4.8880261920419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473586415871">
                <text:p>4.69473586415871</text:p>
              </table:table-cell>
              <table:table-cell office:value-type="float" office:value="5.95491921554439">
                <text:p>5.9549192155443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30696244713638">
                <text:p>5.30696244713638</text:p>
              </table:table-cell>
              <table:table-cell office:value-type="float" office:value="7.01153797388107">
                <text:p>7.011537973881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76424444239704">
                <text:p>5.76424444239704</text:p>
              </table:table-cell>
              <table:table-cell office:value-type="float" office:value="7.95999562416154">
                <text:p>7.9599956241615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32202712911592">
                <text:p>6.32202712911592</text:p>
              </table:table-cell>
              <table:table-cell office:value-type="float" office:value="8.95152256819668">
                <text:p>8.951522568196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7318211303857">
                <text:p>6.87318211303857</text:p>
              </table:table-cell>
              <table:table-cell office:value-type="float" office:value="9.86175706907867">
                <text:p>9.861757069078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05499276411">
                <text:p>7.605499276411</text:p>
              </table:table-cell>
              <table:table-cell office:value-type="float" office:value="10.668673071729">
                <text:p>10.668673071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13700717178849">
                <text:p>8.13700717178849</text:p>
              </table:table-cell>
              <table:table-cell office:value-type="float" office:value="11.5881411196701">
                <text:p>11.5881411196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5.M14:Sheet5.M21" chart:error-lower-range="Sheet5.L14:Sheet5.L2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5.M14:Sheet5.M21" chart:error-lower-range="Sheet5.L14:Sheet5.L21" loext:std-weight="1"/>
      <style:graphic-properties draw:stroke="solid" svg:stroke-width="0cm" svg:stroke-color="#4700b8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5.O14:Sheet5.O21" chart:error-lower-range="Sheet5.N14:Sheet5.N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5.O14:Sheet5.O21" chart:error-lower-range="Sheet5.N14:Sheet5.N21" loext:std-weight="1"/>
      <style:graphic-properties draw:stroke="solid" svg:stroke-width="0cm" svg:stroke-color="#ff6633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29cm" svg:height="9.962cm" xlink:href=".." xlink:type="simple" chart:class="chart:line" chart:style-name="ch1">
        <chart:legend chart:legend-position="bottom" svg:x="2.629cm" svg:y="9.179cm" style:legend-expansion="wide" chart:style-name="ch2"/>
        <chart:plot-area chart:style-name="ch3" table:cell-range-address="Sheet5.I13:Sheet5.K21" chart:data-source-has-labels="both" svg:x="1.361cm" svg:y="0.199cm" svg:width="15.818cm" svg:height="7.8cm">
          <chartooo:coordinate-region svg:x="2.088cm" svg:y="0.399cm" svg:width="14.997cm" svg:height="6.953cm"/>
          <chart:axis chart:dimension="x" chart:name="primary-x" chart:style-name="ch4" chartooo:axis-type="auto">
            <chartooo:date-scale/>
            <chart:title svg:x="8.604cm" svg:y="8.198cm" chart:style-name="ch5">
              <text:p>Threads</text:p>
            </chart:title>
            <chart:categories table:cell-range-address="Sheet5.I14:Sheet5.I21"/>
          </chart:axis>
          <chart:axis chart:dimension="y" chart:name="primary-y" chart:style-name="ch4">
            <chart:title svg:x="0.451cm" svg:y="4.818cm" chart:style-name="ch6">
              <text:p>Speedup</text:p>
            </chart:title>
            <chart:grid chart:style-name="ch7" chart:class="major"/>
          </chart:axis>
          <chart:series chart:style-name="ch8" chart:values-cell-range-address="Sheet5.J14:Sheet5.J21" chart:label-cell-address="Sheet5.J13:Sheet5.J13" chart:class="chart:line">
            <chart:error-indicator chart:style-name="ch9" chart:dimension="y"/>
            <chart:data-point chart:repeated="8"/>
          </chart:series>
          <chart:series chart:style-name="ch10" chart:values-cell-range-address="Sheet5.K14:Sheet5.K21" chart:label-cell-address="Sheet5.K13:Sheet5.K13" chart:class="chart:line">
            <chart:error-indicator chart:style-name="ch11" chart:dimension="y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, 20000 procs, 100000 cycles</text:p>
                <draw:g>
                  <svg:desc>Sheet5.J13:Sheet5.J13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  <table:table-cell office:value-type="string">
                <text:p>M2, 20000 procs, 100000 cycles</text:p>
                <draw:g>
                  <svg:desc>Sheet5.K13:Sheet5.K13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5.I14:Sheet5.I21</svg:desc>
                </draw:g>
              </table:table-cell>
              <table:table-cell office:value-type="float" office:value="1">
                <text:p>1</text:p>
                <draw:g>
                  <svg:desc>Sheet5.J14:Sheet5.J21</svg:desc>
                </draw:g>
              </table:table-cell>
              <table:table-cell office:value-type="float" office:value="0">
                <text:p>0</text:p>
                <draw:g>
                  <svg:desc>Sheet5.M14:Sheet5.M21</svg:desc>
                </draw:g>
              </table:table-cell>
              <table:table-cell office:value-type="float" office:value="0">
                <text:p>0</text:p>
                <draw:g>
                  <svg:desc>Sheet5.L14:Sheet5.L21</svg:desc>
                </draw:g>
              </table:table-cell>
              <table:table-cell office:value-type="float" office:value="1">
                <text:p>1</text:p>
                <draw:g>
                  <svg:desc>Sheet5.K14:Sheet5.K21</svg:desc>
                </draw:g>
              </table:table-cell>
              <table:table-cell office:value-type="float" office:value="0">
                <text:p>0</text:p>
                <draw:g>
                  <svg:desc>Sheet5.O14:Sheet5.O21</svg:desc>
                </draw:g>
              </table:table-cell>
              <table:table-cell office:value-type="float" office:value="0">
                <text:p>0</text:p>
                <draw:g>
                  <svg:desc>Sheet5.N14:Sheet5.N2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415498973009606">
                <text:p>0.415498973009606</text:p>
              </table:table-cell>
              <table:table-cell office:value-type="float" office:value="0.322767023554251">
                <text:p>0.322767023554251</text:p>
              </table:table-cell>
              <table:table-cell office:value-type="float" office:value="0.0185133999329802">
                <text:p>0.0185133999329802</text:p>
              </table:table-cell>
              <table:table-cell office:value-type="float" office:value="0.765897314957999">
                <text:p>0.765897314957999</text:p>
              </table:table-cell>
              <table:table-cell office:value-type="float" office:value="0.106640957782398">
                <text:p>0.106640957782398</text:p>
              </table:table-cell>
              <table:table-cell office:value-type="float" office:value="0.368911741881374">
                <text:p>0.36891174188137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09627445789089">
                <text:p>0.409627445789089</text:p>
              </table:table-cell>
              <table:table-cell office:value-type="float" office:value="0.368093761701368">
                <text:p>0.368093761701368</text:p>
              </table:table-cell>
              <table:table-cell office:value-type="float" office:value="0.0405055604873152">
                <text:p>0.0405055604873152</text:p>
              </table:table-cell>
              <table:table-cell office:value-type="float" office:value="0.810622419215753">
                <text:p>0.810622419215753</text:p>
              </table:table-cell>
              <table:table-cell office:value-type="float" office:value="0.164193988166602">
                <text:p>0.164193988166602</text:p>
              </table:table-cell>
              <table:table-cell office:value-type="float" office:value="0.417012838704315">
                <text:p>0.4170128387043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9905907548028">
                <text:p>0.39905907548028</text:p>
              </table:table-cell>
              <table:table-cell office:value-type="float" office:value="0.377121479980814">
                <text:p>0.377121479980814</text:p>
              </table:table-cell>
              <table:table-cell office:value-type="float" office:value="0.0197819272223337">
                <text:p>0.0197819272223337</text:p>
              </table:table-cell>
              <table:table-cell office:value-type="float" office:value="0.79725121324475">
                <text:p>0.79725121324475</text:p>
              </table:table-cell>
              <table:table-cell office:value-type="float" office:value="0.187849363896589">
                <text:p>0.187849363896589</text:p>
              </table:table-cell>
              <table:table-cell office:value-type="float" office:value="0.401053835757838">
                <text:p>0.40105383575783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39855241114331">
                <text:p>0.39855241114331</text:p>
              </table:table-cell>
              <table:table-cell office:value-type="float" office:value="0.397062990364315">
                <text:p>0.397062990364315</text:p>
              </table:table-cell>
              <table:table-cell office:value-type="float" office:value="0.0116581484595737">
                <text:p>0.0116581484595737</text:p>
              </table:table-cell>
              <table:table-cell office:value-type="float" office:value="0.810007911342297">
                <text:p>0.810007911342297</text:p>
              </table:table-cell>
              <table:table-cell office:value-type="float" office:value="0.145685214503282">
                <text:p>0.145685214503282</text:p>
              </table:table-cell>
              <table:table-cell office:value-type="float" office:value="0.414577817060677">
                <text:p>0.41457781706067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401305848013889">
                <text:p>0.401305848013889</text:p>
              </table:table-cell>
              <table:table-cell office:value-type="float" office:value="0.414875803444062">
                <text:p>0.414875803444062</text:p>
              </table:table-cell>
              <table:table-cell office:value-type="float" office:value="0.015660700953212">
                <text:p>0.015660700953212</text:p>
              </table:table-cell>
              <table:table-cell office:value-type="float" office:value="0.83403811706269">
                <text:p>0.83403811706269</text:p>
              </table:table-cell>
              <table:table-cell office:value-type="float" office:value="0.117084448802144">
                <text:p>0.117084448802144</text:p>
              </table:table-cell>
              <table:table-cell office:value-type="float" office:value="0.443854021296533">
                <text:p>0.4438540212965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415128329824781">
                <text:p>0.415128329824781</text:p>
              </table:table-cell>
              <table:table-cell office:value-type="float" office:value="0.456268339935693">
                <text:p>0.456268339935693</text:p>
              </table:table-cell>
              <table:table-cell office:value-type="float" office:value="0.022102525002914">
                <text:p>0.022102525002914</text:p>
              </table:table-cell>
              <table:table-cell office:value-type="float" office:value="0.899429410886545">
                <text:p>0.899429410886545</text:p>
              </table:table-cell>
              <table:table-cell office:value-type="float" office:value="0.18213784758345">
                <text:p>0.18213784758345</text:p>
              </table:table-cell>
              <table:table-cell office:value-type="float" office:value="0.480676929574371">
                <text:p>0.4806769295743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02199383546655">
                <text:p>0.402199383546655</text:p>
              </table:table-cell>
              <table:table-cell office:value-type="float" office:value="0.513619539378858">
                <text:p>0.513619539378858</text:p>
              </table:table-cell>
              <table:table-cell office:value-type="float" office:value="0.0146493014309833">
                <text:p>0.0146493014309833</text:p>
              </table:table-cell>
              <table:table-cell office:value-type="float" office:value="0.937337102939421">
                <text:p>0.937337102939421</text:p>
              </table:table-cell>
              <table:table-cell office:value-type="float" office:value="0.217591668320087">
                <text:p>0.217591668320087</text:p>
              </table:table-cell>
              <table:table-cell office:value-type="float" office:value="0.538730403779677">
                <text:p>0.5387304037796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upper-range="local-table.$B$2:.$B$9" chart:error-lower-range="local-table.$B$2:.$B$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2.222cm" svg:y="3.454cm" style:legend-expansion="high" chart:style-name="ch2"/>
        <chart:plot-area chart:style-name="ch3" chart:data-source-has-labels="both" svg:x="0.32cm" svg:y="0.18cm" svg:width="11.582cm" svg:height="8.64cm">
          <chartooo:coordinate-region svg:x="1.047cm" svg:y="0.379cm" svg:width="10.761cm" svg:height="7.79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" chart:label-cell-address="local-table.$B$1" chart:class="chart:line">
            <chart:data-point chart:repeated="8"/>
          </chart:series>
          <chart:series chart:style-name="ch8" chart:values-cell-range-address="local-table.$E$2:.$E$9" chart:label-cell-address="local-table.$E$1" chart:class="chart:line">
            <chart:data-point chart:repeated="8"/>
          </chart:series>
          <chart:series chart:style-name="ch9" chart:values-cell-range-address="local-table.$F$2:.$F$9" chart:label-cell-address="local-table.$F$1" chart:class="chart:line">
            <chart:data-point chart:repeated="8"/>
          </chart:series>
          <chart:series chart:style-name="ch10" chart:values-cell-range-address="local-table.$G$2:.$G$9" chart:label-cell-address="local-table.$G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visibility="collapse"/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verag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average</text:p>
              </table:table-cell>
              <table:table-cell office:value-type="string">
                <text:p>Caverage 50000</text:p>
              </table:table-cell>
              <table:table-cell office:value-type="string">
                <text:p>Baverage 5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0464070527847">
                <text:p>0.74046407052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045586174777">
                <text:p>1.86045586174777</text:p>
              </table:table-cell>
              <table:table-cell office:value-type="float" office:value="0.745110963583895">
                <text:p>0.745110963583895</text:p>
              </table:table-cell>
              <table:table-cell office:value-type="float" office:value="1.83549704247531">
                <text:p>1.83549704247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585757330926">
                <text:p>0.9558575733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127844414148">
                <text:p>2.16127844414148</text:p>
              </table:table-cell>
              <table:table-cell office:value-type="float" office:value="0.953318328139135">
                <text:p>0.953318328139135</text:p>
              </table:table-cell>
              <table:table-cell office:value-type="float" office:value="2.12969786674936">
                <text:p>2.12969786674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8637253206098">
                <text:p>1.1863725320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278190835575">
                <text:p>2.11278190835575</text:p>
              </table:table-cell>
              <table:table-cell office:value-type="float" office:value="1.19863710328604">
                <text:p>1.19863710328604</text:p>
              </table:table-cell>
              <table:table-cell office:value-type="float" office:value="2.1417590735962">
                <text:p>2.14175907359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96966943543">
                <text:p>1.426969669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272928542904">
                <text:p>2.23272928542904</text:p>
              </table:table-cell>
              <table:table-cell office:value-type="float" office:value="1.43508209265409">
                <text:p>1.43508209265409</text:p>
              </table:table-cell>
              <table:table-cell office:value-type="float" office:value="2.25643169336122">
                <text:p>2.25643169336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7725758156495">
                <text:p>1.67725758156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864529669713">
                <text:p>2.40864529669713</text:p>
              </table:table-cell>
              <table:table-cell office:value-type="float" office:value="1.68296660387442">
                <text:p>1.68296660387442</text:p>
              </table:table-cell>
              <table:table-cell office:value-type="float" office:value="2.4253829334554">
                <text:p>2.42538293345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5475380577424">
                <text:p>1.85475380577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192707353622">
                <text:p>2.57192707353622</text:p>
              </table:table-cell>
              <table:table-cell office:value-type="float" office:value="1.85728599208023">
                <text:p>1.85728599208023</text:p>
              </table:table-cell>
              <table:table-cell office:value-type="float" office:value="2.58438897694321">
                <text:p>2.5843889769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5691084235391">
                <text:p>1.95691084235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315022032465">
                <text:p>2.72315022032465</text:p>
              </table:table-cell>
              <table:table-cell office:value-type="float" office:value="1.96713025937117">
                <text:p>1.96713025937117</text:p>
              </table:table-cell>
              <table:table-cell office:value-type="float" office:value="2.76539933972689">
                <text:p>2.76539933972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svg:stroke-opacity="40%" draw:fill-color="#004586" draw:opacity="40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6.N13:Sheet6.N21" chart:error-lower-range="Sheet6.M13:Sheet6.M2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6.N13:Sheet6.N21" chart:error-lower-range="Sheet6.M13:Sheet6.M21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6.P13:Sheet6.P21" chart:error-lower-range="Sheet6.O13:Sheet6.O21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6.P13:Sheet6.P21" chart:error-lower-range="Sheet6.O13:Sheet6.O2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11.189cm" xlink:href=".." xlink:type="simple" chart:class="chart:line" chart:style-name="ch1">
        <chart:legend chart:legend-position="bottom" svg:x="2.61cm" svg:y="9.41cm" style:legend-expansion="wide" chart:style-name="ch2"/>
        <chart:plot-area chart:style-name="ch3" table:cell-range-address="Sheet6.I22:Sheet6.N31" chart:data-source-has-labels="both" svg:x="1.331cm" svg:y="0.223cm" svg:width="14.358cm" svg:height="7.983cm">
          <chartooo:coordinate-region svg:x="1.767cm" svg:y="0.422cm" svg:width="13.55cm" svg:height="7.137cm"/>
          <chart:axis chart:dimension="x" chart:name="primary-x" chart:style-name="ch4" chartooo:axis-type="auto">
            <chartooo:date-scale/>
            <chart:title svg:x="7.844cm" svg:y="8.429cm" chart:style-name="ch5">
              <text:p>Threads</text:p>
            </chart:title>
            <chart:categories table:cell-range-address="Sheet6.I23:Sheet6.I31"/>
          </chart:axis>
          <chart:axis chart:dimension="y" chart:name="primary-y" chart:style-name="ch4">
            <chart:title svg:x="0.451cm" svg:y="4.933cm" chart:style-name="ch6">
              <text:p>Speedup</text:p>
            </chart:title>
            <chart:grid chart:style-name="ch7" chart:class="major"/>
          </chart:axis>
          <chart:series chart:style-name="ch8" chart:values-cell-range-address="Sheet6.J23:Sheet6.J31" chart:label-cell-address="Sheet6.J22:Sheet6.J22" chart:class="chart:line">
            <chart:data-point chart:repeated="9"/>
          </chart:series>
          <chart:series chart:style-name="ch9" chart:values-cell-range-address="Sheet6.K23:Sheet6.K31" chart:label-cell-address="Sheet6.K22:Sheet6.K22" chart:class="chart:line">
            <chart:error-indicator chart:style-name="ch10" chart:dimension="y"/>
            <chart:data-point chart:repeated="9"/>
          </chart:series>
          <chart:series chart:style-name="ch11" chart:values-cell-range-address="Sheet6.L23:Sheet6.L31" chart:label-cell-address="Sheet6.L22:Sheet6.L22" chart:class="chart:line">
            <chart:error-indicator chart:style-name="ch12" chart:dimension="y"/>
            <chart:data-point chart:repeated="9"/>
          </chart:series>
          <chart:series chart:style-name="ch13" chart:values-cell-range-address="Sheet6.M23:Sheet6.M31" chart:label-cell-address="Sheet6.M22:Sheet6.M22" chart:class="chart:line">
            <chart:data-point chart:repeated="9"/>
          </chart:series>
          <chart:series chart:style-name="ch14" chart:values-cell-range-address="Sheet6.N23:Sheet6.N31" chart:label-cell-address="Sheet6.N22:Sheet6.N22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oretical</text:p>
                <draw:g>
                  <svg:desc>Sheet6.J22:Sheet6.J22</svg:desc>
                </draw:g>
              </table:table-cell>
              <table:table-cell office:value-type="string">
                <text:p>M1, 200 procs, 2000 cycles</text:p>
                <draw:g>
                  <svg:desc>Sheet6.K22:Sheet6.K2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M2, 200 procs, 2000 cycles</text:p>
                <draw:g>
                  <svg:desc>Sheet6.L22:Sheet6.L2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  <table:table-cell office:value-type="string">
                <text:p>M1, 2000 procs, 200 cycles</text:p>
                <draw:g>
                  <svg:desc>Sheet6.M22:Sheet6.M22</svg:desc>
                </draw:g>
              </table:table-cell>
              <table:table-cell office:value-type="string">
                <text:p>M2, 2000 procs, 200 cycles</text:p>
                <draw:g>
                  <svg:desc>Sheet6.N22:Sheet6.N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6.I23:Sheet6.I31</svg:desc>
                </draw:g>
              </table:table-cell>
              <table:table-cell office:value-type="float" office:value="1">
                <text:p>1</text:p>
                <draw:g>
                  <svg:desc>Sheet6.J23:Sheet6.J31</svg:desc>
                </draw:g>
              </table:table-cell>
              <table:table-cell office:value-type="float" office:value="1">
                <text:p>1</text:p>
                <draw:g>
                  <svg:desc>Sheet6.K23:Sheet6.K31</svg:desc>
                </draw:g>
              </table:table-cell>
              <table:table-cell office:value-type="float" office:value="0">
                <text:p>0</text:p>
                <draw:g>
                  <svg:desc>Sheet6.N13:Sheet6.N21</svg:desc>
                </draw:g>
              </table:table-cell>
              <table:table-cell office:value-type="float" office:value="0">
                <text:p>0</text:p>
                <draw:g>
                  <svg:desc>Sheet6.M13:Sheet6.M21</svg:desc>
                </draw:g>
              </table:table-cell>
              <table:table-cell office:value-type="float" office:value="1">
                <text:p>1</text:p>
                <draw:g>
                  <svg:desc>Sheet6.L23:Sheet6.L31</svg:desc>
                </draw:g>
              </table:table-cell>
              <table:table-cell office:value-type="float" office:value="0">
                <text:p>0</text:p>
                <draw:g>
                  <svg:desc>Sheet6.P13:Sheet6.P21</svg:desc>
                </draw:g>
              </table:table-cell>
              <table:table-cell office:value-type="float" office:value="0">
                <text:p>0</text:p>
                <draw:g>
                  <svg:desc>Sheet6.O13:Sheet6.O21</svg:desc>
                </draw:g>
              </table:table-cell>
              <table:table-cell office:value-type="float" office:value="1">
                <text:p>1</text:p>
                <draw:g>
                  <svg:desc>Sheet6.M23:Sheet6.M31</svg:desc>
                </draw:g>
              </table:table-cell>
              <table:table-cell office:value-type="float" office:value="1">
                <text:p>1</text:p>
                <draw:g>
                  <svg:desc>Sheet6.N23:Sheet6.N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.89576318124937">
                <text:p>1.89576318124937</text:p>
              </table:table-cell>
              <table:table-cell office:value-type="float" office:value="0.0213401065226244">
                <text:p>0.0213401065226244</text:p>
              </table:table-cell>
              <table:table-cell office:value-type="float" office:value="0.00987277762301719">
                <text:p>0.00987277762301719</text:p>
              </table:table-cell>
              <table:table-cell office:value-type="float" office:value="2.05292090033191">
                <text:p>2.05292090033191</text:p>
              </table:table-cell>
              <table:table-cell office:value-type="float" office:value="0.0327297740070245">
                <text:p>0.0327297740070245</text:p>
              </table:table-cell>
              <table:table-cell office:value-type="float" office:value="0.0587619194190352">
                <text:p>0.0587619194190352</text:p>
              </table:table-cell>
              <table:table-cell office:value-type="float" office:value="1.8695785386013">
                <text:p>1.8695785386013</text:p>
              </table:table-cell>
              <table:table-cell office:value-type="float" office:value="2.10025419269733">
                <text:p>2.100254192697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.50710935147004">
                <text:p>3.50710935147004</text:p>
              </table:table-cell>
              <table:table-cell office:value-type="float" office:value="0.0134544436283055">
                <text:p>0.0134544436283055</text:p>
              </table:table-cell>
              <table:table-cell office:value-type="float" office:value="0.012323355169034">
                <text:p>0.012323355169034</text:p>
              </table:table-cell>
              <table:table-cell office:value-type="float" office:value="4.02684358092882">
                <text:p>4.02684358092882</text:p>
              </table:table-cell>
              <table:table-cell office:value-type="float" office:value="0.0773034013033413">
                <text:p>0.0773034013033413</text:p>
              </table:table-cell>
              <table:table-cell office:value-type="float" office:value="0.11566892547089">
                <text:p>0.11566892547089</text:p>
              </table:table-cell>
              <table:table-cell office:value-type="float" office:value="3.43821496804019">
                <text:p>3.43821496804019</text:p>
              </table:table-cell>
              <table:table-cell office:value-type="float" office:value="4.07488885438055">
                <text:p>4.074888854380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.793792061783">
                <text:p>4.793792061783</text:p>
              </table:table-cell>
              <table:table-cell office:value-type="float" office:value="0.0649192447506275">
                <text:p>0.0649192447506275</text:p>
              </table:table-cell>
              <table:table-cell office:value-type="float" office:value="0.0384384694591855">
                <text:p>0.0384384694591855</text:p>
              </table:table-cell>
              <table:table-cell office:value-type="float" office:value="5.85966245434539">
                <text:p>5.85966245434539</text:p>
              </table:table-cell>
              <table:table-cell office:value-type="float" office:value="0.0574627960793777">
                <text:p>0.0574627960793777</text:p>
              </table:table-cell>
              <table:table-cell office:value-type="float" office:value="0.148686312841651">
                <text:p>0.148686312841651</text:p>
              </table:table-cell>
              <table:table-cell office:value-type="float" office:value="4.65656035039647">
                <text:p>4.65656035039647</text:p>
              </table:table-cell>
              <table:table-cell office:value-type="float" office:value="6.0767630851041">
                <text:p>6.076763085104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98629328296698">
                <text:p>5.98629328296698</text:p>
              </table:table-cell>
              <table:table-cell office:value-type="float" office:value="0.104319341121364">
                <text:p>0.104319341121364</text:p>
              </table:table-cell>
              <table:table-cell office:value-type="float" office:value="0.051675937724398">
                <text:p>0.051675937724398</text:p>
              </table:table-cell>
              <table:table-cell office:value-type="float" office:value="7.76847629773252">
                <text:p>7.76847629773252</text:p>
              </table:table-cell>
              <table:table-cell office:value-type="float" office:value="0.109458233293605">
                <text:p>0.109458233293605</text:p>
              </table:table-cell>
              <table:table-cell office:value-type="float" office:value="0.143352070294865">
                <text:p>0.143352070294865</text:p>
              </table:table-cell>
              <table:table-cell office:value-type="float" office:value="5.77932547444098">
                <text:p>5.77932547444098</text:p>
              </table:table-cell>
              <table:table-cell office:value-type="float" office:value="8.13737538475674">
                <text:p>8.1373753847567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627911221626">
                <text:p>7.07627911221626</text:p>
              </table:table-cell>
              <table:table-cell office:value-type="float" office:value="0.129440774247166">
                <text:p>0.129440774247166</text:p>
              </table:table-cell>
              <table:table-cell office:value-type="float" office:value="0.0724340650032662">
                <text:p>0.0724340650032662</text:p>
              </table:table-cell>
              <table:table-cell office:value-type="float" office:value="9.31464727640183">
                <text:p>9.31464727640183</text:p>
              </table:table-cell>
              <table:table-cell office:value-type="float" office:value="0.144921278389061">
                <text:p>0.144921278389061</text:p>
              </table:table-cell>
              <table:table-cell office:value-type="float" office:value="0.211318108623573">
                <text:p>0.211318108623573</text:p>
              </table:table-cell>
              <table:table-cell office:value-type="float" office:value="6.81334489724907">
                <text:p>6.81334489724907</text:p>
              </table:table-cell>
              <table:table-cell office:value-type="float" office:value="10.1789382946627">
                <text:p>10.17893829466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.36752979526012">
                <text:p>8.36752979526012</text:p>
              </table:table-cell>
              <table:table-cell office:value-type="float" office:value="0.0407948335296613">
                <text:p>0.0407948335296613</text:p>
              </table:table-cell>
              <table:table-cell office:value-type="float" office:value="0.0450148483941195">
                <text:p>0.0450148483941195</text:p>
              </table:table-cell>
              <table:table-cell office:value-type="float" office:value="8.43318904626822">
                <text:p>8.43318904626822</text:p>
              </table:table-cell>
              <table:table-cell office:value-type="float" office:value="0.323250143252462">
                <text:p>0.323250143252462</text:p>
              </table:table-cell>
              <table:table-cell office:value-type="float" office:value="0.230010667342691">
                <text:p>0.230010667342691</text:p>
              </table:table-cell>
              <table:table-cell office:value-type="float" office:value="8.17799304334817">
                <text:p>8.17799304334817</text:p>
              </table:table-cell>
              <table:table-cell office:value-type="float" office:value="11.5266852675848">
                <text:p>11.526685267584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47868590119913">
                <text:p>9.47868590119913</text:p>
              </table:table-cell>
              <table:table-cell office:value-type="float" office:value="0.121996486554123">
                <text:p>0.121996486554123</text:p>
              </table:table-cell>
              <table:table-cell office:value-type="float" office:value="0.116529209326082">
                <text:p>0.116529209326082</text:p>
              </table:table-cell>
              <table:table-cell office:value-type="float" office:value="10.8660903168659">
                <text:p>10.8660903168659</text:p>
              </table:table-cell>
              <table:table-cell office:value-type="float" office:value="0.2237399020011">
                <text:p>0.2237399020011</text:p>
              </table:table-cell>
              <table:table-cell office:value-type="float" office:value="0.269865752021563">
                <text:p>0.269865752021563</text:p>
              </table:table-cell>
              <table:table-cell office:value-type="float" office:value="9.34769287770399">
                <text:p>9.34769287770399</text:p>
              </table:table-cell>
              <table:table-cell office:value-type="float" office:value="13.1740128857114">
                <text:p>13.17401288571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0.7309176814692">
                <text:p>10.7309176814692</text:p>
              </table:table-cell>
              <table:table-cell office:value-type="float" office:value="0.115762289193814">
                <text:p>0.115762289193814</text:p>
              </table:table-cell>
              <table:table-cell office:value-type="float" office:value="0.147635987076363">
                <text:p>0.147635987076363</text:p>
              </table:table-cell>
              <table:table-cell office:value-type="float" office:value="9.97680127213061">
                <text:p>9.97680127213061</text:p>
              </table:table-cell>
              <table:table-cell office:value-type="float" office:value="0.18032539163687">
                <text:p>0.18032539163687</text:p>
              </table:table-cell>
              <table:table-cell office:value-type="float" office:value="0.342581536490993">
                <text:p>0.342581536490993</text:p>
              </table:table-cell>
              <table:table-cell office:value-type="float" office:value="10.5736000515813">
                <text:p>10.5736000515813</text:p>
              </table:table-cell>
              <table:table-cell office:value-type="float" office:value="15.7026817375887">
                <text:p>15.7026817375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Sheet7.B11:Sheet7.E15" chart:data-source-has-labels="both" svg:x="1.331cm" svg:y="0.18cm" svg:width="11.338cm" svg:height="7.659cm">
          <chartooo:coordinate-region svg:x="2.191cm" svg:y="0.379cm" svg:width="9.669cm" svg:height="6.813cm"/>
          <chart:axis chart:dimension="x" chart:name="primary-x" chart:style-name="ch4" chartooo:axis-type="auto">
            <chartooo:date-scale/>
            <chart:title svg:x="5.13cm" svg:y="8.019cm" chart:style-name="ch5">
              <text:p>Work (cycles, processes)</text:p>
            </chart:title>
            <chart:categories table:cell-range-address="Sheet7.B12:Sheet7.B15"/>
          </chart:axis>
          <chart:axis chart:dimension="y" chart:name="primary-y" chart:style-name="ch4">
            <chart:title svg:x="0.451cm" svg:y="4.662cm" chart:style-name="ch6">
              <text:p>Time (s)</text:p>
            </chart:title>
            <chart:grid chart:style-name="ch7" chart:class="major"/>
          </chart:axis>
          <chart:series chart:style-name="ch8" chart:values-cell-range-address="Sheet7.C12:Sheet7.C15" chart:label-cell-address="Sheet7.C11:Sheet7.C11" chart:class="chart:line">
            <chart:data-point chart:repeated="4"/>
          </chart:series>
          <chart:series chart:style-name="ch9" chart:values-cell-range-address="Sheet7.D12:Sheet7.D15" chart:label-cell-address="Sheet7.D11:Sheet7.D11" chart:class="chart:line">
            <chart:data-point chart:repeated="4"/>
          </chart:series>
          <chart:series chart:style-name="ch10" chart:values-cell-range-address="Sheet7.E12:Sheet7.E15" chart:label-cell-address="Sheet7.E11:Sheet7.E1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heet7.C11:Sheet7.C11</svg:desc>
                </draw:g>
              </table:table-cell>
              <table:table-cell office:value-type="string">
                <text:p>16 Threads</text:p>
                <draw:g>
                  <svg:desc>Sheet7.D11:Sheet7.D11</svg:desc>
                </draw:g>
              </table:table-cell>
              <table:table-cell office:value-type="string">
                <text:p>32 Threads</text:p>
                <draw:g>
                  <svg:desc>Sheet7.E11:Sheet7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(2000, 200)</text:p>
                <draw:g>
                  <svg:desc>Sheet7.B12:Sheet7.B15</svg:desc>
                </draw:g>
              </table:table-cell>
              <table:table-cell office:value-type="float" office:value="135.461">
                <text:p>135.461</text:p>
                <draw:g>
                  <svg:desc>Sheet7.C12:Sheet7.C15</svg:desc>
                </draw:g>
              </table:table-cell>
              <table:table-cell office:value-type="float" office:value="12.5039">
                <text:p>12.5039</text:p>
                <draw:g>
                  <svg:desc>Sheet7.D12:Sheet7.D15</svg:desc>
                </draw:g>
              </table:table-cell>
              <table:table-cell office:value-type="float" office:value="7.19028">
                <text:p>7.19028</text:p>
                <draw:g>
                  <svg:desc>Sheet7.E12:Sheet7.E15</svg:desc>
                </draw:g>
              </table:table-cell>
            </table:table-row>
            <table:table-row>
              <table:table-cell office:value-type="string">
                <text:p>(200,2000)</text:p>
              </table:table-cell>
              <table:table-cell office:value-type="float" office:value="131.535">
                <text:p>131.535</text:p>
              </table:table-cell>
              <table:table-cell office:value-type="float" office:value="12.436">
                <text:p>12.436</text:p>
              </table:table-cell>
              <table:table-cell office:value-type="float" office:value="6.57651">
                <text:p>6.57651</text:p>
              </table:table-cell>
            </table:table-row>
            <table:table-row>
              <table:table-cell office:value-type="string">
                <text:p>(300,3000)</text:p>
              </table:table-cell>
              <table:table-cell office:value-type="float" office:value="296.577">
                <text:p>296.577</text:p>
              </table:table-cell>
              <table:table-cell office:value-type="float" office:value="28.0169">
                <text:p>28.0169</text:p>
              </table:table-cell>
              <table:table-cell office:value-type="float" office:value="14.6904">
                <text:p>14.6904</text:p>
              </table:table-cell>
            </table:table-row>
            <table:table-row>
              <table:table-cell office:value-type="string">
                <text:p>(400,4000)</text:p>
              </table:table-cell>
              <table:table-cell office:value-type="float" office:value="524.196">
                <text:p>524.196</text:p>
              </table:table-cell>
              <table:table-cell office:value-type="float" office:value="49.3751">
                <text:p>49.3751</text:p>
              </table:table-cell>
              <table:table-cell office:value-type="float" office:value="25.9891">
                <text:p>25.989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9.76377964019775pt" style:font-size-asian="9.76377964019775pt" style:font-size-complex="9.76377964019775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link-data-style-to-source="true" chart:axis-position="0"/>
      <style:graphic-properties svg:stroke-color="#b3b3b3"/>
      <style:text-properties fo:font-size="9.76377964019775pt" style:font-size-asian="9.76377964019775pt" style:font-size-complex="9.76377964019775pt"/>
    </style:style>
    <style:style style:name="ch5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 dr3d:edge-rounding="5%"/>
      <style:text-properties fo:font-size="9.76377964019775pt" style:font-size-asian="9.76377964019775pt" style:font-size-complex="9.76377964019775pt"/>
    </style:style>
    <style:style style:name="ch9" style:family="chart" style:data-style-name="N0">
      <style:chart-properties chart:symbol-type="named-symbol" chart:symbol-name="diamond" chart:symbol-width="0.25cm" chart:symbol-height="0.25cm" chart:scale-text="true" chart:link-data-style-to-source="true"/>
      <style:graphic-properties svg:stroke-width="0.08cm" svg:stroke-color="#ff420e" draw:fill-color="#ff420e" dr3d:edge-rounding="5%"/>
      <style:text-properties fo:font-size="9.76377964019775pt" style:font-size-asian="9.76377964019775pt" style:font-size-complex="9.76377964019775pt"/>
    </style:style>
    <style:style style:name="ch10" style:family="chart" style:data-style-name="N0">
      <style:chart-properties chart:symbol-type="named-symbol" chart:symbol-name="arrow-down" chart:symbol-width="0.25cm" chart:symbol-height="0.25cm" chart:scale-text="true" chart:link-data-style-to-source="true"/>
      <style:graphic-properties svg:stroke-width="0.08cm" svg:stroke-color="#ffd320" draw:fill-color="#ffd320"/>
      <style:text-properties fo:font-size="9.76377964019775pt" style:font-size-asian="9.76377964019775pt" style:font-size-complex="9.76377964019775pt"/>
    </style:style>
    <style:style style:name="ch11" style:family="chart" style:data-style-name="N0">
      <style:chart-properties chart:symbol-type="named-symbol" chart:symbol-name="arrow-up" chart:symbol-width="0.25cm" chart:symbol-height="0.25cm" chart:scale-text="true" chart:link-data-style-to-source="true"/>
      <style:graphic-properties svg:stroke-width="0.08cm" svg:stroke-color="#579d1c" draw:fill-color="#579d1c"/>
      <style:text-properties fo:font-size="9.76377964019775pt" style:font-size-asian="9.76377964019775pt" style:font-size-complex="9.7637796401977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72cm" svg:height="13.88cm" xlink:href=".." xlink:type="simple" chart:class="chart:line" chart:style-name="ch1">
        <chart:legend chart:legend-position="bottom" svg:x="5.661cm" svg:y="12.599cm" style:legend-expansion="wide" chart:style-name="ch2"/>
        <chart:plot-area chart:style-name="ch3" table:cell-range-address="Sheet8.I14:Sheet8.M24" chart:data-source-has-labels="both" svg:x="1.452cm" svg:y="0.277cm" svg:width="20.179cm" svg:height="11.064cm">
          <chartooo:coordinate-region svg:x="2.073cm" svg:y="0.476cm" svg:width="19.371cm" svg:height="10.218cm"/>
          <chart:axis chart:dimension="x" chart:name="primary-x" chart:style-name="ch4" chartooo:axis-type="auto">
            <chartooo:date-scale/>
            <chart:title svg:x="10.875cm" svg:y="11.618cm" chart:style-name="ch5">
              <text:p>Threads</text:p>
            </chart:title>
            <chart:categories table:cell-range-address="Sheet8.I15:Sheet8.I24"/>
          </chart:axis>
          <chart:axis chart:dimension="y" chart:name="primary-y" chart:style-name="ch4">
            <chart:title svg:x="0.451cm" svg:y="6.528cm" chart:style-name="ch6">
              <text:p>Speedup</text:p>
            </chart:title>
            <chart:grid chart:style-name="ch7" chart:class="major"/>
          </chart:axis>
          <chart:series chart:style-name="ch8" chart:values-cell-range-address="Sheet8.J15:Sheet8.J24" chart:label-cell-address="Sheet8.J14:Sheet8.J14" chart:class="chart:line">
            <chart:data-point chart:repeated="10"/>
          </chart:series>
          <chart:series chart:style-name="ch9" chart:values-cell-range-address="Sheet8.K15:Sheet8.K24" chart:label-cell-address="Sheet8.K14:Sheet8.K14" chart:class="chart:line">
            <chart:data-point chart:repeated="10"/>
          </chart:series>
          <chart:series chart:style-name="ch10" chart:values-cell-range-address="Sheet8.L15:Sheet8.L24" chart:label-cell-address="Sheet8.L14:Sheet8.L14" chart:class="chart:line">
            <chart:data-point chart:repeated="10"/>
          </chart:series>
          <chart:series chart:style-name="ch11" chart:values-cell-range-address="Sheet8.M15:Sheet8.M24" chart:label-cell-address="Sheet8.M14:Sheet8.M14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1 2000 procsm 200 cycles</text:p>
                <draw:g>
                  <svg:desc>Sheet8.J14:Sheet8.J14</svg:desc>
                </draw:g>
              </table:table-cell>
              <table:table-cell office:value-type="string">
                <text:p>M2 2000 procs, 200 cycles</text:p>
                <draw:g>
                  <svg:desc>Sheet8.K14:Sheet8.K14</svg:desc>
                </draw:g>
              </table:table-cell>
              <table:table-cell office:value-type="string">
                <text:p>M1 200 procs, 2000 cycles</text:p>
                <draw:g>
                  <svg:desc>Sheet8.L14:Sheet8.L14</svg:desc>
                </draw:g>
              </table:table-cell>
              <table:table-cell office:value-type="string">
                <text:p>M2 200 procs, 2000 cycles</text:p>
                <draw:g>
                  <svg:desc>Sheet8.M14:Sheet8.M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8.I15:Sheet8.I24</svg:desc>
                </draw:g>
              </table:table-cell>
              <table:table-cell office:value-type="float" office:value="1">
                <text:p>1</text:p>
                <draw:g>
                  <svg:desc>Sheet8.J15:Sheet8.J24</svg:desc>
                </draw:g>
              </table:table-cell>
              <table:table-cell office:value-type="float" office:value="1">
                <text:p>1</text:p>
                <draw:g>
                  <svg:desc>Sheet8.K15:Sheet8.K24</svg:desc>
                </draw:g>
              </table:table-cell>
              <table:table-cell office:value-type="float" office:value="1">
                <text:p>1</text:p>
                <draw:g>
                  <svg:desc>Sheet8.L15:Sheet8.L24</svg:desc>
                </draw:g>
              </table:table-cell>
              <table:table-cell office:value-type="float" office:value="1">
                <text:p>1</text:p>
                <draw:g>
                  <svg:desc>Sheet8.M15:Sheet8.M2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891580401977">
                <text:p>1.891580401977</text:p>
              </table:table-cell>
              <table:table-cell office:value-type="float" office:value="1.26462287607596">
                <text:p>1.26462287607596</text:p>
              </table:table-cell>
              <table:table-cell office:value-type="float" office:value="1.9285000560634">
                <text:p>1.9285000560634</text:p>
              </table:table-cell>
              <table:table-cell office:value-type="float" office:value="1.24424704234982">
                <text:p>1.244247042349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9494601212059">
                <text:p>3.39494601212059</text:p>
              </table:table-cell>
              <table:table-cell office:value-type="float" office:value="2.52406651006258">
                <text:p>2.52406651006258</text:p>
              </table:table-cell>
              <table:table-cell office:value-type="float" office:value="3.51103435490626">
                <text:p>3.51103435490626</text:p>
              </table:table-cell>
              <table:table-cell office:value-type="float" office:value="2.52808954766968">
                <text:p>2.528089547669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69371644206623">
                <text:p>4.69371644206623</text:p>
              </table:table-cell>
              <table:table-cell office:value-type="float" office:value="3.78662483098983">
                <text:p>3.78662483098983</text:p>
              </table:table-cell>
              <table:table-cell office:value-type="float" office:value="4.85613767450553">
                <text:p>4.85613767450553</text:p>
              </table:table-cell>
              <table:table-cell office:value-type="float" office:value="3.78767979602968">
                <text:p>3.787679796029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83547805451714">
                <text:p>5.83547805451714</text:p>
              </table:table-cell>
              <table:table-cell office:value-type="float" office:value="5.0098549433797">
                <text:p>5.0098549433797</text:p>
              </table:table-cell>
              <table:table-cell office:value-type="float" office:value="6.13929750275599">
                <text:p>6.13929750275599</text:p>
              </table:table-cell>
              <table:table-cell office:value-type="float" office:value="4.96278043235833">
                <text:p>4.962780432358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95810935999085">
                <text:p>6.95810935999085</text:p>
              </table:table-cell>
              <table:table-cell office:value-type="float" office:value="6.21911481226346">
                <text:p>6.21911481226346</text:p>
              </table:table-cell>
              <table:table-cell office:value-type="float" office:value="7.43642958055915">
                <text:p>7.43642958055915</text:p>
              </table:table-cell>
              <table:table-cell office:value-type="float" office:value="6.09361157957275">
                <text:p>6.093611579572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30559299581517">
                <text:p>8.30559299581517</text:p>
              </table:table-cell>
              <table:table-cell office:value-type="float" office:value="7.55794013878584">
                <text:p>7.55794013878584</text:p>
              </table:table-cell>
              <table:table-cell office:value-type="float" office:value="8.7454909930212">
                <text:p>8.7454909930212</text:p>
              </table:table-cell>
              <table:table-cell office:value-type="float" office:value="7.41370635661283">
                <text:p>7.4137063566128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.56345105350558">
                <text:p>9.56345105350558</text:p>
              </table:table-cell>
              <table:table-cell office:value-type="float" office:value="8.7787559776786">
                <text:p>8.7787559776786</text:p>
              </table:table-cell>
              <table:table-cell office:value-type="float" office:value="10.2117336473429">
                <text:p>10.2117336473429</text:p>
              </table:table-cell>
              <table:table-cell office:value-type="float" office:value="8.21351940575849">
                <text:p>8.2135194057584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.910197555148">
                <text:p>10.910197555148</text:p>
              </table:table-cell>
              <table:table-cell office:value-type="float" office:value="9.92051003404696">
                <text:p>9.92051003404696</text:p>
              </table:table-cell>
              <table:table-cell office:value-type="float" office:value="11.3803685443344">
                <text:p>11.3803685443344</text:p>
              </table:table-cell>
              <table:table-cell office:value-type="float" office:value="9.47106597113705">
                <text:p>9.471065971137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.0256569306924">
                <text:p>20.0256569306924</text:p>
              </table:table-cell>
              <table:table-cell office:value-type="float" office:value="17.3270947513921">
                <text:p>17.3270947513921</text:p>
              </table:table-cell>
              <table:table-cell office:value-type="float" office:value="17.6046426383557">
                <text:p>17.6046426383557</text:p>
              </table:table-cell>
              <table:table-cell office:value-type="float" office:value="14.3084685236962">
                <text:p>14.30846852369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